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89" style:family="paragraph" style:parent-style-name="Standard">
      <style:text-properties style:font-name="PT Mono" fo:font-size="8pt" fo:font-style="normal" officeooo:rsid="014caf54" style:font-size-asian="8pt" style:font-style-asian="normal" style:font-size-complex="8pt" style:font-style-complex="normal"/>
    </style:style>
    <style:style style:name="P9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60"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d3d39" officeooo:paragraph-rsid="022a1f0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1e7f2e" officeooo:paragraph-rsid="021e7f2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48a58" officeooo:paragraph-rsid="02248a58"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5da9a" officeooo:paragraph-rsid="0245da9a" style:font-size-asian="8pt" style:font-style-asian="normal" style:font-weight-asian="bold" style:font-size-complex="8pt" style:font-style-complex="normal" style:font-weight-complex="bold"/>
    </style:style>
    <style:style style:name="P17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dcc93" officeooo:paragraph-rsid="024dcc93" style:font-size-asian="8pt" style:font-style-asian="normal" style:font-weight-asian="bold" style:font-size-complex="8pt" style:font-style-complex="normal" style:font-weight-complex="bold"/>
    </style:style>
    <style:style style:name="P18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7d6c8" officeooo:paragraph-rsid="0257d6c8" style:font-size-asian="8pt" style:font-style-asian="normal" style:font-weight-asian="bold" style:font-size-complex="8pt" style:font-style-complex="normal" style:font-weight-complex="bold"/>
    </style:style>
    <style:style style:name="P18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bfe00" officeooo:paragraph-rsid="025bfe00" style:font-size-asian="8pt" style:font-style-asian="normal" style:font-weight-asian="bold" style:font-size-complex="8pt" style:font-style-complex="normal" style:font-weight-complex="bold"/>
    </style:style>
    <style:style style:name="P18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cd2e3" officeooo:paragraph-rsid="025cd2e3" style:font-size-asian="8pt" style:font-style-asian="normal" style:font-weight-asian="bold" style:font-size-complex="8pt" style:font-style-complex="normal" style:font-weight-complex="bold"/>
    </style:style>
    <style:style style:name="P18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f9a35" officeooo:paragraph-rsid="025f9a35" style:font-size-asian="8pt" style:font-style-asian="normal" style:font-weight-asian="bold" style:font-size-complex="8pt" style:font-style-complex="normal" style:font-weight-complex="bold"/>
    </style:style>
    <style:style style:name="P18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6b1483" officeooo:paragraph-rsid="026b1483" style:font-size-asian="8pt" style:font-style-asian="normal" style:font-weight-asian="bold" style:font-size-complex="8pt" style:font-style-complex="normal" style:font-weight-complex="bold"/>
    </style:style>
    <style:style style:name="P185"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86"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87"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88"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89"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0"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1"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2"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3"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94"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95"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6"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7"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8"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99"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0"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201"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2"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3"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4"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205"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07"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08"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09"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12"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13"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4"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5"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6"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7"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18"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19"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0"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1"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2"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3" style:family="paragraph" style:parent-style-name="Standard">
      <style:paragraph-properties fo:text-align="start" style:justify-single-word="false"/>
      <style:text-properties style:font-name="PT Mono" fo:font-size="8pt" fo:font-style="normal" fo:font-weight="normal" officeooo:rsid="0197b448" officeooo:paragraph-rsid="0197b448" style:font-size-asian="8pt" style:font-style-asian="normal" style:font-weight-asian="normal" style:font-size-complex="8pt" style:font-style-complex="normal" style:font-weight-complex="normal"/>
    </style:style>
    <style:style style:name="P224" style:family="paragraph" style:parent-style-name="Standard">
      <style:paragraph-properties fo:text-align="start" style:justify-single-word="false"/>
      <style:text-properties style:font-name="PT Mono" fo:font-size="8pt" fo:font-style="normal" fo:font-weight="normal" officeooo:rsid="019dbc38" officeooo:paragraph-rsid="019dbc38" style:font-size-asian="8pt" style:font-style-asian="normal" style:font-weight-asian="normal" style:font-size-complex="8pt" style:font-style-complex="normal" style:font-weight-complex="normal"/>
    </style:style>
    <style:style style:name="P225" style:family="paragraph" style:parent-style-name="Standard">
      <style:paragraph-properties fo:text-align="start"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6" style:family="paragraph" style:parent-style-name="Standard">
      <style:paragraph-properties fo:text-align="center"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7" style:family="paragraph" style:parent-style-name="Standard">
      <style:paragraph-properties fo:text-align="center" style:justify-single-word="false" fo:break-before="page"/>
      <style:text-properties style:font-name="PT Mono" fo:font-size="8pt" fo:font-style="normal" fo:font-weight="normal" officeooo:rsid="01a27e9f" officeooo:paragraph-rsid="01a67f61" style:font-size-asian="8pt" style:font-style-asian="normal" style:font-weight-asian="normal" style:font-size-complex="8pt" style:font-style-complex="normal" style:font-weight-complex="normal"/>
    </style:style>
    <style:style style:name="P228" style:family="paragraph" style:parent-style-name="Standard">
      <style:paragraph-properties fo:text-align="start" style:justify-single-word="false"/>
      <style:text-properties style:font-name="PT Mono" fo:font-size="8pt" fo:font-style="normal" fo:font-weight="normal" officeooo:rsid="01a4a1a7" officeooo:paragraph-rsid="01a27e9f" style:font-size-asian="8pt" style:font-style-asian="normal" style:font-weight-asian="normal" style:font-size-complex="8pt" style:font-style-complex="normal" style:font-weight-complex="normal"/>
    </style:style>
    <style:style style:name="P22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aca4cf" officeooo:paragraph-rsid="01ab17fa" style:font-size-asian="8pt" style:font-style-asian="normal" style:font-weight-asian="normal" style:font-size-complex="8pt" style:font-style-complex="normal" style:font-weight-complex="normal"/>
    </style:style>
    <style:style style:name="P23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38f6a" officeooo:paragraph-rsid="01b20f00" style:font-size-asian="8pt" style:font-style-asian="normal" style:font-weight-asian="normal" style:font-size-complex="8pt" style:font-style-complex="normal" style:font-weight-complex="normal"/>
    </style:style>
    <style:style style:name="P23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99897" officeooo:paragraph-rsid="01b40450" style:font-size-asian="8pt" style:font-style-asian="normal" style:font-weight-asian="normal" style:font-size-complex="8pt" style:font-style-complex="normal" style:font-weight-complex="normal"/>
    </style:style>
    <style:style style:name="P23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3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d8706" officeooo:paragraph-rsid="01bd8706" style:font-size-asian="8pt" style:font-style-asian="normal" style:font-weight-asian="normal" style:font-size-complex="8pt" style:font-style-complex="normal" style:font-weight-complex="normal"/>
    </style:style>
    <style:style style:name="P2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020e2" officeooo:paragraph-rsid="01c020e2" style:font-size-asian="8pt" style:font-style-asian="normal" style:font-weight-asian="normal" style:font-size-complex="8pt" style:font-style-complex="normal" style:font-weight-complex="normal"/>
    </style:style>
    <style:style style:name="P24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85b6" officeooo:paragraph-rsid="01c585b6" style:font-size-asian="8pt" style:font-style-asian="normal" style:font-weight-asian="normal" style:font-size-complex="8pt" style:font-style-complex="normal" style:font-weight-complex="normal"/>
    </style:style>
    <style:style style:name="P24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32f5" officeooo:paragraph-rsid="01c532f5" style:font-size-asian="8pt" style:font-style-asian="normal" style:font-weight-asian="normal" style:font-size-complex="8pt" style:font-style-complex="normal" style:font-weight-complex="normal"/>
    </style:style>
    <style:style style:name="P24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ba5c1" officeooo:paragraph-rsid="01cba5c1" style:font-size-asian="8pt" style:font-style-asian="normal" style:font-weight-asian="normal" style:font-size-complex="8pt" style:font-style-complex="normal" style:font-weight-complex="normal"/>
    </style:style>
    <style:style style:name="P24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346a8" style:font-size-asian="8pt" style:font-style-asian="normal" style:font-weight-asian="normal" style:font-size-complex="8pt" style:font-style-complex="normal" style:font-weight-complex="normal"/>
    </style:style>
    <style:style style:name="P24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58561" style:font-size-asian="8pt" style:font-style-asian="normal" style:font-weight-asian="normal" style:font-size-complex="8pt" style:font-style-complex="normal" style:font-weight-complex="normal"/>
    </style:style>
    <style:style style:name="P24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48515" officeooo:paragraph-rsid="01d346a8" style:font-size-asian="8pt" style:font-style-asian="normal" style:font-weight-asian="normal" style:font-size-complex="8pt" style:font-style-complex="normal" style:font-weight-complex="normal"/>
    </style:style>
    <style:style style:name="P24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99d71" officeooo:paragraph-rsid="01dba3a1" style:font-size-asian="8pt" style:font-style-asian="normal" style:font-weight-asian="normal" style:font-size-complex="8pt" style:font-style-complex="normal" style:font-weight-complex="normal"/>
    </style:style>
    <style:style style:name="P24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b2bde" officeooo:paragraph-rsid="01dba3a1" style:font-size-asian="8pt" style:font-style-asian="normal" style:font-weight-asian="normal" style:font-size-complex="8pt" style:font-style-complex="normal" style:font-weight-complex="normal"/>
    </style:style>
    <style:style style:name="P24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b7eb9" officeooo:paragraph-rsid="01e04a53" style:font-size-asian="8pt" style:font-style-asian="normal" style:font-weight-asian="normal" style:font-size-complex="8pt" style:font-style-complex="normal" style:font-weight-complex="normal"/>
    </style:style>
    <style:style style:name="P24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3e0ae" officeooo:paragraph-rsid="01e314cf" style:font-size-asian="8pt" style:font-style-asian="normal" style:font-weight-asian="normal" style:font-size-complex="8pt" style:font-style-complex="normal" style:font-weight-complex="normal"/>
    </style:style>
    <style:style style:name="P25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7e7e" officeooo:paragraph-rsid="01e97e7e" style:font-size-asian="8pt" style:font-style-asian="normal" style:font-weight-asian="normal" style:font-size-complex="8pt" style:font-style-complex="normal" style:font-weight-complex="normal"/>
    </style:style>
    <style:style style:name="P25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89fd" officeooo:paragraph-rsid="01e97e7e" style:font-size-asian="8pt" style:font-style-asian="normal" style:font-weight-asian="normal" style:font-size-complex="8pt" style:font-style-complex="normal" style:font-weight-complex="normal"/>
    </style:style>
    <style:style style:name="P25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5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5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0195f" officeooo:paragraph-rsid="01efbd68" style:font-size-asian="8pt" style:font-style-asian="normal" style:font-weight-asian="normal" style:font-size-complex="8pt" style:font-style-complex="normal" style:font-weight-complex="normal"/>
    </style:style>
    <style:style style:name="P25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43c9a" officeooo:paragraph-rsid="01efbd68" style:font-size-asian="8pt" style:font-style-asian="normal" style:font-weight-asian="normal" style:font-size-complex="8pt" style:font-style-complex="normal" style:font-weight-complex="normal"/>
    </style:style>
    <style:style style:name="P26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9ad4f" officeooo:paragraph-rsid="01f7ea67" style:font-size-asian="8pt" style:font-style-asian="normal" style:font-weight-asian="normal" style:font-size-complex="8pt" style:font-style-complex="normal" style:font-weight-complex="normal"/>
    </style:style>
    <style:style style:name="P26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a2035" style:font-size-asian="8pt" style:font-style-asian="normal" style:font-weight-asian="normal" style:font-size-complex="8pt" style:font-style-complex="normal" style:font-weight-complex="normal"/>
    </style:style>
    <style:style style:name="P26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f1ee7" style:font-size-asian="8pt" style:font-style-asian="normal" style:font-weight-asian="normal" style:font-size-complex="8pt" style:font-style-complex="normal" style:font-weight-complex="normal"/>
    </style:style>
    <style:style style:name="P26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b1d63" officeooo:paragraph-rsid="01fa2035" style:font-size-asian="8pt" style:font-style-asian="normal" style:font-weight-asian="normal" style:font-size-complex="8pt" style:font-style-complex="normal" style:font-weight-complex="normal"/>
    </style:style>
    <style:style style:name="P26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01908" officeooo:paragraph-rsid="01fd0ece" style:font-size-asian="8pt" style:font-style-asian="normal" style:font-weight-asian="normal" style:font-size-complex="8pt" style:font-style-complex="normal" style:font-weight-complex="normal"/>
    </style:style>
    <style:style style:name="P26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05b79" officeooo:paragraph-rsid="02005b79" style:font-size-asian="8pt" style:font-style-asian="normal" style:font-weight-asian="normal" style:font-size-complex="8pt" style:font-style-complex="normal" style:font-weight-complex="normal"/>
    </style:style>
    <style:style style:name="P26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6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6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714ee" officeooo:paragraph-rsid="0206844e" style:font-size-asian="8pt" style:font-style-asian="normal" style:font-weight-asian="normal" style:font-size-complex="8pt" style:font-style-complex="normal" style:font-weight-complex="normal"/>
    </style:style>
    <style:style style:name="P26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e99cf" officeooo:paragraph-rsid="020e99cf" style:font-size-asian="8pt" style:font-style-asian="normal" style:font-weight-asian="normal" style:font-size-complex="8pt" style:font-style-complex="normal" style:font-weight-complex="normal"/>
    </style:style>
    <style:style style:name="P27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f7b6f" officeooo:paragraph-rsid="020f7b6f" style:font-size-asian="8pt" style:font-style-asian="normal" style:font-weight-asian="normal" style:font-size-complex="8pt" style:font-style-complex="normal" style:font-weight-complex="normal"/>
    </style:style>
    <style:style style:name="P27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7928a" officeooo:paragraph-rsid="0217928a" style:font-size-asian="8pt" style:font-style-asian="normal" style:font-weight-asian="normal" style:font-size-complex="8pt" style:font-style-complex="normal" style:font-weight-complex="normal"/>
    </style:style>
    <style:style style:name="P27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9f322" style:font-size-asian="8pt" style:font-style-asian="normal" style:font-weight-asian="normal" style:font-size-complex="8pt" style:font-style-complex="normal" style:font-weight-complex="normal"/>
    </style:style>
    <style:style style:name="P27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a67cc" style:font-size-asian="8pt" style:font-style-asian="normal" style:font-weight-asian="normal" style:font-size-complex="8pt" style:font-style-complex="normal" style:font-weight-complex="normal"/>
    </style:style>
    <style:style style:name="P27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7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7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d317b" officeooo:paragraph-rsid="021d317b" style:font-size-asian="8pt" style:font-style-asian="normal" style:font-weight-asian="normal" style:font-size-complex="8pt" style:font-style-complex="normal" style:font-weight-complex="normal"/>
    </style:style>
    <style:style style:name="P27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e7f2e" officeooo:paragraph-rsid="021d317b" style:font-size-asian="8pt" style:font-style-asian="normal" style:font-weight-asian="normal" style:font-size-complex="8pt" style:font-style-complex="normal" style:font-weight-complex="normal"/>
    </style:style>
    <style:style style:name="P28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254b35" style:font-size-asian="8pt" style:font-style-asian="normal" style:font-weight-asian="normal" style:font-size-complex="8pt" style:font-style-complex="normal" style:font-weight-complex="normal"/>
    </style:style>
    <style:style style:name="P28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2c554" officeooo:paragraph-rsid="0222c554" style:font-size-asian="8pt" style:font-style-asian="normal" style:font-weight-asian="normal" style:font-size-complex="8pt" style:font-style-complex="normal" style:font-weight-complex="normal"/>
    </style:style>
    <style:style style:name="P28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54b35" officeooo:paragraph-rsid="02248a58" style:font-size-asian="8pt" style:font-style-asian="normal" style:font-weight-asian="normal" style:font-size-complex="8pt" style:font-style-complex="normal" style:font-weight-complex="normal"/>
    </style:style>
    <style:style style:name="P28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6b1ab" officeooo:paragraph-rsid="0226b1ab" style:font-size-asian="8pt" style:font-style-asian="normal" style:font-weight-asian="normal" style:font-size-complex="8pt" style:font-style-complex="normal" style:font-weight-complex="normal"/>
    </style:style>
    <style:style style:name="P28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8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8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8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d3d39" officeooo:paragraph-rsid="022d3d39" style:font-size-asian="8pt" style:font-style-asian="normal" style:font-weight-asian="normal" style:font-size-complex="8pt" style:font-style-complex="normal" style:font-weight-complex="normal"/>
    </style:style>
    <style:style style:name="P29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bcb11" officeooo:paragraph-rsid="022a1f07" style:font-size-asian="8pt" style:font-style-asian="normal" style:font-weight-asian="normal" style:font-size-complex="8pt" style:font-style-complex="normal" style:font-weight-complex="normal"/>
    </style:style>
    <style:style style:name="P29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e2176" style:font-size-asian="8pt" style:font-style-asian="normal" style:font-weight-asian="normal" style:font-size-complex="8pt" style:font-style-complex="normal" style:font-weight-complex="normal"/>
    </style:style>
    <style:style style:name="P29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fed40" style:font-size-asian="8pt" style:font-style-asian="normal" style:font-weight-asian="normal" style:font-size-complex="8pt" style:font-style-complex="normal" style:font-weight-complex="normal"/>
    </style:style>
    <style:style style:name="P29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1ee89" officeooo:paragraph-rsid="0231ee89" style:font-size-asian="8pt" style:font-style-asian="normal" style:font-weight-asian="normal" style:font-size-complex="8pt" style:font-style-complex="normal" style:font-weight-complex="normal"/>
    </style:style>
    <style:style style:name="P29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9e100" officeooo:paragraph-rsid="0239e100" style:font-size-asian="8pt" style:font-style-asian="normal" style:font-weight-asian="normal" style:font-size-complex="8pt" style:font-style-complex="normal" style:font-weight-complex="normal"/>
    </style:style>
    <style:style style:name="P29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29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bf7e6" officeooo:paragraph-rsid="023bf7e6" style:font-size-asian="8pt" style:font-style-asian="normal" style:font-weight-asian="normal" style:font-size-complex="8pt" style:font-style-complex="normal" style:font-weight-complex="normal"/>
    </style:style>
    <style:style style:name="P30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e8ed4" officeooo:paragraph-rsid="023e8ed4" style:font-size-asian="8pt" style:font-style-asian="normal" style:font-weight-asian="normal" style:font-size-complex="8pt" style:font-style-complex="normal" style:font-weight-complex="normal"/>
    </style:style>
    <style:style style:name="P30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44722f" style:font-size-asian="8pt" style:font-style-asian="normal" style:font-weight-asian="normal" style:font-size-complex="8pt" style:font-style-complex="normal" style:font-weight-complex="normal"/>
    </style:style>
    <style:style style:name="P30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4722f" style:font-size-asian="8pt" style:font-style-asian="normal" style:font-weight-asian="normal" style:font-size-complex="8pt" style:font-style-complex="normal" style:font-weight-complex="normal"/>
    </style:style>
    <style:style style:name="P30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0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6c8ac" officeooo:paragraph-rsid="0246c8ac" style:font-size-asian="8pt" style:font-style-asian="normal" style:font-weight-asian="normal" style:font-size-complex="8pt" style:font-style-complex="normal" style:font-weight-complex="normal"/>
    </style:style>
    <style:style style:name="P31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83c21" officeooo:paragraph-rsid="0246c8ac" style:font-size-asian="8pt" style:font-style-asian="normal" style:font-weight-asian="normal" style:font-size-complex="8pt" style:font-style-complex="normal" style:font-weight-complex="normal"/>
    </style:style>
    <style:style style:name="P31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9e210" officeooo:paragraph-rsid="0249e210" style:font-size-asian="8pt" style:font-style-asian="normal" style:font-weight-asian="normal" style:font-size-complex="8pt" style:font-style-complex="normal" style:font-weight-complex="normal"/>
    </style:style>
    <style:style style:name="P31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cd5b0" officeooo:paragraph-rsid="0249e210" style:font-size-asian="8pt" style:font-style-asian="normal" style:font-weight-asian="normal" style:font-size-complex="8pt" style:font-style-complex="normal" style:font-weight-complex="normal"/>
    </style:style>
    <style:style style:name="P31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4dcc93" style:font-size-asian="8pt" style:font-style-asian="normal" style:font-weight-asian="normal" style:font-size-complex="8pt" style:font-style-complex="normal" style:font-weight-complex="normal"/>
    </style:style>
    <style:style style:name="P31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50f364" style:font-size-asian="8pt" style:font-style-asian="normal" style:font-weight-asian="normal" style:font-size-complex="8pt" style:font-style-complex="normal" style:font-weight-complex="normal"/>
    </style:style>
    <style:style style:name="P31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2943a" officeooo:paragraph-rsid="024dcc93" style:font-size-asian="8pt" style:font-style-asian="normal" style:font-weight-asian="normal" style:font-size-complex="8pt" style:font-style-complex="normal" style:font-weight-complex="normal"/>
    </style:style>
    <style:style style:name="P31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5610a" officeooo:paragraph-rsid="02538ead" style:font-size-asian="8pt" style:font-style-asian="normal" style:font-weight-asian="normal" style:font-size-complex="8pt" style:font-style-complex="normal" style:font-weight-complex="normal"/>
    </style:style>
    <style:style style:name="P31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5350" officeooo:paragraph-rsid="02575350" style:font-size-asian="8pt" style:font-style-asian="normal" style:font-weight-asian="normal" style:font-size-complex="8pt" style:font-style-complex="normal" style:font-weight-complex="normal"/>
    </style:style>
    <style:style style:name="P31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bfe00" officeooo:paragraph-rsid="025a1b3d" style:font-size-asian="8pt" style:font-style-asian="normal" style:font-weight-asian="normal" style:font-size-complex="8pt" style:font-style-complex="normal" style:font-weight-complex="normal"/>
    </style:style>
    <style:style style:name="P32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cd2e3" officeooo:paragraph-rsid="025cd2e3" style:font-size-asian="8pt" style:font-style-asian="normal" style:font-weight-asian="normal" style:font-size-complex="8pt" style:font-style-complex="normal" style:font-weight-complex="normal"/>
    </style:style>
    <style:style style:name="P32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dc7e1" officeooo:paragraph-rsid="025dc7e1" style:font-size-asian="8pt" style:font-style-asian="normal" style:font-weight-asian="normal" style:font-size-complex="8pt" style:font-style-complex="normal" style:font-weight-complex="normal"/>
    </style:style>
    <style:style style:name="P32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691a99" officeooo:paragraph-rsid="025f9a35" style:font-size-asian="8pt" style:font-style-asian="normal" style:font-weight-asian="normal" style:font-size-complex="8pt" style:font-style-complex="normal" style:font-weight-complex="normal"/>
    </style:style>
    <style:style style:name="P32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8fd86" officeooo:paragraph-rsid="02871ee0" style:font-size-asian="8pt" style:font-style-asian="normal" style:font-weight-asian="normal" style:font-size-complex="8pt" style:font-style-complex="normal" style:font-weight-complex="normal"/>
    </style:style>
    <style:style style:name="P32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2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28"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329"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330"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331"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332"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333"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334"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335"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36"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37"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338"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339"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40"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41"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342"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343"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344"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5"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6"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7"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348"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349"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350"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351"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352"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353"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354"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355"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356"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357"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358"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359"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60"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61"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362"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363"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4"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365"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6"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7"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8"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69"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70"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371"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72"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373"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74" style:family="paragraph" style:parent-style-name="Standard">
      <style:paragraph-properties fo:text-align="start" style:justify-single-word="false"/>
      <style:text-properties style:font-name="PT Mono" fo:font-size="8pt" fo:font-style="italic" fo:font-weight="normal" officeooo:rsid="01a7cad0" officeooo:paragraph-rsid="01a7cad0" style:font-size-asian="8pt" style:font-style-asian="italic" style:font-weight-asian="normal" style:font-size-complex="8pt" style:font-style-complex="italic" style:font-weight-complex="normal"/>
    </style:style>
    <style:style style:name="P375"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1a9b13e" officeooo:paragraph-rsid="01a9b13e" style:font-size-asian="8pt" style:font-style-asian="italic" style:font-weight-asian="normal" style:font-size-complex="8pt" style:font-style-complex="italic" style:font-weight-complex="normal"/>
    </style:style>
    <style:style style:name="P376"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77"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78"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302a49" style:font-size-asian="8pt" style:font-style-asian="italic" style:font-weight-asian="normal" style:font-size-complex="8pt" style:font-style-complex="italic" style:font-weight-complex="normal"/>
    </style:style>
    <style:style style:name="P379"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80" style:family="paragraph" style:parent-style-name="Standard">
      <style:paragraph-properties fo:margin-left="0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81"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82"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83"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84"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85"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86"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051c7" officeooo:paragraph-rsid="023f54e2" style:font-size-asian="8pt" style:font-style-asian="italic" style:font-weight-asian="normal" style:font-size-complex="8pt" style:font-style-complex="italic" style:font-weight-complex="normal"/>
    </style:style>
    <style:style style:name="P387"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388"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389"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390"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391"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392"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393"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394"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395"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396"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397"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398"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399"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00"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01"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02"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03"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404"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405"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6"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7"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8"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409"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410"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411"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12"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413"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14"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5"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6"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7"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418"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419"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20"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421"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22"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423"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424"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425"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426"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427"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428"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29"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30"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431" style:family="paragraph" style:parent-style-name="Standard">
      <style:paragraph-properties fo:margin-left="0in" fo:text-align="center" style:justify-single-word="false" fo:text-indent="0in" style:auto-text-indent="false"/>
      <style:text-properties style:font-name="PT Mono" fo:font-size="8pt" fo:font-weight="normal" officeooo:rsid="020d7a95" officeooo:paragraph-rsid="020a15ac" style:font-size-asian="8pt" style:font-weight-asian="normal" style:font-size-complex="8pt" style:font-weight-complex="normal"/>
    </style:style>
    <style:style style:name="P432" style:family="paragraph" style:parent-style-name="Standard">
      <style:paragraph-properties fo:margin-left="0in" fo:text-align="start" style:justify-single-word="false" fo:text-indent="0in" style:auto-text-indent="false"/>
      <style:text-properties style:font-name="PT Mono" fo:font-size="8pt" fo:font-weight="normal" officeooo:rsid="020e99cf" officeooo:paragraph-rsid="020e99cf" style:font-size-asian="8pt" style:font-weight-asian="normal" style:font-size-complex="8pt" style:font-weight-complex="normal"/>
    </style:style>
    <style:style style:name="P433" style:family="paragraph" style:parent-style-name="Standard">
      <style:paragraph-properties fo:margin-left="0in" fo:text-align="start" style:justify-single-word="false" fo:text-indent="0in" style:auto-text-indent="false"/>
      <style:text-properties officeooo:paragraph-rsid="0244722f"/>
    </style:style>
    <style:style style:name="P434" style:family="paragraph" style:parent-style-name="Standard">
      <style:paragraph-properties fo:text-align="start" style:justify-single-word="false"/>
      <style:text-properties officeooo:rsid="0197b448" officeooo:paragraph-rsid="0197b448"/>
    </style:style>
    <style:style style:name="P435"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436"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437"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438"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439"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440" style:family="paragraph" style:parent-style-name="Standard">
      <style:paragraph-properties fo:margin-left="0in" fo:text-align="start" style:justify-single-word="false" fo:text-indent="0in" style:auto-text-indent="false"/>
      <style:text-properties fo:font-weight="bold" officeooo:rsid="024dcc93" officeooo:paragraph-rsid="024dcc93" style:font-weight-asian="bold" style:font-weight-complex="bold"/>
    </style:style>
    <style:style style:name="P441" style:family="paragraph" style:parent-style-name="Standard">
      <style:paragraph-properties fo:margin-left="0.4925in" fo:text-align="start" style:justify-single-word="false" fo:text-indent="0in" style:auto-text-indent="false"/>
      <style:text-properties fo:font-style="italic" fo:font-weight="bold" officeooo:rsid="024dcc93" officeooo:paragraph-rsid="024dcc93" style:font-style-asian="italic" style:font-weight-asian="bold" style:font-style-complex="italic" style:font-weight-complex="bold"/>
    </style:style>
    <style:style style:name="P442" style:family="paragraph" style:parent-style-name="Standard">
      <style:paragraph-properties fo:margin-left="0in" fo:text-align="start"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43" style:family="paragraph" style:parent-style-name="Standard">
      <style:paragraph-properties fo:margin-left="0in" fo:text-align="start" style:justify-single-word="false" fo:text-indent="0in" style:auto-text-indent="false"/>
      <style:text-properties fo:font-style="normal" fo:font-weight="bold" officeooo:rsid="024dcc93" officeooo:paragraph-rsid="0250f364" style:font-style-asian="normal" style:font-weight-asian="bold" style:font-style-complex="normal" style:font-weight-complex="bold"/>
    </style:style>
    <style:style style:name="P444" style:family="paragraph" style:parent-style-name="Standard">
      <style:paragraph-properties fo:margin-left="0in" fo:text-align="start" style:justify-single-word="false" fo:text-indent="0in" style:auto-text-indent="false"/>
      <style:text-properties fo:font-style="normal" fo:font-weight="bold" officeooo:rsid="02538ead" officeooo:paragraph-rsid="02538ead" style:font-style-asian="normal" style:font-weight-asian="bold" style:font-style-complex="normal" style:font-weight-complex="bold"/>
    </style:style>
    <style:style style:name="P445" style:family="paragraph" style:parent-style-name="Standard">
      <style:paragraph-properties fo:margin-left="0in" fo:text-align="start" style:justify-single-word="false" fo:text-indent="0in" style:auto-text-indent="false" fo:break-before="page"/>
      <style:text-properties fo:font-style="normal" fo:font-weight="bold" officeooo:rsid="02575350" officeooo:paragraph-rsid="02575350" style:font-style-asian="normal" style:font-weight-asian="bold" style:font-style-complex="normal" style:font-weight-complex="bold"/>
    </style:style>
    <style:style style:name="P446" style:family="paragraph" style:parent-style-name="Standard">
      <style:paragraph-properties fo:margin-left="0in" fo:text-align="start"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47" style:family="paragraph" style:parent-style-name="Standard">
      <style:paragraph-properties fo:margin-left="0in" fo:text-align="center"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48" style:family="paragraph" style:parent-style-name="Standard">
      <style:paragraph-properties fo:margin-left="0in" fo:text-align="start" style:justify-single-word="false" fo:text-indent="0in" style:auto-text-indent="false"/>
      <style:text-properties fo:font-style="normal" fo:font-weight="bold" officeooo:rsid="0257d6c8" officeooo:paragraph-rsid="0257d6c8" style:font-style-asian="normal" style:font-weight-asian="bold" style:font-style-complex="normal" style:font-weight-complex="bold"/>
    </style:style>
    <style:style style:name="P449" style:family="paragraph" style:parent-style-name="Standard">
      <style:paragraph-properties fo:margin-left="0in" fo:text-align="start" style:justify-single-word="false" fo:text-indent="0in" style:auto-text-indent="false"/>
      <style:text-properties fo:font-style="normal" fo:font-weight="bold" officeooo:rsid="025a1b3d" officeooo:paragraph-rsid="025a1b3d" style:font-style-asian="normal" style:font-weight-asian="bold" style:font-style-complex="normal" style:font-weight-complex="bold"/>
    </style:style>
    <style:style style:name="P450" style:family="paragraph" style:parent-style-name="Standard">
      <style:paragraph-properties fo:margin-left="0in" fo:text-align="start" style:justify-single-word="false" fo:text-indent="0in" style:auto-text-indent="false"/>
      <style:text-properties fo:font-style="normal" fo:font-weight="bold" officeooo:rsid="025bfe00" officeooo:paragraph-rsid="025bfe00" style:font-style-asian="normal" style:font-weight-asian="bold" style:font-style-complex="normal" style:font-weight-complex="bold"/>
    </style:style>
    <style:style style:name="P451" style:family="paragraph" style:parent-style-name="Standard">
      <style:paragraph-properties fo:margin-left="0in" fo:text-align="start" style:justify-single-word="false" fo:text-indent="0in" style:auto-text-indent="false"/>
      <style:text-properties fo:font-style="normal" fo:font-weight="bold" officeooo:rsid="025cd2e3" officeooo:paragraph-rsid="025cd2e3" style:font-style-asian="normal" style:font-weight-asian="bold" style:font-style-complex="normal" style:font-weight-complex="bold"/>
    </style:style>
    <style:style style:name="P452" style:family="paragraph" style:parent-style-name="Standard">
      <style:paragraph-properties fo:margin-left="0in" fo:text-align="start"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453" style:family="paragraph" style:parent-style-name="Standard">
      <style:paragraph-properties fo:margin-left="0in" fo:text-align="start" style:justify-single-word="false" fo:text-indent="0in" style:auto-text-indent="false"/>
      <style:text-properties fo:font-style="normal" fo:font-weight="bold" officeooo:rsid="026abf70" officeooo:paragraph-rsid="026abf70" style:font-style-asian="normal" style:font-weight-asian="bold" style:font-style-complex="normal" style:font-weight-complex="bold"/>
    </style:style>
    <style:style style:name="P454"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455" style:family="paragraph" style:parent-style-name="Standard">
      <style:paragraph-properties fo:margin-left="0in" fo:text-align="start" style:justify-single-word="false" fo:text-indent="0in" style:auto-text-indent="false"/>
      <style:text-properties fo:font-style="normal" fo:font-weight="bold" officeooo:rsid="026b1483" officeooo:paragraph-rsid="0270ce91" style:font-style-asian="normal" style:font-weight-asian="bold" style:font-style-complex="normal" style:font-weight-complex="bold"/>
    </style:style>
    <style:style style:name="P456" style:family="paragraph" style:parent-style-name="Standard">
      <style:paragraph-properties fo:margin-left="0in" fo:text-align="end"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57" style:family="paragraph" style:parent-style-name="Standard">
      <style:paragraph-properties fo:margin-left="0in" fo:text-align="start"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58" style:family="paragraph" style:parent-style-name="Standard">
      <style:paragraph-properties fo:margin-left="0in" fo:text-align="end"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59" style:family="paragraph" style:parent-style-name="Standard">
      <style:paragraph-properties fo:margin-left="0in" fo:text-align="start"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60" style:family="paragraph" style:parent-style-name="Standard">
      <style:paragraph-properties fo:margin-left="0in" fo:text-align="start" style:justify-single-word="false" fo:text-indent="0in" style:auto-text-indent="false"/>
      <style:text-properties fo:font-style="normal" fo:font-weight="bold" officeooo:rsid="028dfc91" officeooo:paragraph-rsid="028dfc91" style:font-style-asian="normal" style:font-weight-asian="bold" style:font-style-complex="normal" style:font-weight-complex="bold"/>
    </style:style>
    <style:style style:name="P461" style:family="paragraph" style:parent-style-name="Standard">
      <style:paragraph-properties fo:margin-left="0in" fo:text-align="start" style:justify-single-word="false" fo:text-indent="0in" style:auto-text-indent="false"/>
      <style:text-properties fo:font-style="normal" fo:font-weight="bold" officeooo:rsid="029021c4" officeooo:paragraph-rsid="029021c4" style:font-style-asian="normal" style:font-weight-asian="bold" style:font-style-complex="normal" style:font-weight-complex="bold"/>
    </style:style>
    <style:style style:name="P462" style:family="paragraph" style:parent-style-name="Standard">
      <style:paragraph-properties fo:margin-left="0in" fo:text-align="start" style:justify-single-word="false" fo:text-indent="0in" style:auto-text-indent="false"/>
      <style:text-properties fo:font-style="normal" fo:font-weight="bold" officeooo:rsid="029227de" officeooo:paragraph-rsid="029365b6" style:font-style-asian="normal" style:font-weight-asian="bold" style:font-style-complex="normal" style:font-weight-complex="bold"/>
    </style:style>
    <style:style style:name="P463" style:family="paragraph" style:parent-style-name="Standard">
      <style:paragraph-properties fo:margin-left="0in" fo:text-align="end" style:justify-single-word="false" fo:text-indent="0in" style:auto-text-indent="false"/>
      <style:text-properties fo:font-style="normal" fo:font-weight="bold" officeooo:rsid="029227de" officeooo:paragraph-rsid="029227de" style:font-style-asian="normal" style:font-weight-asian="bold" style:font-style-complex="normal" style:font-weight-complex="bold"/>
    </style:style>
    <style:style style:name="P464" style:family="paragraph" style:parent-style-name="Standard">
      <style:paragraph-properties fo:margin-left="0in" fo:text-align="start" style:justify-single-word="false" fo:text-indent="0in" style:auto-text-indent="false"/>
      <style:text-properties fo:font-style="normal" fo:font-weight="bold" officeooo:rsid="0295afdc" officeooo:paragraph-rsid="0295afdc" style:font-style-asian="normal" style:font-weight-asian="bold" style:font-style-complex="normal" style:font-weight-complex="bold"/>
    </style:style>
    <style:style style:name="P465"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75601" style:font-style-asian="normal" style:font-weight-asian="bold" style:font-style-complex="normal" style:font-weight-complex="bold"/>
    </style:style>
    <style:style style:name="P466" style:family="paragraph" style:parent-style-name="Standard">
      <style:paragraph-properties fo:margin-left="0in" fo:text-align="start" style:justify-single-word="false" fo:text-indent="0in" style:auto-text-indent="false"/>
      <style:text-properties fo:font-style="normal" fo:font-weight="normal" officeooo:rsid="025dc7e1" officeooo:paragraph-rsid="025dc7e1" style:font-style-asian="normal" style:font-weight-asian="normal" style:font-style-complex="normal" style:font-weight-complex="normal"/>
    </style:style>
    <style:style style:name="P467" style:family="paragraph" style:parent-style-name="Standard">
      <style:paragraph-properties fo:margin-left="0in" fo:text-align="start" style:justify-single-word="false" fo:text-indent="0in" style:auto-text-indent="false"/>
      <style:text-properties fo:font-style="normal" fo:font-weight="normal" officeooo:rsid="025f9a35" officeooo:paragraph-rsid="025f9a35" style:font-style-asian="normal" style:font-weight-asian="normal" style:font-style-complex="normal" style:font-weight-complex="normal"/>
    </style:style>
    <style:style style:name="P468" style:family="paragraph" style:parent-style-name="Standard" style:list-style-name="L1">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46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9227de" officeooo:paragraph-rsid="029227de" style:font-size-asian="8pt" style:font-style-asian="normal" style:font-weight-asian="bold" style:font-size-complex="8pt" style:font-style-complex="normal" style:font-weight-complex="bold"/>
    </style:style>
    <style:style style:name="P4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975601" officeooo:paragraph-rsid="02975601" style:font-size-asian="8pt" style:font-style-asian="normal" style:font-weight-asian="bold" style:font-size-complex="8pt" style:font-style-complex="normal" style:font-weight-complex="bold"/>
    </style:style>
    <style:style style:name="P47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9227de" officeooo:paragraph-rsid="029365b6" style:font-size-asian="8pt" style:font-style-asian="normal" style:font-weight-asian="normal" style:font-size-complex="8pt" style:font-style-complex="normal" style:font-weight-complex="normal"/>
    </style:style>
    <style:style style:name="P47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955f3c" officeooo:paragraph-rsid="029365b6" style:font-size-asian="8pt" style:font-style-asian="normal" style:font-weight-asian="normal" style:font-size-complex="8pt" style:font-style-complex="normal" style:font-weight-complex="normal"/>
    </style:style>
    <style:style style:name="P473"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75601" style:font-style-asian="normal" style:font-weight-asian="bold" style:font-style-complex="normal" style:font-weight-complex="bold"/>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officeooo:rsid="0147b0a7"/>
    </style:style>
    <style:style style:name="T246" style:family="text">
      <style:text-properties officeooo:rsid="0148ef8e"/>
    </style:style>
    <style:style style:name="T247" style:family="text">
      <style:text-properties fo:font-size="11pt" style:font-size-asian="11pt" style:font-size-complex="11pt"/>
    </style:style>
    <style:style style:name="T248" style:family="text">
      <style:text-properties officeooo:rsid="014beb8e"/>
    </style:style>
    <style:style style:name="T249" style:family="text">
      <style:text-properties officeooo:rsid="014c1a49"/>
    </style:style>
    <style:style style:name="T250" style:family="text">
      <style:text-properties officeooo:rsid="014caf54"/>
    </style:style>
    <style:style style:name="T251" style:family="text">
      <style:text-properties style:text-position="super 58%"/>
    </style:style>
    <style:style style:name="T252" style:family="text">
      <style:text-properties officeooo:rsid="0171cc7a"/>
    </style:style>
    <style:style style:name="T253" style:family="text">
      <style:text-properties officeooo:rsid="0172227f"/>
    </style:style>
    <style:style style:name="T254" style:family="text">
      <style:text-properties officeooo:rsid="0181618f"/>
    </style:style>
    <style:style style:name="T255" style:family="text">
      <style:text-properties officeooo:rsid="018f533d"/>
    </style:style>
    <style:style style:name="T256" style:family="text">
      <style:text-properties officeooo:rsid="018efaa8"/>
    </style:style>
    <style:style style:name="T257" style:family="text">
      <style:text-properties officeooo:rsid="0190b531"/>
    </style:style>
    <style:style style:name="T258" style:family="text">
      <style:text-properties officeooo:rsid="0191d57c"/>
    </style:style>
    <style:style style:name="T259" style:family="text">
      <style:text-properties officeooo:rsid="0192f183"/>
    </style:style>
    <style:style style:name="T260" style:family="text">
      <style:text-properties officeooo:rsid="01947264"/>
    </style:style>
    <style:style style:name="T261" style:family="text">
      <style:text-properties officeooo:rsid="0196cf28"/>
    </style:style>
    <style:style style:name="T262"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3"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4"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65"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66"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67" style:family="text">
      <style:text-properties style:font-name="PT Mono" fo:font-size="8pt" fo:font-style="normal" fo:font-weight="normal" officeooo:rsid="024a7356" style:font-size-asian="8pt" style:font-style-asian="normal" style:font-weight-asian="normal" style:font-size-complex="8pt" style:font-style-complex="normal" style:font-weight-complex="normal"/>
    </style:style>
    <style:style style:name="T268" style:family="text">
      <style:text-properties style:font-name="PT Mono" fo:font-size="8pt" fo:font-style="normal" fo:font-weight="normal" officeooo:rsid="024b035e" style:font-size-asian="8pt" style:font-style-asian="normal" style:font-weight-asian="normal" style:font-size-complex="8pt" style:font-style-complex="normal" style:font-weight-complex="normal"/>
    </style:style>
    <style:style style:name="T269" style:family="text">
      <style:text-properties style:font-name="PT Mono" fo:font-size="8pt" fo:font-style="normal" fo:font-weight="normal" officeooo:rsid="024cd5b0" style:font-size-asian="8pt" style:font-style-asian="normal" style:font-weight-asian="normal" style:font-size-complex="8pt" style:font-style-complex="normal" style:font-weight-complex="normal"/>
    </style:style>
    <style:style style:name="T270" style:family="text">
      <style:text-properties style:font-name="PT Mono" fo:font-size="8pt" fo:font-style="normal" style:font-size-asian="8pt" style:font-style-asian="normal" style:font-size-complex="8pt" style:font-style-complex="normal"/>
    </style:style>
    <style:style style:name="T271" style:family="text">
      <style:text-properties style:font-name="PT Mono" fo:font-size="8pt" fo:font-style="normal" officeooo:rsid="02483c21" style:font-size-asian="8pt" style:font-style-asian="normal" style:font-size-complex="8pt" style:font-style-complex="normal"/>
    </style:style>
    <style:style style:name="T272" style:family="text">
      <style:text-properties style:font-name="PT Mono" fo:font-size="8pt" fo:font-weight="normal" style:font-size-asian="8pt" style:font-weight-asian="normal" style:font-size-complex="8pt" style:font-weight-complex="normal"/>
    </style:style>
    <style:style style:name="T273" style:family="text">
      <style:text-properties style:font-name="PT Mono" fo:font-size="8pt" fo:font-weight="normal" officeooo:rsid="024f8162" style:font-size-asian="8pt" style:font-weight-asian="normal" style:font-size-complex="8pt" style:font-weight-complex="normal"/>
    </style:style>
    <style:style style:name="T274" style:family="text">
      <style:text-properties style:font-name="PT Mono" fo:font-size="8pt" fo:font-weight="normal" officeooo:rsid="0250f364" style:font-size-asian="8pt" style:font-weight-asian="normal" style:font-size-complex="8pt" style:font-weight-complex="normal"/>
    </style:style>
    <style:style style:name="T275" style:family="text">
      <style:text-properties style:font-name="PT Mono" fo:font-size="8pt" fo:font-weight="normal" officeooo:rsid="0251089d" style:font-size-asian="8pt" style:font-weight-asian="normal" style:font-size-complex="8pt" style:font-weight-complex="normal"/>
    </style:style>
    <style:style style:name="T276" style:family="text">
      <style:text-properties style:font-name="PT Mono" fo:font-size="8pt" fo:font-weight="normal" officeooo:rsid="0252943a" style:font-size-asian="8pt" style:font-weight-asian="normal" style:font-size-complex="8pt" style:font-weight-complex="normal"/>
    </style:style>
    <style:style style:name="T277" style:family="text">
      <style:text-properties style:font-name="PT Mono" fo:font-size="8pt" fo:font-weight="normal" officeooo:rsid="02551801" style:font-size-asian="8pt" style:font-weight-asian="normal" style:font-size-complex="8pt" style:font-weight-complex="normal"/>
    </style:style>
    <style:style style:name="T278" style:family="text">
      <style:text-properties style:font-name="PT Mono" fo:font-size="8pt" fo:font-weight="normal" officeooo:rsid="0255610a" style:font-size-asian="8pt" style:font-weight-asian="normal" style:font-size-complex="8pt" style:font-weight-complex="normal"/>
    </style:style>
    <style:style style:name="T279" style:family="text">
      <style:text-properties style:font-name="PT Mono" fo:font-size="8pt" fo:font-weight="normal" officeooo:rsid="02588958" style:font-size-asian="8pt" style:font-weight-asian="normal" style:font-size-complex="8pt" style:font-weight-complex="normal"/>
    </style:style>
    <style:style style:name="T280" style:family="text">
      <style:text-properties style:font-name="PT Mono" fo:font-size="8pt" fo:font-weight="normal" officeooo:rsid="025a71bc" style:font-size-asian="8pt" style:font-weight-asian="normal" style:font-size-complex="8pt" style:font-weight-complex="normal"/>
    </style:style>
    <style:style style:name="T281" style:family="text">
      <style:text-properties style:font-name="PT Mono" fo:font-size="8pt" fo:font-weight="normal" officeooo:rsid="025bfe00" style:font-size-asian="8pt" style:font-weight-asian="normal" style:font-size-complex="8pt" style:font-weight-complex="normal"/>
    </style:style>
    <style:style style:name="T282" style:family="text">
      <style:text-properties style:font-name="PT Mono" fo:font-size="8pt" fo:font-weight="normal" officeooo:rsid="025cd2e3" style:font-size-asian="8pt" style:font-weight-asian="normal" style:font-size-complex="8pt" style:font-weight-complex="normal"/>
    </style:style>
    <style:style style:name="T283" style:family="text">
      <style:text-properties style:font-name="PT Mono" fo:font-size="8pt" fo:font-weight="normal" officeooo:rsid="025dc7e1" style:font-size-asian="8pt" style:font-weight-asian="normal" style:font-size-complex="8pt" style:font-weight-complex="normal"/>
    </style:style>
    <style:style style:name="T284" style:family="text">
      <style:text-properties style:font-name="PT Mono" fo:font-size="8pt" fo:font-weight="normal" officeooo:rsid="02627cc8" style:font-size-asian="8pt" style:font-weight-asian="normal" style:font-size-complex="8pt" style:font-weight-complex="normal"/>
    </style:style>
    <style:style style:name="T285" style:family="text">
      <style:text-properties style:font-name="PT Mono" fo:font-size="8pt" fo:font-weight="normal" officeooo:rsid="0263d5aa" style:font-size-asian="8pt" style:font-weight-asian="normal" style:font-size-complex="8pt" style:font-weight-complex="normal"/>
    </style:style>
    <style:style style:name="T286" style:family="text">
      <style:text-properties style:font-name="PT Mono" fo:font-size="8pt" fo:font-weight="normal" officeooo:rsid="0263fe01" style:font-size-asian="8pt" style:font-weight-asian="normal" style:font-size-complex="8pt" style:font-weight-complex="normal"/>
    </style:style>
    <style:style style:name="T287" style:family="text">
      <style:text-properties style:font-name="PT Mono" fo:font-size="8pt" fo:font-weight="normal" officeooo:rsid="026526fe" style:font-size-asian="8pt" style:font-weight-asian="normal" style:font-size-complex="8pt" style:font-weight-complex="normal"/>
    </style:style>
    <style:style style:name="T288" style:family="text">
      <style:text-properties style:font-name="PT Mono" fo:font-size="8pt" fo:font-weight="normal" officeooo:rsid="0265b1f2" style:font-size-asian="8pt" style:font-weight-asian="normal" style:font-size-complex="8pt" style:font-weight-complex="normal"/>
    </style:style>
    <style:style style:name="T289" style:family="text">
      <style:text-properties style:font-name="PT Mono" fo:font-size="8pt" fo:font-weight="normal" officeooo:rsid="02670e2d" style:font-size-asian="8pt" style:font-weight-asian="normal" style:font-size-complex="8pt" style:font-weight-complex="normal"/>
    </style:style>
    <style:style style:name="T290" style:family="text">
      <style:text-properties style:font-name="PT Mono" fo:font-size="8pt" fo:font-weight="normal" officeooo:rsid="0268636e" style:font-size-asian="8pt" style:font-weight-asian="normal" style:font-size-complex="8pt" style:font-weight-complex="normal"/>
    </style:style>
    <style:style style:name="T291" style:family="text">
      <style:text-properties style:font-name="PT Mono" fo:font-size="8pt" fo:font-weight="normal" officeooo:rsid="02691a99" style:font-size-asian="8pt" style:font-weight-asian="normal" style:font-size-complex="8pt" style:font-weight-complex="normal"/>
    </style:style>
    <style:style style:name="T292" style:family="text">
      <style:text-properties style:font-name="PT Mono" fo:font-size="8pt" fo:font-weight="normal" officeooo:rsid="026b40b6" style:font-size-asian="8pt" style:font-weight-asian="normal" style:font-size-complex="8pt" style:font-weight-complex="normal"/>
    </style:style>
    <style:style style:name="T293" style:family="text">
      <style:text-properties style:font-name="PT Mono" fo:font-size="8pt" fo:font-weight="normal" officeooo:rsid="026cb2d5" style:font-size-asian="8pt" style:font-weight-asian="normal" style:font-size-complex="8pt" style:font-weight-complex="normal"/>
    </style:style>
    <style:style style:name="T294" style:family="text">
      <style:text-properties style:font-name="PT Mono" fo:font-size="8pt" fo:font-weight="normal" officeooo:rsid="026ceb5b" style:font-size-asian="8pt" style:font-weight-asian="normal" style:font-size-complex="8pt" style:font-weight-complex="normal"/>
    </style:style>
    <style:style style:name="T295" style:family="text">
      <style:text-properties style:font-name="PT Mono" fo:font-size="8pt" fo:font-weight="normal" officeooo:rsid="026e679b" style:font-size-asian="8pt" style:font-weight-asian="normal" style:font-size-complex="8pt" style:font-weight-complex="normal"/>
    </style:style>
    <style:style style:name="T296" style:family="text">
      <style:text-properties style:font-name="PT Mono" fo:font-size="8pt" fo:font-weight="normal" officeooo:rsid="026f2f92" style:font-size-asian="8pt" style:font-weight-asian="normal" style:font-size-complex="8pt" style:font-weight-complex="normal"/>
    </style:style>
    <style:style style:name="T297" style:family="text">
      <style:text-properties style:font-name="PT Mono" fo:font-size="8pt" fo:font-weight="normal" officeooo:rsid="0271eba0" style:font-size-asian="8pt" style:font-weight-asian="normal" style:font-size-complex="8pt" style:font-weight-complex="normal"/>
    </style:style>
    <style:style style:name="T298" style:family="text">
      <style:text-properties style:font-name="PT Mono" fo:font-size="8pt" fo:font-weight="normal" officeooo:rsid="02731f57" style:font-size-asian="8pt" style:font-weight-asian="normal" style:font-size-complex="8pt" style:font-weight-complex="normal"/>
    </style:style>
    <style:style style:name="T299" style:family="text">
      <style:text-properties style:font-name="PT Mono" fo:font-size="8pt" fo:font-weight="normal" officeooo:rsid="0273bd79" style:font-size-asian="8pt" style:font-weight-asian="normal" style:font-size-complex="8pt" style:font-weight-complex="normal"/>
    </style:style>
    <style:style style:name="T300" style:family="text">
      <style:text-properties style:font-name="PT Mono" fo:font-size="8pt" fo:font-weight="normal" officeooo:rsid="0273dc42" style:font-size-asian="8pt" style:font-weight-asian="normal" style:font-size-complex="8pt" style:font-weight-complex="normal"/>
    </style:style>
    <style:style style:name="T301" style:family="text">
      <style:text-properties style:font-name="PT Mono" fo:font-size="8pt" fo:font-weight="normal" officeooo:rsid="0275d17f" style:font-size-asian="8pt" style:font-weight-asian="normal" style:font-size-complex="8pt" style:font-weight-complex="normal"/>
    </style:style>
    <style:style style:name="T302" style:family="text">
      <style:text-properties style:font-name="PT Mono" fo:font-size="8pt" fo:font-weight="normal" officeooo:rsid="0277ac53" style:font-size-asian="8pt" style:font-weight-asian="normal" style:font-size-complex="8pt" style:font-weight-complex="normal"/>
    </style:style>
    <style:style style:name="T303" style:family="text">
      <style:text-properties style:font-name="PT Mono" fo:font-size="8pt" fo:font-weight="normal" officeooo:rsid="0278af51" style:font-size-asian="8pt" style:font-weight-asian="normal" style:font-size-complex="8pt" style:font-weight-complex="normal"/>
    </style:style>
    <style:style style:name="T304" style:family="text">
      <style:text-properties style:font-name="PT Mono" fo:font-size="8pt" fo:font-weight="normal" officeooo:rsid="027aec0b" style:font-size-asian="8pt" style:font-weight-asian="normal" style:font-size-complex="8pt" style:font-weight-complex="normal"/>
    </style:style>
    <style:style style:name="T305" style:family="text">
      <style:text-properties style:font-name="PT Mono" fo:font-size="8pt" fo:font-weight="normal" officeooo:rsid="027c9440" style:font-size-asian="8pt" style:font-weight-asian="normal" style:font-size-complex="8pt" style:font-weight-complex="normal"/>
    </style:style>
    <style:style style:name="T306" style:family="text">
      <style:text-properties style:font-name="PT Mono" fo:font-size="8pt" fo:font-weight="normal" officeooo:rsid="027ccd28" style:font-size-asian="8pt" style:font-weight-asian="normal" style:font-size-complex="8pt" style:font-weight-complex="normal"/>
    </style:style>
    <style:style style:name="T307" style:family="text">
      <style:text-properties style:font-name="PT Mono" fo:font-size="8pt" fo:font-weight="normal" officeooo:rsid="027d1017" style:font-size-asian="8pt" style:font-weight-asian="normal" style:font-size-complex="8pt" style:font-weight-complex="normal"/>
    </style:style>
    <style:style style:name="T308" style:family="text">
      <style:text-properties style:font-name="PT Mono" fo:font-size="8pt" fo:font-weight="normal" officeooo:rsid="027e0097" style:font-size-asian="8pt" style:font-weight-asian="normal" style:font-size-complex="8pt" style:font-weight-complex="normal"/>
    </style:style>
    <style:style style:name="T309" style:family="text">
      <style:text-properties style:font-name="PT Mono" fo:font-size="8pt" fo:font-weight="normal" officeooo:rsid="027ed331" style:font-size-asian="8pt" style:font-weight-asian="normal" style:font-size-complex="8pt" style:font-weight-complex="normal"/>
    </style:style>
    <style:style style:name="T310" style:family="text">
      <style:text-properties style:font-name="PT Mono" fo:font-size="8pt" fo:font-weight="normal" officeooo:rsid="0280c9fa" style:font-size-asian="8pt" style:font-weight-asian="normal" style:font-size-complex="8pt" style:font-weight-complex="normal"/>
    </style:style>
    <style:style style:name="T311" style:family="text">
      <style:text-properties style:font-name="PT Mono" fo:font-size="8pt" fo:font-weight="normal" officeooo:rsid="0280e7ff" style:font-size-asian="8pt" style:font-weight-asian="normal" style:font-size-complex="8pt" style:font-weight-complex="normal"/>
    </style:style>
    <style:style style:name="T312" style:family="text">
      <style:text-properties style:font-name="PT Mono" fo:font-size="8pt" fo:font-weight="normal" officeooo:rsid="0282805e" style:font-size-asian="8pt" style:font-weight-asian="normal" style:font-size-complex="8pt" style:font-weight-complex="normal"/>
    </style:style>
    <style:style style:name="T313" style:family="text">
      <style:text-properties style:font-name="PT Mono" fo:font-size="8pt" fo:font-weight="normal" officeooo:rsid="0283a2bd" style:font-size-asian="8pt" style:font-weight-asian="normal" style:font-size-complex="8pt" style:font-weight-complex="normal"/>
    </style:style>
    <style:style style:name="T314" style:family="text">
      <style:text-properties style:font-name="PT Mono" fo:font-size="8pt" fo:font-weight="normal" officeooo:rsid="02850af3" style:font-size-asian="8pt" style:font-weight-asian="normal" style:font-size-complex="8pt" style:font-weight-complex="normal"/>
    </style:style>
    <style:style style:name="T315" style:family="text">
      <style:text-properties style:font-name="PT Mono" fo:font-size="8pt" fo:font-weight="normal" officeooo:rsid="0286523a" style:font-size-asian="8pt" style:font-weight-asian="normal" style:font-size-complex="8pt" style:font-weight-complex="normal"/>
    </style:style>
    <style:style style:name="T316" style:family="text">
      <style:text-properties style:font-name="PT Mono" fo:font-size="8pt" fo:font-weight="normal" officeooo:rsid="0287b0cf" style:font-size-asian="8pt" style:font-weight-asian="normal" style:font-size-complex="8pt" style:font-weight-complex="normal"/>
    </style:style>
    <style:style style:name="T317" style:family="text">
      <style:text-properties style:font-name="PT Mono" fo:font-size="8pt" fo:font-weight="normal" officeooo:rsid="02883d31" style:font-size-asian="8pt" style:font-weight-asian="normal" style:font-size-complex="8pt" style:font-weight-complex="normal"/>
    </style:style>
    <style:style style:name="T318" style:family="text">
      <style:text-properties style:font-name="PT Mono" fo:font-size="8pt" fo:font-weight="normal" officeooo:rsid="0288fd86" style:font-size-asian="8pt" style:font-weight-asian="normal" style:font-size-complex="8pt" style:font-weight-complex="normal"/>
    </style:style>
    <style:style style:name="T319" style:family="text">
      <style:text-properties style:font-name="PT Mono" fo:font-size="8pt" fo:font-weight="normal" officeooo:rsid="0289cf81" style:font-size-asian="8pt" style:font-weight-asian="normal" style:font-size-complex="8pt" style:font-weight-complex="normal"/>
    </style:style>
    <style:style style:name="T320" style:family="text">
      <style:text-properties style:font-name="PT Mono" fo:font-size="8pt" fo:font-weight="normal" officeooo:rsid="028b47f2" style:font-size-asian="8pt" style:font-weight-asian="normal" style:font-size-complex="8pt" style:font-weight-complex="normal"/>
    </style:style>
    <style:style style:name="T321" style:family="text">
      <style:text-properties style:font-name="PT Mono" fo:font-size="8pt" fo:font-weight="normal" officeooo:rsid="028d46ce" style:font-size-asian="8pt" style:font-weight-asian="normal" style:font-size-complex="8pt" style:font-weight-complex="normal"/>
    </style:style>
    <style:style style:name="T322" style:family="text">
      <style:text-properties style:font-name="PT Mono" fo:font-size="8pt" fo:font-weight="normal" officeooo:rsid="028e8b7a" style:font-size-asian="8pt" style:font-weight-asian="normal" style:font-size-complex="8pt" style:font-weight-complex="normal"/>
    </style:style>
    <style:style style:name="T323" style:family="text">
      <style:text-properties style:font-name="PT Mono" fo:font-size="8pt" fo:font-weight="normal" officeooo:rsid="028f5b40" style:font-size-asian="8pt" style:font-weight-asian="normal" style:font-size-complex="8pt" style:font-weight-complex="normal"/>
    </style:style>
    <style:style style:name="T324" style:family="text">
      <style:text-properties style:font-name="PT Mono" fo:font-size="8pt" fo:font-weight="normal" officeooo:rsid="029045f1" style:font-size-asian="8pt" style:font-weight-asian="normal" style:font-size-complex="8pt" style:font-weight-complex="normal"/>
    </style:style>
    <style:style style:name="T325" style:family="text">
      <style:text-properties style:font-name="PT Mono" fo:font-size="8pt" fo:font-weight="normal" officeooo:rsid="029115d1" style:font-size-asian="8pt" style:font-weight-asian="normal" style:font-size-complex="8pt" style:font-weight-complex="normal"/>
    </style:style>
    <style:style style:name="T326" style:family="text">
      <style:text-properties style:font-name="PT Mono" fo:font-size="8pt" fo:font-weight="normal" officeooo:rsid="029227de" style:font-size-asian="8pt" style:font-weight-asian="normal" style:font-size-complex="8pt" style:font-weight-complex="normal"/>
    </style:style>
    <style:style style:name="T327" style:family="text">
      <style:text-properties style:font-name="PT Mono" fo:font-size="8pt" fo:font-weight="normal" officeooo:rsid="029365b6" style:font-size-asian="8pt" style:font-weight-asian="normal" style:font-size-complex="8pt" style:font-weight-complex="normal"/>
    </style:style>
    <style:style style:name="T328" style:family="text">
      <style:text-properties style:font-name="PT Mono" fo:font-size="8pt" fo:font-weight="normal" officeooo:rsid="029428dd" style:font-size-asian="8pt" style:font-weight-asian="normal" style:font-size-complex="8pt" style:font-weight-complex="normal"/>
    </style:style>
    <style:style style:name="T329" style:family="text">
      <style:text-properties style:font-name="PT Mono" fo:font-size="8pt" fo:font-weight="normal" officeooo:rsid="0294de8d" style:font-size-asian="8pt" style:font-weight-asian="normal" style:font-size-complex="8pt" style:font-weight-complex="normal"/>
    </style:style>
    <style:style style:name="T330" style:family="text">
      <style:text-properties style:font-name="PT Mono" fo:font-size="8pt" fo:font-weight="normal" officeooo:rsid="02955f3c" style:font-size-asian="8pt" style:font-weight-asian="normal" style:font-size-complex="8pt" style:font-weight-complex="normal"/>
    </style:style>
    <style:style style:name="T331" style:family="text">
      <style:text-properties style:font-name="PT Mono" fo:font-size="8pt" fo:font-weight="normal" officeooo:rsid="0298758f" style:font-size-asian="8pt" style:font-weight-asian="normal" style:font-size-complex="8pt" style:font-weight-complex="normal"/>
    </style:style>
    <style:style style:name="T332" style:family="text">
      <style:text-properties style:font-name="PT Mono" fo:font-size="8pt" fo:font-weight="normal" officeooo:rsid="0298e971" style:font-size-asian="8pt" style:font-weight-asian="normal" style:font-size-complex="8pt" style:font-weight-complex="normal"/>
    </style:style>
    <style:style style:name="T333" style:family="text">
      <style:text-properties style:font-name="PT Mono" fo:font-size="8pt" fo:font-weight="normal" officeooo:rsid="029a0ac0" style:font-size-asian="8pt" style:font-weight-asian="normal" style:font-size-complex="8pt" style:font-weight-complex="normal"/>
    </style:style>
    <style:style style:name="T334" style:family="text">
      <style:text-properties style:font-name="PT Mono" fo:font-size="8pt" fo:font-style="italic" fo:font-weight="normal" style:font-size-asian="8pt" style:font-style-asian="italic" style:font-weight-asian="normal" style:font-size-complex="8pt" style:font-style-complex="italic" style:font-weight-complex="normal"/>
    </style:style>
    <style:style style:name="T335" style:family="text">
      <style:text-properties style:font-name="PT Mono" fo:font-size="8pt" fo:font-style="italic" fo:font-weight="normal" officeooo:rsid="024f8162" style:font-size-asian="8pt" style:font-style-asian="italic" style:font-weight-asian="normal" style:font-size-complex="8pt" style:font-style-complex="italic" style:font-weight-complex="normal"/>
    </style:style>
    <style:style style:name="T336" style:family="text">
      <style:text-properties style:font-name="PT Mono" fo:font-size="8pt" fo:font-style="italic" fo:font-weight="normal" officeooo:rsid="025a71bc" style:font-size-asian="8pt" style:font-style-asian="italic" style:font-weight-asian="normal" style:font-size-complex="8pt" style:font-style-complex="italic" style:font-weight-complex="normal"/>
    </style:style>
    <style:style style:name="T337" style:family="text">
      <style:text-properties style:font-name="PT Mono" fo:font-size="8pt" fo:font-style="italic" fo:font-weight="normal" officeooo:rsid="027ed331" style:font-size-asian="8pt" style:font-style-asian="italic" style:font-weight-asian="normal" style:font-size-complex="8pt" style:font-style-complex="italic" style:font-weight-complex="normal"/>
    </style:style>
    <style:style style:name="T338" style:family="text">
      <style:text-properties style:font-name="PT Mono" fo:font-size="8pt" fo:font-style="italic" fo:font-weight="normal" officeooo:rsid="0289cf81" style:font-size-asian="8pt" style:font-style-asian="italic" style:font-weight-asian="normal" style:font-size-complex="8pt" style:font-style-complex="italic" style:font-weight-complex="normal"/>
    </style:style>
    <style:style style:name="T339" style:family="text">
      <style:text-properties style:font-name="PT Mono" fo:font-size="8pt" fo:font-style="italic" style:font-size-asian="8pt" style:font-style-asian="italic" style:font-size-complex="8pt" style:font-style-complex="italic"/>
    </style:style>
    <style:style style:name="T340" style:family="text">
      <style:text-properties style:font-name="PT Mono" fo:font-size="8pt" style:font-size-asian="8pt" style:font-size-complex="8pt"/>
    </style:style>
    <style:style style:name="T341" style:family="text">
      <style:text-properties style:font-name="PT Mono" fo:font-size="8pt" officeooo:rsid="0252943a" style:font-size-asian="8pt" style:font-size-complex="8pt"/>
    </style:style>
    <style:style style:name="T342" style:family="text">
      <style:text-properties style:font-name="PT Mono" fo:font-size="8pt" officeooo:rsid="025f9a35" style:font-size-asian="8pt" style:font-size-complex="8pt"/>
    </style:style>
    <style:style style:name="T343" style:family="text">
      <style:text-properties style:font-name="PT Mono" fo:font-size="8pt" officeooo:rsid="0263d5aa" style:font-size-asian="8pt" style:font-size-complex="8pt"/>
    </style:style>
    <style:style style:name="T344" style:family="text">
      <style:text-properties style:font-name="PT Mono" fo:font-size="8pt" officeooo:rsid="0277ac53" style:font-size-asian="8pt" style:font-size-complex="8pt"/>
    </style:style>
    <style:style style:name="T345" style:family="text">
      <style:text-properties style:font-name="PT Mono" fo:font-size="8pt" officeooo:rsid="02850af3" style:font-size-asian="8pt" style:font-size-complex="8pt"/>
    </style:style>
    <style:style style:name="T346" style:family="text">
      <style:text-properties style:font-name="PT Mono" fo:font-size="8pt" officeooo:rsid="028d46ce" style:font-size-asian="8pt" style:font-size-complex="8pt"/>
    </style:style>
    <style:style style:name="T347" style:family="text">
      <style:text-properties officeooo:rsid="0196f739"/>
    </style:style>
    <style:style style:name="T348" style:family="text">
      <style:text-properties officeooo:rsid="0197b448"/>
    </style:style>
    <style:style style:name="T349" style:family="text">
      <style:text-properties officeooo:rsid="01984360"/>
    </style:style>
    <style:style style:name="T350" style:family="text">
      <style:text-properties officeooo:rsid="0199a26c"/>
    </style:style>
    <style:style style:name="T351" style:family="text">
      <style:text-properties officeooo:rsid="01a115e3"/>
    </style:style>
    <style:style style:name="T352" style:family="text">
      <style:text-properties officeooo:rsid="01a2e96c"/>
    </style:style>
    <style:style style:name="T353" style:family="text">
      <style:text-properties officeooo:rsid="01cfad6a"/>
    </style:style>
    <style:style style:name="T354" style:family="text">
      <style:text-properties officeooo:rsid="01dba3a1"/>
    </style:style>
    <style:style style:name="T355" style:family="text">
      <style:text-properties officeooo:rsid="01e36506"/>
    </style:style>
    <style:style style:name="T356" style:family="text">
      <style:text-properties officeooo:rsid="01e48d0a"/>
    </style:style>
    <style:style style:name="T357" style:family="text">
      <style:text-properties officeooo:rsid="020714ee"/>
    </style:style>
    <style:style style:name="T358" style:family="text">
      <style:text-properties officeooo:rsid="02363a67"/>
    </style:style>
    <style:style style:name="T359" style:family="text">
      <style:text-properties officeooo:rsid="024327ec"/>
    </style:style>
    <style:style style:name="T360" style:family="text">
      <style:text-properties style:text-underline-style="solid" style:text-underline-width="auto" style:text-underline-color="font-color" fo:font-weight="normal" officeooo:rsid="024051c7"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46">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47">I</text:span>…” turned right at Hilliard, felt conflicted over which of my two usual ways to go and noticed a tennis tournament <text:span text:style-name="T246">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46">Biltmore</text:span>, checked out the beginnings of a market <text:span text:style-name="T246">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46">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5">who was wearing</text:span> a beautiful flowing green dress. At five til, I took a seat and then <text:span text:style-name="T245">relocated</text:span> two more times, moving closer to the <text:span text:style-name="T246">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46">ing</text:span> a couple times as expected but <text:span text:style-name="T246">always</text:span> returning. I wanted so bad to put a hand out for her, but also didn’t want <text:span text:style-name="T245">that first moment</text:span> to be in a church, <text:span text:style-name="T245">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48">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49">I took a poop, laid in bed and immediately texted Hannah, “You sounded </text:span><text:soft-page-break/><text:span text:style-name="T249">beautiful last night and I feel a little rude because you asked me what I was up to this week and I didn't ask you,” and then, “</text:span>Also I like your green dress. . .” <text:span text:style-name="T250">We laughed about the guy who thought it was the same dress from the album cover and my mood changed </text:span><text:span text:style-name="T54">completely</text:span><text:span text:style-name="T65">. I scrolled on my phone and wrote in my journal at 11:35.</text:span></text:p>
      <text:p text:style-name="P89"/>
      <text:p text:style-name="P90">I still plan on being lazy today and am even more excited about it.</text:p>
      <text:p text:style-name="P90"/>
      <text:p text:style-name="P91">/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2"/>
      <text:p text:style-name="P93">. . .</text:p>
      <text:p text:style-name="P92"/>
      <text:p text:style-name="P9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2"><text:s text:c="3"/>As I was walking up, I realized I was a half-hour early, so I said hello to Pocket, sat in a chair with him and wrote on my phone journal until Justin pulled up at 7:00.</text:p>
      <text:p text:style-name="P92"/>
      <text:p text:style-name="P93">. . .</text:p>
      <text:p text:style-name="P92"/>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4"/>
      <text:p text:style-name="P95">VII.XIV</text:p>
      <text:p text:style-name="P185"/>
      <text:p text:style-name="P185">I woke at 7:30 feeling lazy and content, realized I hadn’t played a gig in 19 days and felt great about it. I struggled with Wordle (VIDEO in five,) rolled across the bed, walked to the kitchen, opened a banana, sat at my computer and wrote in my journal at 8:30.</text:p>
      <text:p text:style-name="P328"><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186"/>
      <text:p text:style-name="P329"><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330"><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330"><text:span text:style-name="T82"><text:s text:c="3"/>I wrote in my journal at 11:45. . .</text:span><text:span text:style-name="T83">I transcribed one of the most traumatizing times of my life, laid in bed, scrolled on my phone, ate a few grapes and wrote in my journal at 12:30.</text:span></text:p>
      <text:p text:style-name="P187"/>
      <text:p text:style-name="P188"><text:soft-page-break/>. . .</text:p>
      <text:p text:style-name="P188"/>
      <text:p text:style-name="P331"><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31"><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89"/>
      <text:p text:style-name="P190">/ / /</text:p>
      <text:p text:style-name="P331"><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331"><text:span text:style-name="T78"><text:s text:c="3"/></text:span><text:span text:style-name="T84">Hannah said, “Cute little toe beans!”</text:span></text:p>
      <text:p text:style-name="P191"/>
      <text:p text:style-name="P192">. . .</text:p>
      <text:p text:style-name="P192"/>
      <text:p text:style-name="P332"><text:span text:style-name="T84">I </text:span><text:span text:style-name="T78">got blazed and was typing up a storm when Hannah texted me, “Just went to guitar Center and guess who I met!”</text:span></text:p>
      <text:p text:style-name="P193"><text:s text:c="3"/>I said, “Charming Wyndham!”</text:p>
      <text:p text:style-name="P193"><text:s text:c="3"/>“Sort of charming,” she said. “Did I miss something? I mean, he was nice and everything!”</text:p>
      <text:p text:style-name="P332"><text:span text:style-name="T78"><text:s text:c="3"/></text:span><text:span text:style-name="T85">I started to realize I was high and didn’t want to come across as mean. I said, “</text:span><text:span text:style-name="T78">Haha I'm just trying to be cute. What'd you get from GC?”</text:span></text:p>
      <text:p text:style-name="P193"/>
      <text:p text:style-name="P333"><text:span text:style-name="T78">“</text:span><text:span text:style-name="T55">Some cables that have a lifetime </text:span></text:p>
      <text:p text:style-name="P362">guarantee. We shall see if this </text:p>
      <text:p text:style-name="P362">helps with my guitar being crackly.</text:p>
      <text:p text:style-name="P362"/>
      <text:p text:style-name="P362"><text:soft-page-break/>I think it might also be that my </text:p>
      <text:p text:style-name="P362">guitar needs some attention</text:p>
      <text:p text:style-name="P362"/>
      <text:p text:style-name="P365">A wise friend once told me not to save all the routine maintenance for the end</text:p>
      <text:p text:style-name="P365"/>
      <text:p text:style-name="P388"><text:span text:style-name="T125">I'm glad y'all figured out that you knew each other and be</text:span><text:span text:style-name="T127">t</text:span><text:span text:style-name="T125"> that was fun</text:span></text:p>
      <text:p text:style-name="P363"/>
      <text:p text:style-name="P362">It was definitely better than </text:p>
      <text:p text:style-name="P362">being hassled by the guitar </text:p>
      <text:p text:style-name="P362">Center people. A friendly </text:p>
      <text:p text:style-name="P362">face is nice.</text:p>
      <text:p text:style-name="P366">Oh and I was just reading about the day I met him in my journal</text:p>
      <text:p text:style-name="P364">Did something happen </text:p>
      <text:p text:style-name="P364">when you met him?</text:p>
      <text:p text:style-name="P365">All I wrote was, "I had the best time playing on the bus w/ Wyndham."</text:p>
      <text:p text:style-name="P363">Awwww!!!</text:p>
      <text:p text:style-name="P363">A meet cute!</text:p>
      <text:p text:style-name="P367">see i tell ya he's a charmer</text:p>
      <text:p text:style-name="P363"/>
      <text:p text:style-name="P363">I still don't know why but that's cool!</text:p>
      <text:p text:style-name="P363"/>
      <text:p text:style-name="P365">Oh I just like him. He's fun to play music with especially. Whatcha gonna do now?”</text:p>
      <text:p text:style-name="P365"/>
      <text:p text:style-name="P96"><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194"/>
      <text:p text:style-name="P96"><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409"/>
      <text:p text:style-name="P334">VII.XV</text:p>
      <text:p text:style-name="P410"/>
      <text:p text:style-name="P410">I slept in the far corner of my bed again and had had a Stephen King movie dream about an Ingles that was stealing things (including my car and drums) and running a secret manufacturing industry with the goods.</text:p>
      <text:p text:style-name="P410"><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411">/ / /</text:p>
      <text:p text:style-name="P412">. . .</text:p>
      <text:p text:style-name="P413"/>
      <text:p text:style-name="P414">I printed three pages of journals, put on my shoes &amp; hat, grabbed my bag, which already had my cup, then put my phone, wallet and journal inside. There was a pen in there already, too.</text:p>
      <text:p text:style-name="P414"><text:s text:c="3"/>I walked up to Kota Kai, ordered a drip Sumatra and read three days’ worth of entries, then started to write until 12:46. Gary Reckard sent me a DM saying, “hey, how ‘into’ a canoe/camping trip would you ‘be’?”</text:p>
      <text:p text:style-name="P335"><text:span text:style-name="T125">“</text:span><text:span text:style-name="T55">Pretty into I think!</text:span></text:p>
      <text:p text:style-name="P368">was thinking of trying to do </text:p>
      <text:p text:style-name="P368">soemthing like that, like Aug </text:p>
      <text:p text:style-name="P368">17-19, maybe Fontana, canoe </text:p>
      <text:p text:style-name="P368">out to an island camping spot</text:p>
      <text:p text:style-name="P368"/>
      <text:p text:style-name="P369">I happen to currently </text:p>
      <text:p text:style-name="P335"><text:span text:style-name="T55">have those days free!</text:span><text:span text:style-name="T125">”</text:span></text:p>
      <text:p text:style-name="P415"/>
      <text:p text:style-name="P336"><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414"><text:s text:c="3"/>To sum things up, it is a dreary day and I am unbothered. . .I walked to Orbit and bought a tape for cats + a Cameron Diaz movie. They had The Shining as well, which I was excited about, especially after my dream, but not for ten bucks.</text:p>
      <text:p text:style-name="P336"><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414"><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414"><text:s text:c="3"/>She pointed at my coffee cup and I said I had been catching up on journal entries at Kota Kai, then told her about how I had just finished transcribing 2022. she was impressed and said, “Was that a hard year?”</text:p>
      <text:p text:style-name="P414"><text:s text:c="3"/>I didn’t want to bother her, so I said I was going to continue on, but warned her I might get a coffee on my way back. I sat in front of the library and wrote in my journal until 1:21.</text:p>
      <text:p text:style-name="P414"/>
      <text:p text:style-name="P416">. . .</text:p>
      <text:p text:style-name="P414"/>
      <text:p text:style-name="P417">I stopped in the shade at Izzy’s, checked my phone and saw that Melissa was good with an earlier Pony practice, so I updated my calendar and kept walking.</text:p>
      <text:p text:style-name="P337"><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417"><text:s text:c="3"/>I walked to Aldi, bought grapes, bananas and two cans of peas for $5.77, then walked slowly back toward Odd’s. Hannah &amp; Sandra were still at their table by the window, so I went inside to find them gesturing at me, saying, “Like this guy.”</text:p>
      <text:p text:style-name="P417"><text:s text:c="3"/>Sandra said, “I would never!”</text:p>
      <text:p text:style-name="P417"><text:s text:c="3"/>“What about me?”</text:p>
      <text:p text:style-name="P337"><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418"/>
      <text:p text:style-name="P419">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338"><text:span text:style-name="T125"><text:s text:c="3"/>Hannah said </text:span><text:span text:style-name="T135">cutely</text:span><text:span text:style-name="T125">, “Whatcha doin’?”</text:span></text:p>
      <text:p text:style-name="P419"><text:s text:c="3"/>“Getting a little more espresso!”</text:p>
      <text:p text:style-name="P419"><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338"><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419"/>
      <text:p text:style-name="P421"/>
      <text:p text:style-name="P421">/ / /</text:p>
      <text:p text:style-name="P420"/>
      <text:p text:style-name="P421">. . .</text:p>
      <text:p text:style-name="P419"/>
      <text:p text:style-name="P422">I experimented with booting my Mint OS from my Chromebook, which would have been more complicated than expected. Fwuit got a text from Melissa asking if we could take their Purple Onion gig on the 27<text:span text:style-name="T251">th</text:span>, and I reminded her we had a LaZoom gig that day. She said she would reach out to Hannah, and I warned her that Hannah was already stressed about having three gigs that week.</text:p>
      <text:p text:style-name="P422"><text:s text:c="3"/>I texted Hannah, warning her of the incoming text and my lack of availability. She said, “I can't! Too much”</text:p>
      <text:p text:style-name="P422"><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422"><text:s text:c="3"/>I did one or two entries from that and wrote in my journal at 5:28. . .<text:span text:style-name="T252">I struggled to convert my bed back into a futon, put on the cat sitting video, immediately realized it was not at all for humans and wrote in my journal at 6:04. . .</text:span><text:span text:style-name="T253">I took a bath, shaved, started Very Bad Things and eventually decided it was too stressful, so I switched off the TV and meditated for a minute until deciding to write in my journal at 9:20.</text:span></text:p>
      <text:p text:style-name="P422"/>
      <text:p text:style-name="P339"/>
      <text:p text:style-name="P339"/>
      <text:p text:style-name="P339"/>
      <text:p text:style-name="P339"/>
      <text:p text:style-name="P339"/>
      <text:p text:style-name="P340">V.XVI</text:p>
      <text:p text:style-name="P423"/>
      <text:p text:style-name="P423">I woke at nine to the sound of the garbage truck, played Wordle (DECOY in four,) scrolled on my phone, took a swig of Coke from the fridge and wrote in my journal at 9:43.</text:p>
      <text:p text:style-name="P423"/>
      <text:p text:style-name="P424"><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341"><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341"><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425"/>
      <text:p text:style-name="P342"><text:span text:style-name="T138">H</text:span><text:span text:style-name="T125">ere’s me trying to make sense of things since Hannah got home from tour:</text:span></text:p>
      <text:p text:style-name="P426"><text:s text:c="3"/>Tuesday, we talked about going for a walk. It turned into eating pizza at the LaZoom photo shoot, going on the fake tour, taking a walk, going to Harris Teeter, dropping me off at my house so I could return her book.</text:p>
      <text:p text:style-name="P426"><text:s text:c="3"/>We sent lots of reels on Wednesday and went on separate hikes.</text:p>
      <text:p text:style-name="P426"><text:s text:c="3"/>Thursday, I met her for lunch downtown. I also took her to the Smingles before they closed.</text:p>
      <text:p text:style-name="P426"><text:s text:c="3"/>Friday, I took her to get her car. I met her at her show that night and she gave me a ride to the west side.</text:p>
      <text:p text:style-name="P342"><text:span text:style-name="T125"><text:s text:c="3"/>Saturday, </text:span><text:span text:style-name="T139">we texted a little at night.</text:span></text:p>
      <text:p text:style-name="P427"><text:s text:c="3"/>Sunday was the Charming Wyndham remark.</text:p>
      <text:p text:style-name="P427"><text:soft-page-break/><text:s text:c="3"/>Monday, I ran into her at Odd’s.</text:p>
      <text:p text:style-name="P342"><text:span text:style-name="T139"><text:s text:c="3"/>It is now Tuesday, and I have felt the need to not reach out. </text:span><text:span text:style-name="T140">I think she’s just stressed/depressed. </text:span><text:span text:style-name="T142">I bet she’s also working.</text:span></text:p>
      <text:p text:style-name="P428"/>
      <text:p text:style-name="P429">. . .</text:p>
      <text:p text:style-name="P429"/>
      <text:p text:style-name="P343"><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343"><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430"/>
      <text:p text:style-name="P430">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343"><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343"><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95"><text:soft-page-break/><text:s text:c="3"/>Has she been hanging out with someone else? Time may or may not tell, but it seems it will be okay if we check on each other every day.</text:p>
      <text:p text:style-name="P195"/>
      <text:p text:style-name="P195"/>
      <text:p text:style-name="P195"/>
      <text:p text:style-name="P195"/>
      <text:p text:style-name="P197">/ / /</text:p>
      <text:p text:style-name="P196">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95"><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95"><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95"><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95"><text:s text:c="3"/>I was enjoying it, least.</text:p>
      <text:p text:style-name="P195"/>
      <text:p text:style-name="P195">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95"><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95"><text:s text:c="3"/>Either way, I feel very relaxed here.</text:p>
      <text:p text:style-name="P195"/>
      <text:p text:style-name="P195">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95"><text:s text:c="3"/>Maybe this is raising the bar, as I just leaned anxious attachers are said to do; though we continue to grow close, I can't help but feel the opposite because my demands are increasing without me being able to see that?</text:p>
      <text:p text:style-name="P195"><text:s text:c="3"/>Yes, perhaps back when she said she was going to give me space, it was easier for me to do, but now that I think we've achieved more closeness, my baseline comparison for what I need is invisibly skewed.</text:p>
      <text:p text:style-name="P195"><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95"/>
      <text:p text:style-name="P197">. . .</text:p>
      <text:p text:style-name="P195"/>
      <text:p text:style-name="P195">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95"><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95"><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95"><text:s text:c="3"/>I let Myrtle out, fed her, let her out again and wrote in my journal until 5:52.</text:p>
      <text:p text:style-name="P195"/>
      <text:p text:style-name="P97">VII.XVII</text:p>
      <text:p text:style-name="P195"/>
      <text:p text:style-name="P195">I woke from a deep sleep, checked the weather, played <text:span text:style-name="T254">W</text:span>ordle (QUITE in four,) got up, let Myrtle out, started a pot of Folger's, laid eyes on the cats, sat in the comfy chair and wrote in my journal at 10:52, when my laptop ran out of battery.</text:p>
      <text:p text:style-name="P195"/>
      <text:p text:style-name="P195">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95"/>
      <text:p text:style-name="P197">. . .</text:p>
      <text:p text:style-name="P195"/>
      <text:p text:style-name="P195">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95"><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95"><text:s text:c="3"/>She started by asking what I had meant at Odd's the other day when she had said she was looking for someone to manage her life and I had said I'd applied for the position.</text:p>
      <text:p text:style-name="P195"><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95"><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95"><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95"><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95"><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95"/>
      <text:p text:style-name="P195">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95"/>
      <text:p text:style-name="P197">. . .</text:p>
      <text:p text:style-name="P195"/>
      <text:p text:style-name="P195">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95"><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95"/>
      <text:p text:style-name="P195">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95"><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95"><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95"/>
      <text:p text:style-name="P197">. . .</text:p>
      <text:p text:style-name="P195"/>
      <text:p text:style-name="P195">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95"><text:soft-page-break/><text:s text:c="3"/>She said, "Thank you but I thought you listened a lot!" and then we talked about a heckler at her gig for 40 minutes until she said, "Thanks for being a good friend to me today - not an easy day - thanks for listening. Night night!"</text:p>
      <text:p text:style-name="P195"><text:s text:c="3"/>I promised to try and always make it easy and safe for her to share her feelings and then wrote in my journal at 12:24.</text:p>
      <text:p text:style-name="P195"/>
      <text:p text:style-name="P197">. . .</text:p>
      <text:p text:style-name="P195"/>
      <text:p text:style-name="P195">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95"/>
      <text:p text:style-name="P195">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95"/>
      <text:p text:style-name="P98">VII.XVIII</text:p>
      <text:p text:style-name="P195"/>
      <text:p text:style-name="P195">I got up with Myrtle at 6AM sharp, let her out, back in, fed her and wrote in my journal with my brilliant idea at 6:12.</text:p>
      <text:p text:style-name="P195"/>
      <text:p text:style-name="P195">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95"><text:s text:c="3"/>What an idiot I've been and a genius I suddenly am!</text:p>
      <text:p text:style-name="P195"><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95"/>
      <text:p text:style-name="P197">. . .</text:p>
      <text:p text:style-name="P195"/>
      <text:p text:style-name="P195">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95"><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95"/>
      <text:p text:style-name="P195">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95"/>
      <text:p text:style-name="P197">. . .</text:p>
      <text:p text:style-name="P195"/>
      <text:p text:style-name="P195">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95"><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95"/>
      <text:p text:style-name="P195">"<text:span text:style-name="T53">PLEASE BE NiCE.</text:span></text:p>
      <text:p text:style-name="P370">Hi my name is</text:p>
      <text:p text:style-name="P370">Donna L. Rumsey</text:p>
      <text:p text:style-name="P370">THE PLANT. My</text:p>
      <text:p text:style-name="P370">Son come and see</text:p>
      <text:p text:style-name="P370">Me all the time <text:s text:c="2"/>for</text:p>
      <text:p text:style-name="P195"><text:span text:style-name="T53">He is still caring me.)</text:span>"</text:p>
      <text:p text:style-name="P195"/>
      <text:p text:style-name="P195">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95"/>
      <text:p text:style-name="P197">. . .</text:p>
      <text:p text:style-name="P195"/>
      <text:p text:style-name="P195"><text:soft-page-break/>A lady came up and asked if she could plug her computer in next to me I said, "Do you want me to move down or something?"</text:p>
      <text:p text:style-name="P195"><text:s text:c="3"/>"If you don't mind," she said.</text:p>
      <text:p text:style-name="P195"><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95"/>
      <text:p text:style-name="P195">Music, once again, despite its performance being half-assed, has made me feel SURPRISINGLY better. I only slightly regret sending the picture of the plant to Hannah and am glad no one really knows how miserable I have been. I felt all the other emotions, too.</text:p>
      <text:p text:style-name="P195"><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95"><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95"><text:soft-page-break/><text:s text:c="3"/>I don't think I will go to Highland on Wednesday. I may have rehearsal, but I will give her that space either way.</text:p>
      <text:p text:style-name="P195"/>
      <text:p text:style-name="P195">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95"/>
      <text:p text:style-name="P98">VII.XIX</text:p>
      <text:p text:style-name="P195"/>
      <text:p text:style-name="P195">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95"><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95"><text:s text:c="3"/>I finished cleaning up after he had left, washed my hands, poured some coffee, sent pictures to Leann + Hannah and wrote in my journal until 10:23.</text:p>
      <text:p text:style-name="P195"/>
      <text:p text:style-name="P195">I am feeling confident I can sustain a steady mood for the rest of my time here at least. . .I drank coffee on the porch with Myrtle, made noodles, flossed, brushed, propped open the cat window with a hammer and locked down the house</text:p>
      <text:p text:style-name="P195"/>
      <text:p text:style-name="P197">. . .</text:p>
      <text:p text:style-name="P195"/>
      <text:p text:style-name="P195"><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95"><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95"><text:s text:c="3"/>We struggled with the monitor amp but got the PA all set up and checked. I sat in a nearby rocker, got blasted with AC, showed Wyndham the bonsai, took some pictures, talked with a guide, went to the restroom and a vending machine for gummies.</text:p>
      <text:p text:style-name="P195"><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95"><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95"><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95"><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95"><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95"/>
      <text:p text:style-name="P99">VII.XX</text:p>
      <text:p text:style-name="P100"><text:span text:style-name="T125"/></text:p>
      <text:p text:style-name="P198">I woke at 5:50, let Myrtle out, fed her, let her out again and went back to bed. My neck was sore and I knew it would have been better to just get up, but I couldn’t. Myrtle started barking like crazy, and, sure enough, the trash cans had been knocked over again.</text:p>
      <text:p text:style-name="P198"><text:s text:c="3"/>I walked around to the front porch, and that bear was just having a mosey through the yard. I said something casual to him and startled one of the cats, which startled me, which startled the bear. He ran off down the hill.</text:p>
      <text:p text:style-name="P198"><text:s text:c="3"/>I went back to bed for a while. Myrtle was going crazy, harassing the cats, etc. I got up, ate a banana, made coffee, meditated on the rug near the kitchen, drank coffee, did yoga with Myrtle, poured another cup and sat in the window to drink it.</text:p>
      <text:p text:style-name="P198"><text:s text:c="3"/>It was too hot, so I folded my laundry and put it in my duffel. I sat in the window drinking my coffee and thinking about how crazy life is.</text:p>
      <text:p text:style-name="P101"><text:span text:style-name="T125"/></text:p>
      <text:p text:style-name="P198">My current feeling/plan about the Hannah situation is to take the surrender I felt while playing in the tent and apply it to that relationship, if not, obviously, my whole life.</text:p>
      <text:p text:style-name="P198"><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1"><text:span text:style-name="T125"/></text:p>
      <text:p text:style-name="P198">I would also like to spend less time on my phone, in life, in general. I forgot to write how I was writing in my journal. I’ll have to get up to check the time… 10:40.</text:p>
      <text:p text:style-name="P101"><text:span text:style-name="T125"/></text:p>
      <text:p text:style-name="P199">. . .</text:p>
      <text:p text:style-name="P101"><text:span text:style-name="T125"/></text:p>
      <text:p text:style-name="P198">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1"><text:span text:style-name="T125"/></text:p>
      <text:p text:style-name="P371">Have you listened to the new </text:p>
      <text:p text:style-name="P371">Honeycutters album all the </text:p>
      <text:p text:style-name="P371">way through? It's intense!</text:p>
      <text:p text:style-name="P373">Not in its final form!</text:p>
      <text:p text:style-name="P373">Kevin was showing me</text:p>
      <text:p text:style-name="P373">everything as they were</text:p>
      <text:p text:style-name="P373">putting it together.</text:p>
      <text:p text:style-name="P373">The words "Good grief"</text:p>
      <text:p text:style-name="P373">come to mind</text:p>
      <text:p text:style-name="P372">Yeah. A lot of grief.</text:p>
      <text:p text:style-name="P389"><text:span text:style-name="T125"/></text:p>
      <text:p text:style-name="P371">A couple of times when they </text:p>
      <text:p text:style-name="P371">got done playing on this </text:p>
      <text:p text:style-name="P371">tour, they would come back </text:p>
      <text:p text:style-name="P371">to the green room and be </text:p>
      <text:p text:style-name="P371">really somber and I couldn't </text:p>
      <text:p text:style-name="P371">figure out why</text:p>
      <text:p text:style-name="P372">This definitely explains it</text:p>
      <text:p text:style-name="P371">I mean, they still joked </text:p>
      <text:p text:style-name="P371">around. But it's the kind </text:p>
      <text:p text:style-name="P371">of joking that you do at a </text:p>
      <text:p text:style-name="P371">funeral.</text:p>
      <text:p text:style-name="P371">It also makes me think that </text:p>
      <text:p text:style-name="P371"><text:soft-page-break/>Scott must be good at holding </text:p>
      <text:p text:style-name="P371">space for hard emotions </text:p>
      <text:p text:style-name="P371">in the studio </text:p>
      <text:p text:style-name="P373">I'm glad they have each other.</text:p>
      <text:p text:style-name="P373"><text:s/>That's too much pain for any</text:p>
      <text:p text:style-name="P373"><text:s/>one person to transmute, let</text:p>
      <text:p text:style-name="P373"><text:s/>alone perform. They took</text:p>
      <text:p text:style-name="P373"><text:s/>their lives and held</text:p>
      <text:p text:style-name="P373"><text:s/>themselves accountable for</text:p>
      <text:p text:style-name="P373"><text:s/>turning it into the truest</text:p>
      <text:p text:style-name="P373"><text:s/>kind of art that can be made,</text:p>
      <text:p text:style-name="P373"><text:s/>and now they have the</text:p>
      <text:p text:style-name="P373"><text:s/>responsibility of regularly</text:p>
      <text:p text:style-name="P373"><text:s/>letting people in on a version</text:p>
      <text:p text:style-name="P373"><text:s/>of that that is real enough</text:p>
      <text:p text:style-name="P373"><text:s/>to share and feel</text:p>
      <text:p text:style-name="P389"><text:span text:style-name="T125"/></text:p>
      <text:p text:style-name="P373">Yeah I was thinking last</text:p>
      <text:p text:style-name="P373"><text:s/>night about Scott is so</text:p>
      <text:p text:style-name="P373"><text:s/>paradoxically one of the</text:p>
      <text:p text:style-name="P373"><text:s/>most serious and mature</text:p>
      <text:p text:style-name="P373"><text:s/>people when it comes to</text:p>
      <text:p text:style-name="P373"><text:s/>creating art but also</text:p>
      <text:p text:style-name="P373"><text:s/>the biggest kid about it</text:p>
      <text:p text:style-name="P371">Wise words</text:p>
      <text:p text:style-name="P371">I'm glad too </text:p>
      <text:p text:style-name="P373">Myrtle and I have been </text:p>
      <text:p text:style-name="P373">having a very reflective </text:p>
      <text:p text:style-name="P373">morning together. </text:p>
      <text:p text:style-name="P373">That bear came back too</text:p>
      <text:p text:style-name="P371">Awww. I love it when my </text:p>
      <text:p text:style-name="P371">cats keep me company </text:p>
      <text:p text:style-name="P371">when I'm journaling </text:p>
      <text:p text:style-name="P372">Did she growl at the bear?</text:p>
      <text:p text:style-name="P389"><text:span text:style-name="T78"/></text:p>
      <text:p text:style-name="P200">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200"><text:s text:c="3"/>I left the house on foot and was still agitated by the traffic. I realized I was very hungry. I went <text:soft-page-break/>into Botiwalla, but the line was too long. I had a slice of sausage from Standard, then a beef kim chi taco from Taco Boy.</text:p>
      <text:p text:style-name="P200"><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390"><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201"><text:s text:c="3"/>I walked home just as it started to rain, compiled journal entries and then wrote until 7:30.</text:p>
      <text:p text:style-name="P391"><text:span text:style-name="T87"/></text:p>
      <text:p text:style-name="P202">/ / /</text:p>
      <text:p text:style-name="P203"/>
      <text:p text:style-name="P203"/>
      <text:p text:style-name="P203"/>
      <text:p text:style-name="P203"/>
      <text:p text:style-name="P203"/>
      <text:p text:style-name="P203">. . .</text:p>
      <text:p text:style-name="P390"><text:span text:style-name="T87"/></text:p>
      <text:p text:style-name="P392"><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392"><text:span text:style-name="T78"/></text:p>
      <text:p text:style-name="P393"><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204">.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392"><text:span text:style-name="T88"/></text:p>
      <text:p text:style-name="P205">I appreciate the irony of waking up way earlier than Myrtle would have me do, but feel peaceful doing it on my own accord and am starting to get excited for having the house all to myself again.</text:p>
      <text:p text:style-name="P205"><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392"><text:span text:style-name="T88"/></text:p>
      <text:p text:style-name="P205">What really convinced me to go for it was the idea of moving the black night stand back to under the window because the Chromebook and/or iMac could be placed on top of it and used from the bed.</text:p>
      <text:p text:style-name="P392"><text:soft-page-break/><text:span text:style-name="T88"/></text:p>
      <text:p text:style-name="P394"><text:span text:style-name="T72">V</text:span><text:span text:style-name="T64">II.XXI</text:span></text:p>
      <text:p text:style-name="P394"><text:span text:style-name="T78"/></text:p>
      <text:p text:style-name="P206">I started waking up, and, when I heard Erica coughing, finished rearranging. I downloaded my journal repo, opened 2024 part two, spent a while customizing LibreOffice Writer and wrote at 8:39. </text:p>
      <text:p text:style-name="P394"><text:span text:style-name="T78"/></text:p>
      <text:p text:style-name="P394"><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394"><text:span text:style-name="T90"/></text:p>
      <text:p text:style-name="P395"><text:span text:style-name="T90">.</text:span><text:span text:style-name="T78"> . .</text:span></text:p>
      <text:p text:style-name="P396"><text:span text:style-name="T78"/></text:p>
      <text:p text:style-name="P207">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08"><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5">.</text:span></text:p>
      <text:p text:style-name="P208"><text:span text:style-name="T255"><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07"><text:soft-page-break/><text:s text:c="3"/>She gave me a ride to my house, where I took off my hat/shoes and wrote in my journal. </text:p>
      <text:p text:style-name="P207"><text:span text:style-name="T91"/></text:p>
      <text:p text:style-name="P209"><text:span text:style-name="T256">.</text:span> . .</text:p>
      <text:p text:style-name="P210"/>
      <text:p text:style-name="P210">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57"> . .I ate while listening to Andy Shauf and got a text from Scott thanking me and saying he would pay me presently.</text:span></text:p>
      <text:p text:style-name="P211"><text:s text:c="3"/>I put my clothes and bags away, arranged my alternate desk, then wrote in my journal at 6:49.<text:span text:style-name="T258"> . .I went through the tutorial to create a new SSH key on the Air Hog and added it to GitHub, and, after just a bit of git trickery, managed to push the updated journal</text:span><text:span text:style-name="T259"> and wrote about it at 7:10.</text:span><text:span text:style-name="T260"> . .I did nothing but lay in bed and eat CheezIts until I wrote in my journal when it started raining again at 8:42.</text:span></text:p>
      <text:p text:style-name="P211"/>
      <text:p text:style-name="P103">VII.XXII</text:p>
      <text:p text:style-name="P102"><text:span text:style-name="T125"/></text:p>
      <text:p text:style-name="P212">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12"><text:s text:c="3"/>I dozed, texted and fell asleep hard dreaming about being friends with Levon Helm, recording an album with Lucy (not Hunter,) sneaking into a gas station Airbnb and being told I was a little leaky in the crotch.</text:p>
      <text:p text:style-name="P102"><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12"><text:s text:c="3"/>"Thank you!" she said. "Have a good multiple coffees!"</text:p>
      <text:p text:style-name="P212"/>
      <text:p text:style-name="P213">. . .</text:p>
      <text:p text:style-name="P214"/>
      <text:p text:style-name="P214">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14"><text:s text:c="3"/>I went to Kota Kai, ordered a coffee and talked w/ Josh, who said he had just met Chris Thille. I sat on a chair in the window while Josh told me he definitely knew Dr. Dog; they were huge!</text:p>
      <text:p text:style-name="P214"><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14"><text:s text:c="3"/>I <text:span text:style-name="T347">moved to the couch and </text:span>read through my life since<text:span text:style-name="T347"> last going to Scott's and almost couldn't believe how desperate I felt about everything. I am so grateful to be journaling again and think cutting out social media is probably still a good idea.</text:span></text:p>
      <text:p text:style-name="P215"><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15"/>
      <text:p text:style-name="P216">. . .</text:p>
      <text:p text:style-name="P215"/>
      <text:p text:style-name="P215">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15"><text:s text:c="3"/>"Oh yeah," I said. "That's not <text:span text:style-name="T53">sans</text:span> at all."</text:p>
      <text:p text:style-name="P215"><text:s text:c="3"/>"Fonts used to be a part of my job," she said. "A big part."</text:p>
      <text:p text:style-name="P215"><text:s text:c="3"/>I came upstairs, messed around with fonts, choosing, for now, PT Mono, pushed my non-pasted content up to page 49, typed up my handwritten words and continued to write until 2:06.<text:span text:style-name="T348"> . .I listened to a couple River Whyless songs while texting Maddy, Cait and then Scott, saying, </text:span></text:p>
      <text:p text:style-name="P215"><text:s text:c="2"/><text:span text:style-name="T348">"</text:span>no rush at all on the venmis but just checking it didn't get to the wrong Ross Montsinger... that guy's shady!!<text:span text:style-name="T348">"</text:span></text:p>
      <text:p text:style-name="P215"><text:span text:style-name="T348"><text:s text:c="3"/>Scott said, "</text:span>Oh shnap! <text:s/>Totally spaced! <text:s/>To much stoney wall staring!<text:span text:style-name="T348">" with a laugh-cry face, and then, "</text:span>will do now!<text:span text:style-name="T348">"</text:span></text:p>
      <text:p text:style-name="P215"><text:s text:c="3"/>I was excited that he sent me $350. I sent PJ a message saying,</text:p>
      <text:p text:style-name="P434"><text:span text:style-name="T263"><text:s/></text:span><text:span text:style-name="T262"><text:s text:c="2"/>"still not sure if I've heard deep sea diver. Currently seems easier to type that and thus continue the conversation than to go off and do my own research"</text:span></text:p>
      <text:p text:style-name="P223"><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p>
      <text:p text:style-name="P215"><text:s text:c="3"/>I listened to <text:span text:style-name="T348">Shattering the Hourglass</text:span> while trying to buy the Fillion journal I had been eyeing for weeks, but the purchase inexplicably <text:span text:style-name="T349">failed t</text:span>o <text:span text:style-name="T351">go</text:span> through. I took it as a sign and noticed it was slightly too small anyway, so I looked around for an alternative, possibly locally, until<text:span text:style-name="T349"> the album finished and I realized it was time to walk downtown.</text:span></text:p>
      <text:p text:style-name="P217"><text:s text:c="3"/>I had a pee at Pizza Mind<text:span text:style-name="T261">——</text:span><text:span text:style-name="T53">Pee</text:span>za Mind<text:span text:style-name="T261">——</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17"><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351">without laughing at her.</text:span></text:p>
      <text:p text:style-name="P217"><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17"><text:s text:c="3"/>Hayden was there with the check, and more beautiful in person than she had been in the <text:span text:style-name="T351">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351">for her,</text:span> a GF medium no-onion <text:span text:style-name="T352">w/ hop water</text:span>.</text:p>
      <text:p text:style-name="P217"><text:s text:c="3"/>I made it back to the park at six on the nose, but the power had not <text:span text:style-name="T352">yet</text:span> been turned on, so we sat next to Hayden and ate. They started as soon as Hannah was done eating and played a good set for a lot of happy people in the park, stopping shortly after seven due to more impending rain.</text:p>
      <text:p text:style-name="P217"><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350">Aztec chocolate in a waffle cone and they each had cups of single-scoop oat milk chocolate with sprinkles, hers colorful and his not.</text:span></text:p>
      <text:p text:style-name="P218"><text:soft-page-break/><text:s text:c="3"/>We ate and chatted near the front of the building where it was <text:span text:style-name="T351">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18"><text:s text:c="3"/>We threw our trash away after the cafeteria closed, walked to her car and rode back to the west side, where she almost got annoyed that I <text:span text:style-name="T351">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18"><text:s text:c="3"/>I walked home, took off my shoes and hat and wrote in my journal at 9:06.</text:p>
      <text:p text:style-name="P218"/>
      <text:p text:style-name="P218">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18"><text:s text:c="3"/>I know I can't put a pin in my emotions, but I am truly not worried about it, nor anything else currently. I'll enjoy this feeling while it lasts.</text:p>
      <text:p text:style-name="P218"/>
      <text:p text:style-name="P219">. . .</text:p>
      <text:p text:style-name="P220"/>
      <text:p text:style-name="P220">I listened to Hannah's haunted playlist in the dark and told her I remembered when she had showed me the third song, Ode to Billie Joe.</text:p>
      <text:p text:style-name="P220"><text:s text:c="3"/>She said, "Oh yeah? I can't remember! Is that the one where they are at dinner and talking about someone dying?"</text:p>
      <text:p text:style-name="P220"><text:s text:c="3"/>"Yes," I said. "Pass the biscuits! I think it was after that studio party"</text:p>
      <text:p text:style-name="P220"><text:s text:c="3"/>"So... my dad throws me for a loop ( or maybe a loop de loop) kind of every time. </text:p>
      <text:p text:style-name="P220"/>
      <text:p text:style-name="P220"><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20"><text:s text:c="3"/>I understood, apologized, thanked her for telling me when things bother her and wrote in my journal at 11:25.</text:p>
      <text:p text:style-name="P220"/>
      <text:p text:style-name="P221">. . .</text:p>
      <text:p text:style-name="P222"/>
      <text:p text:style-name="P222">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22"/>
      <text:p text:style-name="P104">VII.XXIII</text:p>
      <text:p text:style-name="P104"><text:span text:style-name="T125"/></text:p>
      <text:p text:style-name="P222">I woke at eight, played Wordle (PRONG in three,) and wondered if Hannah had posted about her Pritchard gig, so I opened Insty messages, clicked on the red circle around her picture and watched the two stories she had shared from the Downtown Association.</text:p>
      <text:p text:style-name="P104"><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222"><text:s text:c="3"/>I heard Erica cough, so I went downstairs for a coffee. We talked about her keyboard and then my journal idea. She mentioned Earth Guild and that she had leater shears, so I decided I would walk downtown instead of driving to Tunnel Road.</text:p>
      <text:p text:style-name="P104"><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4"><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222">. . .I walked to Pritchard, read the beginning of part three while sitting in the sun drinking coffee. I spaced out for a while, then wrote, 10:47.</text:p>
      <text:p text:style-name="P104"><text:span text:style-name="T125"/></text:p>
      <text:p text:style-name="P221">. . .</text:p>
      <text:p text:style-name="P104"><text:span text:style-name="T125"/></text:p>
      <text:p text:style-name="P222">I walked up to Earth Guild at 11 on the nose and ended up waiting around on the sidewalk with some old crafter hippies, including Beau. I also locked eyes with Hayden again, which now feels extra weird.</text:p>
      <text:p text:style-name="P104"><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5"><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224">.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p>
      <text:p text:style-name="P105"><text:span text:style-name="T147"/></text:p>
      <text:p text:style-name="P106"><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7"><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07"><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225"><text:s text:c="3"/>Much like a car showing up in my life right when I had quit drinking, I will not overlook the fact that this “product” came to existence right after I had quit social media.</text:p>
      <text:p text:style-name="P107"><text:span text:style-name="T149"/></text:p>
      <text:p text:style-name="P225">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p>
      <text:p text:style-name="P108"><text:span text:style-name="T125"/></text:p>
      <text:p text:style-name="P108"><text:span text:style-name="T125"/></text:p>
      <text:p text:style-name="P108"><text:span text:style-name="T125"/></text:p>
      <text:p text:style-name="P226">/ / /</text:p>
      <text:p text:style-name="P227">. . .</text:p>
      <text:p text:style-name="P109"><text:span text:style-name="T150"/></text:p>
      <text:p text:style-name="P109"><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228"><text:s text:c="3"/>Kev came over and we played through Easy Now, Glow, Mar y Cielo, Asteroids, Ghost, Down in the Lost and Found + Sound and Glory. My conjoined journal mass made an excellent snare damper. We planned a rehearsal for the Thursday of AVL Fest and said our goodbyes.</text:p>
      <text:p text:style-name="P108"><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08"><text:span text:style-name="T151"/></text:p>
      <text:p text:style-name="P374">How can I see past the shine</text:p>
      <text:p text:style-name="P374">Slide the platform out from underneath</text:p>
      <text:p text:style-name="P374">Catch, hold on, make real</text:p>
      <text:p text:style-name="P374">Like when I loved somebody else</text:p>
      <text:p text:style-name="P374">Chasing their spark</text:p>
      <text:p text:style-name="P374">But making art with you</text:p>
      <text:p text:style-name="P374">Sat over rice, warning how little there was to give</text:p>
      <text:p text:style-name="P374">You could learn to trust me, but it might take years</text:p>
      <text:p text:style-name="P374">Yes, I’m sure I want that</text:p>
      <text:p text:style-name="P374">Five heartbreaks have proven my love unconditional</text:p>
      <text:p text:style-name="P374">So I’m not going anywhere either way</text:p>
      <text:p text:style-name="P374">And you are free to do as you please</text:p>
      <text:p text:style-name="P374">Not just because I love you</text:p>
      <text:p text:style-name="P397"><text:span text:style-name="T125"/></text:p>
      <text:p text:style-name="P110"><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0"><text:span text:style-name="T125"/></text:p>
      <text:p text:style-name="P110">VII.XXIV</text:p>
      <text:p text:style-name="P110"><text:span text:style-name="T125"/></text:p>
      <text:p text:style-name="P110"><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0"><text:span text:style-name="T152"><text:s text:c="3"/></text:span><text:span text:style-name="T153">I tore the poem away </text:span><text:span text:style-name="T154">from its legal pad</text:span><text:span text:style-name="T153"> and found another revelation:</text:span></text:p>
      <text:p text:style-name="P110"><text:span text:style-name="T153"/></text:p>
      <text:p text:style-name="P375">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p>
      <text:p text:style-name="P375"><text:s text:c="3"/>Hannah &amp; Scott are not above me. They do not hold the keys to my happiness. They open doors to take my creative craftsmanship to new levels, but it is my competance and previous connections that got me to the doorstep.</text:p>
      <text:p text:style-name="P375"><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p>
      <text:p text:style-name="P398"><text:soft-page-break/><text:span text:style-name="T125"/></text:p>
      <text:p text:style-name="P111"><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1"><text:span text:style-name="T154"/></text:p>
      <text:p text:style-name="P229">. . .</text:p>
      <text:p text:style-name="P111"><text:span text:style-name="T154"/></text:p>
      <text:p text:style-name="P112"><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2"><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2"><text:span text:style-name="T125"/></text:p>
      <text:p text:style-name="P230">. . .</text:p>
      <text:p text:style-name="P112"><text:span text:style-name="T125"/></text:p>
      <text:p text:style-name="P112"><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14"><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14"><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2"><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232"><text:s text:c="3"/>I said, “I think I’ll just leave to make things easier,” just to get them to leave, which they did. The cashier came outside, was shocked to learn about hop waters.</text:p>
      <text:p text:style-name="P232"><text:s text:c="3"/>I texted Hannah saying, “Have a good gig! My friend Francis and I were waiting for El Kimchi to show, but he gave up.”</text:p>
      <text:p text:style-name="P232"><text:s text:c="3"/>She said, “Oh thank you! I just went by to play on the radio and now I’m going the other direction.”</text:p>
      <text:p text:style-name="P114"><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233">ordered my burrito and wrote until 5:04.</text:p>
      <text:p text:style-name="P114"><text:span text:style-name="T125"/></text:p>
      <text:p text:style-name="P231">. . .</text:p>
      <text:p text:style-name="P114"><text:span text:style-name="T125"/></text:p>
      <text:p text:style-name="P114"><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3"><text:span text:style-name="T155"/></text:p>
      <text:p text:style-name="P115"><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15"><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234"><text:s text:c="3"/>She said, “Hi! No more cops I hope???” and then, “The show was good - held off on pouring until it was over. And I got to talk to my old coworkers from two different jobs!”</text:p>
      <text:p text:style-name="P234"><text:s text:c="3"/>I turned on the central fan and wrote in my journal at 10:26, glad about life and ready for bed.</text:p>
      <text:p text:style-name="P113"><text:span text:style-name="T156"/></text:p>
      <text:p text:style-name="P116">VII.XXV</text:p>
      <text:p text:style-name="P117"><text:span text:style-name="T125"/></text:p>
      <text:p text:style-name="P117"><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17"><text:span text:style-name="T162"/></text:p>
      <text:p text:style-name="P235">. . .</text:p>
      <text:p text:style-name="P117"><text:span text:style-name="T162"/></text:p>
      <text:p text:style-name="P118"><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8"><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236"><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p>
      <text:p text:style-name="P118"><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5"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8"><text:span text:style-name="T125"/></text:p>
      <text:p text:style-name="P237">. . .</text:p>
      <text:p text:style-name="P119"><text:span text:style-name="T125"/></text:p>
      <text:p text:style-name="P238">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p>
      <text:p text:style-name="P238"><text:s text:c="3"/>I stood in line for Smashville while she pumped and parked, only wanting an order of French Fries. When she walked back, she realized she was out of time.</text:p>
      <text:p text:style-name="P238"><text:s text:c="3"/>“Good to see you,” I said.</text:p>
      <text:p text:style-name="P120"><text:soft-page-break/><text:span text:style-name="T125"><text:s text:c="3"/>“Good to see </text:span><text:span text:style-name="T55">you</text:span><text:span text:style-name="T125">,” she said.</text:span></text:p>
      <text:p text:style-name="P238"><text:s text:c="3"/>“Thanks for the ride.”</text:p>
      <text:p text:style-name="P238"><text:s text:c="3"/>“You’re welcome.”</text:p>
      <text:p text:style-name="P238"><text:s text:c="3"/>“Have a good gig!”</text:p>
      <text:p text:style-name="P238"><text:s text:c="3"/>“Have a good rehearsal!”</text:p>
      <text:p text:style-name="P121"><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239"><text:s text:c="3"/>“Hopefully at least a couple of the comedians are funny! I'm free after 10 if you need a decompression walk”</text:p>
      <text:p text:style-name="P121"><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21"><text:span text:style-name="T168"/></text:p>
      <text:p text:style-name="P122">VII.XXVI</text:p>
      <text:p text:style-name="P123"><text:span text:style-name="T125"/></text:p>
      <text:p text:style-name="P240">I dreamt I was in a familiar venue and had started to tell people I thought it was called The Brass Monkey, but eventually came to find I was wrong.</text:p>
      <text:p text:style-name="P124"><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241"><text:s text:c="3"/>When I did, I dreamt I was staying in what seemed like my parents’ new house with the band. When Stephen came over, he got crazy and violent on Dulci, so we made him leave. I started to cough up pieces of travel toothpaste tubes.</text:p>
      <text:p text:style-name="P124"><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25"><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23"><text:span text:style-name="T125"><text:s text:c="3"/>I woke again, got out of bed and wrote at the Hog until 9:</text:span><text:span text:style-name="T169">34, </text:span><text:span text:style-name="T173">brushed my teeth and made edits til 9:43.</text:span></text:p>
      <text:p text:style-name="P118"><text:span text:style-name="T125"/></text:p>
      <text:p text:style-name="P237">. . .</text:p>
      <text:p text:style-name="P118"><text:span text:style-name="T125"/></text:p>
      <text:p text:style-name="P126"><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26"><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6"><text:span text:style-name="T125"><text:s text:c="3"/>“Just the paint,” I said, </text:span><text:span text:style-name="T176">giving it a toss</text:span><text:span text:style-name="T125">. “Cast iron!”</text:span></text:p>
      <text:p text:style-name="P242"><text:s text:c="3"/>An NPC from GTA came hobbling up and shouted, “He stole the seat off my bicycle, mother fucker!”</text:p>
      <text:p text:style-name="P242"><text:s text:c="3"/>Neighbor Scott and I debriefed and went inside Odd’s separately, where I ordered a latte and wrote.</text:p>
      <text:p text:style-name="P126"><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6" text:note-class="footnote"><text:note-citation>6</text:note-citation><text:note-body><text:p text:style-name="P7">Ross <text:span text:style-name="T354">plays drums on</text:span> the track a year <text:span text:style-name="T353">earlier </text:span><text:span text:style-name="T354">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27"><text:span text:style-name="T125"/></text:p>
      <text:p text:style-name="P243">I love the entire vibe captured in Ghost World, but the ending made me feel sad and lonely, like it was intended to. I feel I should go full Buschemi and play with my journals tonight.</text:p>
      <text:p text:style-name="P243"><text:s text:c="3"/>I saw that Grimm and Quinn were playing Terra Nova, which makes me suspect Hannah will be there, but neither of us have reached out to each other, and I don’t currently feel like being the first.</text:p>
      <text:p text:style-name="P128"><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28"><text:span text:style-name="T181"/></text:p>
      <text:p text:style-name="P245">. . .</text:p>
      <text:p text:style-name="P128"><text:span text:style-name="T181"/></text:p>
      <text:p text:style-name="P12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2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2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2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29"><text:span text:style-name="T180"><text:s text:c="3"/>“Whoa that's a convenient laser,” </text:span><text:span text:style-name="T185">she said.</text:span></text:p>
      <text:p text:style-name="P244">“It was fun!!”</text:p>
      <text:p text:style-name="P132"><text:span text:style-name="T180"><text:s text:c="3"/></text:span><text:span text:style-name="T185">I wrote when the movie was over, very much wondering how our friendship would continue to unfold, 12:22</text:span></text:p>
      <text:p text:style-name="P132"><text:span text:style-name="T185"/></text:p>
      <text:p text:style-name="P246">. . .</text:p>
      <text:p text:style-name="P132"><text:span text:style-name="T185"/></text:p>
      <text:p text:style-name="P247">I woke up thinking about crafting, so I decided to make #5 and then wrote, 4:52.</text:p>
      <text:p text:style-name="P131"><text:span text:style-name="T186"/></text:p>
      <text:p text:style-name="P135"><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30"><text:span text:style-name="T185"/></text:p>
      <text:p text:style-name="P133"/>
      <text:p text:style-name="P133"><text:soft-page-break/>VII.XXVII</text:p>
      <text:p text:style-name="P134"><text:span text:style-name="T125"/></text:p>
      <text:p text:style-name="P136"><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36"><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36"><text:span text:style-name="T187"/></text:p>
      <text:p text:style-name="P248">. . .</text:p>
      <text:p text:style-name="P136"><text:span text:style-name="T125"/></text:p>
      <text:p text:style-name="P137"><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249"><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p>
      <text:p text:style-name="P249">.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p>
      <text:p text:style-name="P137"><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37"><text:span text:style-name="T125"/></text:p>
      <text:p text:style-name="P250">. . .</text:p>
      <text:p text:style-name="P137"><text:span text:style-name="T125"/></text:p>
      <text:p text:style-name="P137"><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37"><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37"><text:span text:style-name="T192"><text:s text:c="3"/>“</text:span><text:span text:style-name="T125">Hiiiiii I went home and went to bed,” </text:span><text:span text:style-name="T192">and then, “</text:span><text:span text:style-name="T125">How were the tours? How many did you end up doing??”</text:span></text:p>
      <text:p text:style-name="P137"><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37"><text:span text:style-name="T125"><text:s text:c="3"/></text:span><text:span text:style-name="T192">I ate some grapes, took off my clothes, transcribed and wrote until 10:06.</text:span></text:p>
      <text:p text:style-name="P137"><text:span text:style-name="T192"/></text:p>
      <text:p text:style-name="P137"><text:span text:style-name="T192"/></text:p>
      <text:p text:style-name="P138"><text:soft-page-break/>VII.XXVIII</text:p>
      <text:p text:style-name="P139"><text:span text:style-name="T125"/></text:p>
      <text:p text:style-name="P139"><text:span text:style-name="T125">Woke very tired, went downstairs, drank a coffee in the hammock and listened to all the things Erica wanted to do</text:span><text:span text:style-name="T125"><text:note text:id="ftn7" text:note-class="footnote"><text:note-citation>7</text:note-citation><text:note-body><text:p text:style-name="P8">Finish website, desolder Bobagums, kill a rat, build a flute case, pack, clean, grocery store… <text:span text:style-name="T355">The Ross docket includes Wordle, Aldi, Izzy’s, journal edits, bath, shave, </text:span><text:span text:style-name="T356">make journal, clean kitchen, </text:span><text:span text:style-name="T355">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251"><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p>
      <text:p text:style-name="P139"><text:span text:style-name="T194"><text:s text:c="3"/>“We’re </text:span><text:span text:style-name="T57">selling</text:span><text:span text:style-name="T194"> things,” she said.</text:span></text:p>
      <text:p text:style-name="P139"><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39"><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39"><text:soft-page-break/><text:span text:style-name="T197">. . .</text:span><text:span text:style-name="T198">I ate some grapes, put on outdoor clothes, walked to Ingles</text:span><text:span text:style-name="T198"><text:note text:id="ftn8"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39"><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39"><text:span text:style-name="T201"/></text:p>
      <text:p text:style-name="P252">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p>
      <text:p text:style-name="P140"><text:span text:style-name="T125"/></text:p>
      <text:p text:style-name="P253">. . .</text:p>
      <text:p text:style-name="P140"><text:span text:style-name="T125"/></text:p>
      <text:p text:style-name="P141"><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2"><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42"><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254"><text:s text:c="3"/>“How was that trout Reuben?” he asked.</text:p>
      <text:p text:style-name="P142"><text:span text:style-name="T202"><text:s text:c="3"/>“It was okay!” I said. “I’m </text:span><text:span text:style-name="T59">full</text:span><text:span text:style-name="T202">!”</text:span></text:p>
      <text:p text:style-name="P142"><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255"><text:s text:c="3"/>“I’m watching Muppets From Space and Hulk Hogan just made a cameo,” I said.</text:p>
      <text:p text:style-name="P255">Ryan said, “It was meant to be brother,” and then, “I haven't seen that one. How does it hold up”</text:p>
      <text:p text:style-name="P142"><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42"><text:span text:style-name="T205"/></text:p>
      <text:p text:style-name="P142"><text:span text:style-name="T205"/></text:p>
      <text:p text:style-name="P142"><text:span text:style-name="T205"/></text:p>
      <text:p text:style-name="P142"><text:span text:style-name="T205"/></text:p>
      <text:p text:style-name="P142"><text:span text:style-name="T205"/></text:p>
      <text:p text:style-name="P143"><text:soft-page-break/>VII.XXIX</text:p>
      <text:p text:style-name="P143"><text:span text:style-name="T125"/></text:p>
      <text:p text:style-name="P143"><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43"><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256"><text:s text:c="3"/>It started dumping rain, so I caught a ride w/ Tina up to Itto, sat at the bar and wrote, 1:35.</text:p>
      <text:p text:style-name="P143"><text:span text:style-name="T207"/></text:p>
      <text:p text:style-name="P257">. . .</text:p>
      <text:p text:style-name="P143"><text:span text:style-name="T207"/></text:p>
      <text:p text:style-name="P144"><text:span text:style-name="T207">I </text:span><text:span text:style-name="T125">ordered a house special ramen w/ arugula &amp; extra egg, ate, walked home</text:span><text:span text:style-name="T125"><text:note text:id="ftn9"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258"><text:s text:c="3"/>I looked at my phone and had texts from Hannah.</text:p>
      <text:p text:style-name="P144"><text:soft-page-break/><text:span text:style-name="T208"><text:s text:c="3"/>“Headed home from Downtown. Want a lift to your house? I am going home to regroup after a weird work event.”</text:span></text:p>
      <text:p text:style-name="P144"><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44"><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44"><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259"><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p>
      <text:p text:style-name="P259"><text:s text:c="4"/>I said, “Oh snap, major bummer on being stranded! I'm sure you're ready to be home. I'd still be good for the same 11-3 slot on Wednesday though,” then wrote at the Hog, 11:00.</text:p>
      <text:p text:style-name="P144"><text:span text:style-name="T212"/></text:p>
      <text:p text:style-name="P144"><text:span text:style-name="T212"/></text:p>
      <text:p text:style-name="P144"><text:span text:style-name="T212"/></text:p>
      <text:p text:style-name="P144"><text:span text:style-name="T212"/></text:p>
      <text:p text:style-name="P145"><text:soft-page-break/>VII.XXX</text:p>
      <text:p text:style-name="P145"><text:span text:style-name="T125"/></text:p>
      <text:p text:style-name="P145"><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46"><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46"><text:span text:style-name="T125">. . .</text:span><text:span text:style-name="T215">I hid under a blanket and nearly slept through occasional rainfall, then bathed/shaved, stuffed my bag with cup/journals/pens/wallet/phone/hat, </text:span><text:span text:style-name="T216">wrote, 11:02.</text:span></text:p>
      <text:p text:style-name="P145"><text:span text:style-name="T216"/></text:p>
      <text:p text:style-name="P260">. . .</text:p>
      <text:p text:style-name="P145"><text:span text:style-name="T216"/></text:p>
      <text:p text:style-name="P147"><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47"><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47"><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47"><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261"><text:s text:c="3"/>Hannah texted saying she had met her Mountain BizWorks deadline, was finished, sent me a video of Emmylou being scared and then thrilled by a Walmart warewolf.</text:p>
      <text:p text:style-name="P148"><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262">.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p>
      <text:p text:style-name="P147"><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261"><text:s text:c="3"/>I said, “Nah,” and threw five ones in his tip jar, probably unnoticed.</text:p>
      <text:p text:style-name="P261"><text:s text:c="3"/>He said, “Are you enjoying this 75-degree weather?”</text:p>
      <text:p text:style-name="P147"><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47"><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47"><text:span text:style-name="T217"/></text:p>
      <text:p text:style-name="P263">. . .</text:p>
      <text:p text:style-name="P149"><text:span text:style-name="T217"/></text:p>
      <text:p text:style-name="P150"><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0"><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50"><text:span text:style-name="T220"/></text:p>
      <text:p text:style-name="P264">. . .</text:p>
      <text:p text:style-name="P150"><text:span text:style-name="T220"/></text:p>
      <text:p text:style-name="P151"><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51"><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265"><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p>
      <text:p text:style-name="P151"><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51"><text:span text:style-name="T221"/></text:p>
      <text:p text:style-name="P152">VII.XXXI</text:p>
      <text:p text:style-name="P153"><text:span text:style-name="T125"/></text:p>
      <text:p text:style-name="P153"><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50"><text:span text:style-name="T220"/></text:p>
      <text:p text:style-name="P264">. . .</text:p>
      <text:p text:style-name="P150"><text:span text:style-name="T220"/></text:p>
      <text:p text:style-name="P154"><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54"><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266"><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p>
      <text:p text:style-name="P266"><text:s text:c="3"/>“Hey! My mom and I are gonna drive separately but I might try to ride home with you if it's ok? I think she will not last all the way until 9pm!”</text:p>
      <text:p text:style-name="P266"><text:s text:c="3"/>I said, “Sounds good to me! When y'all planning on getting there?”</text:p>
      <text:p text:style-name="P266"><text:s text:c="3"/>She said six, so though I still felt frantic, I sipped coffee and wrote at the computer until 5:18.</text:p>
      <text:p text:style-name="P154"><text:span text:style-name="T125"/></text:p>
      <text:p text:style-name="P267">. . .</text:p>
      <text:p text:style-name="P155"><text:span text:style-name="T125"/></text:p>
      <text:p text:style-name="P156"><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56"><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56"><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56"><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56"><text:span text:style-name="T125"><text:s text:c="3"/></text:span><text:span text:style-name="T224">She texted shortly after and said, “Found her. She's sitting with me by the food truck place”</text:span></text:p>
      <text:p text:style-name="P156"><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56"><text:span text:style-name="T224"><text:s text:c="3"/>Kingsley said, “Are you </text:span><text:span text:style-name="T60">insane?”</text:span></text:p>
      <text:p text:style-name="P156"><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268"><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p>
      <text:p text:style-name="P156"><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56"><text:span text:style-name="T224"/></text:p>
      <text:p text:style-name="P156"><text:span text:style-name="T357">H</text:span><text:span text:style-name="T224">: My mom is buzzing because she had so much fun with you guys</text:span></text:p>
      <text:p text:style-name="P157"><text:span text:style-name="T357">M</text:span><text:span text:style-name="T224">: I love her!</text:span></text:p>
      <text:p text:style-name="P156"><text:span text:style-name="T357">H</text:span><text:span text:style-name="T224">: She's pretty great imo</text:span></text:p>
      <text:p text:style-name="P156"><text:span text:style-name="T357">R</text:span><text:span text:style-name="T224">: Fun squad, lfg, I'm buzzin too</text:span></text:p>
      <text:p text:style-name="P268"><text:tab/>And it ain't the decaf</text:p>
      <text:p text:style-name="P156"><text:span text:style-name="T357">M</text:span><text:span text:style-name="T224">: I heard we're going bowling next?</text:span></text:p>
      <text:p text:style-name="P156"><text:span text:style-name="T357">R</text:span><text:span text:style-name="T224">: I look ready bc I am</text:span></text:p>
      <text:p text:style-name="P156"><text:span text:style-name="T357">H</text:span><text:span text:style-name="T224">: The decaf was pretty great but I'm just so happy <text:tab/>to hang out with y'all!</text:span></text:p>
      <text:p text:style-name="P158">M<text:span text:style-name="T125">: Yeeeeeee</text:span></text:p>
      <text:p text:style-name="P156"><text:span text:style-name="T357">R</text:span><text:span text:style-name="T224">: Me too! The pics prove it. That guy behind us is <text:tab/>jelly </text:span></text:p>
      <text:p text:style-name="P156"><text:span text:style-name="T224"/></text:p>
      <text:p text:style-name="P159">VIII.I</text:p>
      <text:p text:style-name="P159"><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431">. . .</text:p>
      <text:p text:style-name="P85"><text:span text:style-name="T229"/></text:p>
      <text:p text:style-name="P86"><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432"><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p>
      <text:p text:style-name="P86"><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6"><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6"><text:span text:style-name="T78"/></text:p>
      <text:p text:style-name="P269">. . .</text:p>
      <text:p text:style-name="P86"><text:span text:style-name="T78"/></text:p>
      <text:p text:style-name="P270">I rested for a bit, texted the Ponies at 4:13,</text:p>
      <text:p text:style-name="P270">“I'm prolly gonna head that way shortly since we're the first band”</text:p>
      <text:p text:style-name="P87"><text:span text:style-name="T119"><text:s text:c="3"/>T</text:span><text:span text:style-name="T78">: Woo hoo!</text:span></text:p>
      <text:p text:style-name="P87"><text:span text:style-name="T119"><text:s text:c="3"/>R</text:span><text:span text:style-name="T78">: Dropping off Max and I'll do the same</text:span></text:p>
      <text:p text:style-name="P87"><text:span text:style-name="T119"><text:s text:c="3"/>M</text:span><text:span text:style-name="T78">: Sweet!! Gotta run home for my yellow dress and I'll see y'all in Jabroniville!</text:span></text:p>
      <text:p text:style-name="P270"><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p>
      <text:p text:style-name="P88"><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88"><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7"><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7"><text:span text:style-name="T78"/></text:p>
      <text:p text:style-name="P344"><text:soft-page-break/><text:span text:style-name="T64">VIII.II</text:span></text:p>
      <text:p text:style-name="P345"><text:span text:style-name="T78"/></text:p>
      <text:p text:style-name="P345"><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345"><text:span text:style-name="T95"><text:s text:c="3"/>Dulce was feeling bad and Kev was down to delay, but no decision came until Kev </text:span><text:span text:style-name="T99">prodded</text:span><text:span text:style-name="T95"> at 9:51. “What's the word from the herd?” he said.</text:span></text:p>
      <text:p text:style-name="P345"><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71"><text:s text:c="3"/>Does that mean Tina drove all the way from Marshall for nothing? Not my circus nor monkeys. I wrote at the computer, 10:10.</text:p>
      <text:p text:style-name="P345"><text:span text:style-name="T95"/></text:p>
      <text:p text:style-name="P272">. . .</text:p>
      <text:p text:style-name="P346"><text:span text:style-name="T95"/></text:p>
      <text:p text:style-name="P347"><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73">This is me, poor at the moment. </text:p>
      <text:p text:style-name="P273">Thanks.”</text:p>
      <text:p text:style-name="P273"><text:s text:c="3"/>I said, “I just screenshotted your pathetic plea and have sent it to Hannah. She should have received one day pass per band member but I don't know how many she's given out. </text:p>
      <text:p text:style-name="P273"><text:s text:c="3"/>Oops, she texted me right this instant and said, ‘Of course! I still have the tickets!’”</text:p>
      <text:p text:style-name="P347"><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273"><text:s text:c="3"/>I said, “I’ll come get you since you’re closer to downtown.”</text:p>
      <text:p text:style-name="P347"><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347"><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348"><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348"><text:span text:style-name="T99"><text:s text:c="3"/></text:span><text:span text:style-name="T100">Hannah texted saying, “Today I wish I was just a tiny bit more extroverted. Tired already!</text:span></text:p>
      <text:p text:style-name="P274"><text:s text:c="3"/>Gonna leave the door open for whenever you get here - I'm gonna have a pillow over my head for about 20 minutes”</text:p>
      <text:p text:style-name="P348"><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347"><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349"><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349"><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349"><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347"><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347"><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347"><text:span text:style-name="T98"/></text:p>
      <text:p text:style-name="P347"><text:span text:style-name="T98"/></text:p>
      <text:p text:style-name="P350"><text:soft-page-break/><text:span text:style-name="T73">V</text:span><text:span text:style-name="T64">III.III</text:span></text:p>
      <text:p text:style-name="P350"><text:span text:style-name="T78"/></text:p>
      <text:p text:style-name="P275">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p>
      <text:p text:style-name="P275"><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p>
      <text:p text:style-name="P350"><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350"><text:span text:style-name="T101"/></text:p>
      <text:p text:style-name="P351"><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276"><text:s text:c="3"/>I nominate Kev as new band leader and wanna do whatever he wants, but am confident a moon&amp;you jam would be dandy</text:p>
      <text:p text:style-name="P276"><text:s text:c="3"/>could even do a moon&amp;you trio set and relieve the pressure to perform from a bunch of peeps</text:p>
      <text:p text:style-name="P276"><text:s text:c="3"/>Let's say it's going to be a Moon &amp; You set with at least the three of us, and whomever else feels comfortable and excited to join should do so.”</text:p>
      <text:p text:style-name="P351"><text:span text:style-name="T102"/></text:p>
      <text:p text:style-name="P277">. . .</text:p>
      <text:p text:style-name="P351"><text:span text:style-name="T102"/></text:p>
      <text:p text:style-name="P352"><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352"><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278"><text:s text:c="3"/>Cam gave me an Athletic Mexican Copper, and, when Kevin/Alyse arrived, we went to help with their gear. Everyone had shown up soon after except for Ryan and Melissa, who texted saying Ryan had driven them to the Outpost.</text:p>
      <text:p text:style-name="P278"><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p>
      <text:p text:style-name="P352"><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352"><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352"><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352"><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279"><text:s text:c="3"/>I walked her to her car, got a ride back to mine, drove home, messaged with her about purrmaids and fell asleep.</text:p>
      <text:p text:style-name="P352"><text:span text:style-name="T103"/></text:p>
      <text:p text:style-name="P174">VIII.IV</text:p>
      <text:p text:style-name="P353"><text:span text:style-name="T78"/></text:p>
      <text:p text:style-name="P353"><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280"><text:s text:c="3"/>I said I would be more urgent about trying to find a roommate, went upstairs, put #13/phone/wallet/pens in my bag, walked swiftly up Brevard/Olney/Vance with coffee jumping out of my cup. Kevvy texted the group saying, “Hey buds what time you want to meet up for a rehearsal?”</text:p>
      <text:p text:style-name="P354"><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281"><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p>
      <text:p text:style-name="P353"><text:span text:style-name="T106"/></text:p>
      <text:p text:style-name="P282">. . .</text:p>
      <text:p text:style-name="P353"><text:span text:style-name="T106"/></text:p>
      <text:p text:style-name="P355"><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283"><text:s text:c="3"/>I walked in with my food and bag, noticed there was indeed a house kit, sat at the end of the bar with sound man Daniel, ate my food while Keith Harry played some original tunes and then a Say It Aint So/Lucky Man mashup followed by Faith.</text:p>
      <text:p text:style-name="P283"><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p>
      <text:p text:style-name="P355"><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355"><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283"><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p>
      <text:p text:style-name="P283"><text:s text:c="3"/>I drove home, talked with Erica about the house situation, travel, gout, AVL Fest, hop water, then took a bath, shaved, put on my shorts for a walk to Ingles, realized it was too late, sat at the computer and wrote, 10:24.</text:p>
      <text:p text:style-name="P355"><text:span text:style-name="T78"/></text:p>
      <text:p text:style-name="P175">VIII.V</text:p>
      <text:p text:style-name="P356"><text:span text:style-name="T78"/></text:p>
      <text:p text:style-name="P356"><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356"><text:span text:style-name="T107"/></text:p>
      <text:p text:style-name="P284">. . .</text:p>
      <text:p text:style-name="P356"><text:span text:style-name="T107"/></text:p>
      <text:p text:style-name="P357"><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285">. . .Kevin texted three different group chapts, saying, “Hey buds just wanted to let everyone know that I woke up feeling pretty crappy today and tested positive for COVID. Just thought I should let you guys know”</text:p>
      <text:p text:style-name="P357"><text:span text:style-name="T78"/></text:p>
      <text:p text:style-name="P357"><text:span text:style-name="T64">Hannah</text:span><text:span text:style-name="T78">: Oh man! Sorry bud that sucks. You had a long <text:tab/>weekend and I'm sure we're all run down <text:tab/>immunity wise! I hope you feel better soon. <text:tab/>Thanks for letting us know. </text:span></text:p>
      <text:p text:style-name="P357"><text:span text:style-name="T78"/></text:p>
      <text:p text:style-name="P357"><text:span text:style-name="T64">Melissa</text:span><text:span text:style-name="T78">: Noooooo Kev!! I'm so sorry, bud. I hope <text:tab/>it goes easy on you - please let us know if <text:tab/>you need anything!!</text:span></text:p>
      <text:p text:style-name="P357"><text:span text:style-name="T78"/></text:p>
      <text:p text:style-name="P357"><text:span text:style-name="T64">Ross</text:span><text:span text:style-name="T78">: Dang ol bud bug! I hope you feel better <text:tab/>IMMEDIATELY </text:span></text:p>
      <text:p text:style-name="P357"><text:span text:style-name="T78"/></text:p>
      <text:p text:style-name="P357"><text:span text:style-name="T64">Becca</text:span><text:span text:style-name="T78">: Damn sorry to hear that. Thanks for the heads <text:tab/>up. Feel better soon!!</text:span></text:p>
      <text:p text:style-name="P357"><text:span text:style-name="T78"/></text:p>
      <text:p text:style-name="P357"><text:span text:style-name="T64">Scott</text:span><text:span text:style-name="T78">: Oh man sorry to hear that kev. I hope your <text:tab/>feel better super soon, <text:s/>let me know if i can <text:tab/>help at all and thanks fir the heads up.</text:span></text:p>
      <text:p text:style-name="P357"><text:span text:style-name="T78"/></text:p>
      <text:p text:style-name="P357"><text:span text:style-name="T64">Hannah</text:span><text:span text:style-name="T78">: I'm sure there were lots of people carrying <text:tab/>it around at the festival. So even if I do <text:tab/>get sick, I ain't giving you credit for it</text:span></text:p>
      <text:p text:style-name="P357"><text:span text:style-name="T78"/></text:p>
      <text:p text:style-name="P357"><text:span text:style-name="T74">Melissa</text:span><text:span text:style-name="T108">: </text:span><text:span text:style-name="T78">Horribly rude virus, 0/10</text:span></text:p>
      <text:p text:style-name="P357"><text:span text:style-name="T78"/></text:p>
      <text:p text:style-name="P357"><text:span text:style-name="T64">Ryan</text:span><text:span text:style-name="T78">: Fuck I'm so sorry bud</text:span></text:p>
      <text:p text:style-name="P357"><text:span text:style-name="T78"/></text:p>
      <text:p text:style-name="P357"><text:soft-page-break/><text:span text:style-name="T64">Clay</text:span><text:span text:style-name="T78">: Becca and I just tested too. Becca negative <text:tab/>but I got positive. Sorry as well guys… Hope <text:tab/>everyone else keeps feeling good</text:span></text:p>
      <text:p text:style-name="P357"><text:span text:style-name="T78"/></text:p>
      <text:p text:style-name="P357"><text:span text:style-name="T64">Jacob</text:span><text:span text:style-name="T78">: Sorry y'all… This sucks. I hope it goes <text:tab/>smoothly. It kicked my ass last time</text:span></text:p>
      <text:p text:style-name="P357"><text:span text:style-name="T78"/></text:p>
      <text:p text:style-name="P358"><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286"><text:s text:c="3"/>“Oh my God,” she groaned. “I have to go.”</text:p>
      <text:p text:style-name="P286"><text:s text:c="3"/>I said, “I thought of that earlier and have been waiting for the opportunity to say it.”</text:p>
      <text:p text:style-name="P286"><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p>
      <text:p text:style-name="P358"><text:span text:style-name="T78"/></text:p>
      <text:p text:style-name="P287">. . .</text:p>
      <text:p text:style-name="P358"><text:span text:style-name="T78"/></text:p>
      <text:p text:style-name="P359"><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359"><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10" text:note-class="footnote"><text:note-citation>10</text:note-citation><text:note-body><text:p text:style-name="P11">Ross and Hannah make plans to check out the new nighttime coffee shop, Haywood Famous after 5:45, <text:span text:style-name="T358">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288"><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p>
      <text:p text:style-name="P359"><text:span text:style-name="T78"/></text:p>
      <text:p text:style-name="P290">I forgot to mention that Scott had texted me while walking up the Clingman hill: </text:p>
      <text:p text:style-name="P290"><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p>
      <text:p text:style-name="P290"><text:s text:c="3"/>I said, “A'good day indeed! That'd be fine by me. It's always a pleasure to hang with the critters and I'm stoked to help whenever I can, even if it's just with the Sal and THEE Theo”</text:p>
      <text:p text:style-name="P359"><text:span text:style-name="T78"/></text:p>
      <text:p text:style-name="P289">. . .</text:p>
      <text:p text:style-name="P360"><text:span text:style-name="T78"/></text:p>
      <text:p text:style-name="P361"><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361"><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361"><text:span text:style-name="T112"><text:s text:c="3"/>Hannah</text:span><text:span text:style-name="T109"> texted at 7:49 saying, “Hi! So I had dinner with my friends and now I need to go lay down because I don't feel so good. I'm sure my tummy will settle down in like 30 minutes.”</text:span></text:p>
      <text:p text:style-name="P291"><text:s text:c="3"/></text:p>
      <text:p text:style-name="P401"><text:span text:style-name="T231">Hey, no sweat </text:span><text:span text:style-name="T75">(okay fingers)</text:span><text:span text:style-name="T110"> </text:span><text:span text:style-name="T231">I hope you feel better! I'm having a swell time listening to the Dr. Dog album </text:span></text:p>
      <text:p text:style-name="P376">New music!!?</text:p>
      <text:p text:style-name="P376">Right?</text:p>
      <text:p text:style-name="P379">It came out the day after the red rocks show but I didn't listen to much of it because I came to realize I had heard it all already </text:p>
      <text:p text:style-name="P381">Very much digging it as a whole piece at the moment though... Scott just asked me to house sit from Wednesday to Monday</text:p>
      <text:p text:style-name="P402"><text:span text:style-name="T76">[</text:span><text:span text:style-name="T75">sweat face</text:span><text:span text:style-name="T76">]</text:span></text:p>
      <text:p text:style-name="P376">That's cool!</text:p>
      <text:p text:style-name="P400"><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377">want to go? Are you in for the evening?</text:p>
      <text:p text:style-name="P400"><text:span text:style-name="T231"/></text:p>
      <text:p text:style-name="P379">Just a little funny because of the short notice and I was excited to have the house to myself starting tonight </text:p>
      <text:p text:style-name="P379">I would love to go for a walk </text:p>
      <text:p text:style-name="P160">(19 minutes later)</text:p>
      <text:p text:style-name="P379">My 'just a little funny' text is about Scott not you !</text:p>
      <text:p text:style-name="P376">Oh yes! I'm sorry I'm justslow</text:p>
      <text:p text:style-name="P376">I like to have space to myself too :-)</text:p>
      <text:p text:style-name="P162">(Hannah loved “I would love to go for a walk”)</text:p>
      <text:p text:style-name="P161">(8:56)</text:p>
      <text:p text:style-name="P378">Okay putting on shoes and my weird high</text:p>
      <text:p text:style-name="P378">visibility vest!</text:p>
      <text:p text:style-name="P378">Is now good for you? I am not packing so I might</text:p>
      <text:p text:style-name="P378">as well go walking!</text:p>
      <text:p text:style-name="P380">Yeah I'll drive on down!</text:p>
      <text:p text:style-name="P399"><text:span text:style-name="T231"/></text:p>
      <text:p text:style-name="P399"><text:soft-page-break/><text:span text:style-name="T231"/></text:p>
      <text:p text:style-name="P163"><text:span text:style-name="T231">I </text:span><text:span text:style-name="T125">grabbed my car key, my wallet, phone, hop water, got in the car and drove up Brevard Road. Hannah texted at 9:01 saying, “</text:span><text:span text:style-name="T231">Or I can meet you!”</text:span></text:p>
      <text:p text:style-name="P163"><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63"><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63"><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63"><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63"><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63"><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65"><text:span text:style-name="T232"><text:s text:c="3"/>“Have fun with Myrtle time,” </text:span><text:span text:style-name="T238">she said.</text:span></text:p>
      <text:p text:style-name="P163"><text:span text:style-name="T232"><text:s text:c="3"/></text:span><text:span text:style-name="T238">I said, </text:span><text:span text:style-name="T232">“I will,” </text:span><text:span text:style-name="T238">and </text:span><text:span text:style-name="T232">then, quickly, “Can I kiss you?”</text:span></text:p>
      <text:p text:style-name="P163"><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63"><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63"><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63"><text:span text:style-name="T232"><text:s text:c="3"/>I said, “Oh yeah, sorry about the espresso mouth.” I think I said something </text:span><text:span text:style-name="T234">stupid</text:span><text:span text:style-name="T232"> like, “It packs a punch.”</text:span></text:p>
      <text:p text:style-name="P292"><text:s text:c="3"/>She said, “I’m definitely going to be up packing now!” and laughed.</text:p>
      <text:p text:style-name="P292"><text:s text:c="3"/>“Have a great trip,” I said.</text:p>
      <text:p text:style-name="P292"><text:s text:c="3"/>“I’ll see you when I get back.”</text:p>
      <text:p text:style-name="P293"><text:s text:c="3"/>“Byeee.”</text:p>
      <text:p text:style-name="P164"><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64"><text:span text:style-name="T233"/></text:p>
      <text:p text:style-name="P166"><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66"><text:span text:style-name="T125"/></text:p>
      <text:p text:style-name="P294">Here’s my dream text I would send to Hannah in a world where I can never be too much:</text:p>
      <text:p text:style-name="P167"><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67"><text:span text:style-name="T125"/></text:p>
      <text:p text:style-name="P168">VIII.VI</text:p>
      <text:p text:style-name="P168"><text:span text:style-name="T125"/></text:p>
      <text:p text:style-name="P169"><text:span text:style-name="T125">I woke at 6:44, went downstairs, made a cup of coffee, came up, played Wordle, watched five minutes of Guffman, put on pants, wrote, 7:10. . .</text:span><text:span text:style-name="T238">I made edits until 7:26.</text:span></text:p>
      <text:p text:style-name="P169"><text:span text:style-name="T238"/></text:p>
      <text:p text:style-name="P170"><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295"><text:s text:c="3"/>Tina asked how we were feeling today and I said, “Like a vibrant and healthy collection of molecules held together with freakishly grand organization. You?”</text:p>
      <text:p text:style-name="P170"><text:span text:style-name="T239"/></text:p>
      <text:p text:style-name="P296">. . .</text:p>
      <text:p text:style-name="P170"><text:span text:style-name="T239"/></text:p>
      <text:p text:style-name="P171"><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71"><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297"><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p>
      <text:p text:style-name="P297"><text:s text:c="3"/>Hannah texted back:</text:p>
      <text:p text:style-name="P171"><text:span text:style-name="T125"/></text:p>
      <text:p text:style-name="P382">I would love a ride! I'm still hoping to leave 12ish. Maybe 12:15?</text:p>
      <text:p text:style-name="P383">Works for meee. Have you made a plan for eating?</text:p>
      <text:p text:style-name="P382">I was definitely having some anxiety about</text:p>
      <text:p text:style-name="P382">the half-formed plan with Melissa and Ryan.</text:p>
      <text:p text:style-name="P382">I have some leftovers that I was gonna eat.</text:p>
      <text:p text:style-name="P382">Maybe I shouldn't eat them after I got a</text:p>
      <text:p text:style-name="P382">tummyache yesterday.</text:p>
      <text:p text:style-name="P382">So I guess that answer is no! I don't have</text:p>
      <text:p text:style-name="P382">a plan</text:p>
      <text:p text:style-name="P382">Do you have an idea? I'm open to it!</text:p>
      <text:p text:style-name="P383">Haha I'm looking at the time and thinking Chipotle might be the least stressful</text:p>
      <text:p text:style-name="P383">And easy on the tum</text:p>
      <text:p text:style-name="P383">Or maybe like taco billy if you have time for that </text:p>
      <text:p text:style-name="P382">Yea! I can order some chipotle for both of</text:p>
      <text:p text:style-name="P382">us if that is of interest!</text:p>
      <text:p text:style-name="P403"><text:span text:style-name="T78"/></text:p>
      <text:p text:style-name="P403"><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403"><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403"><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403"><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403"><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403"><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298"><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p>
      <text:p text:style-name="P403"><text:span text:style-name="T114"/></text:p>
      <text:p text:style-name="P299">. . .</text:p>
      <text:p text:style-name="P403"><text:span text:style-name="T114"/></text:p>
      <text:p text:style-name="P404"><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300"><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p>
      <text:p text:style-name="P404"><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404"><text:span text:style-name="T116"/></text:p>
      <text:p text:style-name="P404"><text:span text:style-name="T116"/></text:p>
      <text:p text:style-name="P405"><text:span text:style-name="T77"/></text:p>
      <text:p text:style-name="P405"><text:soft-page-break/><text:span text:style-name="T77">V</text:span><text:span text:style-name="T64">III.VII</text:span></text:p>
      <text:p text:style-name="P407"><text:span text:style-name="T78"/></text:p>
      <text:p text:style-name="P301">I woke around 8:45 and saw that Hannah had liked my most recent journal post 21 minutes earlier. When I grabbed my phone, she liked my most recent text and said, “It's been a heckin long day. And not over yet! This is an interesting approach to travel…” and then, “How's your day?”</text:p>
      <text:p text:style-name="P301"><text:s text:c="3"/>I said, “Bonjour! I just woke up about 46 seconds ago… gonna drink a coffee and head to Scott's. Have you done the train yet?”</text:p>
      <text:p text:style-name="P407"><text:span text:style-name="T78"><text:s text:c="3"/>She was on train three of five. </text:span><text:span text:style-name="T118">I walked downstairs and made a coffee.</text:span></text:p>
      <text:p text:style-name="P407"><text:span text:style-name="T78"/></text:p>
      <text:p text:style-name="P384">We haven't stopped traveling since you dropped me on the curb </text:p>
      <text:p text:style-name="P384">How long has that been? </text:p>
      <text:p text:style-name="P407"><text:span text:style-name="T125"/></text:p>
      <text:p text:style-name="P385">That was about 20 hours ago. Did you get any sleep on the plane?</text:p>
      <text:p text:style-name="P384">Yes a little! </text:p>
      <text:p text:style-name="P407"><text:span text:style-name="T125"/></text:p>
      <text:p text:style-name="P385">What time is it there? Are you in the countryside yet?</text:p>
      <text:p text:style-name="P407"><text:span text:style-name="T125"/></text:p>
      <text:p text:style-name="P384">2:30pm and we're just getting into the countryside... I'll send you a photo if I can!</text:p>
      <text:p text:style-name="P407"><text:span text:style-name="T125"/></text:p>
      <text:p text:style-name="P385">Okay so like six hours difference. Instagram might be more reliable!</text:p>
      <text:p text:style-name="P406"><text:span text:style-name="T125"/></text:p>
      <text:p text:style-name="P172"><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72"><text:span text:style-name="T242"/></text:p>
      <text:p text:style-name="P172"><text:span text:style-name="T242"/></text:p>
      <text:p text:style-name="P302">/ / /</text:p>
      <text:p text:style-name="P173"><text:span text:style-name="T242"/></text:p>
      <text:p text:style-name="P172"><text:span text:style-name="T242"/></text:p>
      <text:p text:style-name="P172"><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303"><text:s text:c="3"/>I fished the key from under a block, went inside to an excited Myrtle and found a note.</text:p>
      <text:p text:style-name="P172"><text:span text:style-name="T242"/></text:p>
      <text:p text:style-name="P386">Hi Ross!</text:p>
      <text:p text:style-name="P386">Sal + Theo + Myrtle are psyched for Ross time!</text:p>
      <text:p text:style-name="P408"><text:span text:style-name="T242"/></text:p>
      <text:p text:style-name="P408"><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360">terrified</text:span><text:span text:style-name="T242"> of that thing as it chases her around. We learned the hard way.</text:span></text:p>
      <text:p text:style-name="P408"><text:span text:style-name="T242"/></text:p>
      <text:p text:style-name="P386">There's some banana bread on the counter + a THC Seltz in the fridge for you. Please eat/drink whatever looks good. Have fun and Thank you 1 million times!!!</text:p>
      <text:p text:style-name="P408"><text:span text:style-name="T242"/></text:p>
      <text:p text:style-name="P386">We're back Mon 8/12 at around 9рm</text:p>
      <text:p text:style-name="P172"><text:span text:style-name="T242"/></text:p>
      <text:p text:style-name="P172"><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72"><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72"><text:span text:style-name="T243"/></text:p>
      <text:p text:style-name="P304">. . .</text:p>
      <text:p text:style-name="P172"><text:span text:style-name="T243"/></text:p>
      <text:p text:style-name="P305">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p>
      <text:p text:style-name="P305"><text:s text:c="3"/>I snagged a Hop Splash, drove to Hillcrest, laid on the daybed, typed on my phone, 11:50, so glad I brought my magic blue blanket.</text:p>
      <text:p text:style-name="P172"><text:span text:style-name="T243"/></text:p>
      <text:p text:style-name="P176">VIII.VIII</text:p>
      <text:p text:style-name="P172"><text:span text:style-name="T243"/></text:p>
      <text:p text:style-name="P172"><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305"><text:s text:c="3"/>The Wordle was SAUCY (in four) by the way.</text:p>
      <text:p text:style-name="P172"><text:span text:style-name="T243"/></text:p>
      <text:p text:style-name="P177">VIII.IX</text:p>
      <text:p text:style-name="P172"><text:span text:style-name="T243"/></text:p>
      <text:p text:style-name="P305">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p>
      <text:p text:style-name="P305">.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p>
      <text:p text:style-name="P305"><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p>
      <text:p text:style-name="P172"><text:span text:style-name="T243"/></text:p>
      <text:p text:style-name="P304">. . .</text:p>
      <text:p text:style-name="P172"><text:span text:style-name="T243"/></text:p>
      <text:p text:style-name="P172"><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305"><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p>
      <text:p text:style-name="P305"><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p>
      <text:p text:style-name="P305"><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p>
      <text:p text:style-name="P305"><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p>
      <text:p text:style-name="P305"><text:s text:c="3"/>"Hi Ross, it's great to connect with you. I was enamored watching you play tonight.... Also, you saying that I'm the girl from the cabin from Kiki's delivery service is the best compliment"</text:p>
      <text:p text:style-name="P305"><text:s text:c="3"/>I touched myself and fell asleep.</text:p>
      <text:p text:style-name="P172"><text:span text:style-name="T243"/></text:p>
      <text:p text:style-name="P172"><text:span text:style-name="T243"/></text:p>
      <text:p text:style-name="P172"><text:span text:style-name="T243"/></text:p>
      <text:p text:style-name="P172"><text:span text:style-name="T243"/></text:p>
      <text:p text:style-name="P172"><text:soft-page-break/><text:span text:style-name="T359">VIII.X</text:span></text:p>
      <text:p text:style-name="P172"><text:span text:style-name="T243"/></text:p>
      <text:p text:style-name="P305">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p>
      <text:p text:style-name="P172"><text:span text:style-name="T243"/></text:p>
      <text:p text:style-name="P305">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p>
      <text:p text:style-name="P305"><text:s text:c="3"/>I am curious to see what she says, and a meet cute could fit well into my 'schedule,' but I do not want to put what life has conspired Hannah and I to work toward in jeopardy.</text:p>
      <text:p text:style-name="P172"><text:span text:style-name="T243"/></text:p>
      <text:p text:style-name="P304">. . .</text:p>
      <text:p text:style-name="P172"><text:span text:style-name="T243"/></text:p>
      <text:p text:style-name="P305">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p>
      <text:p text:style-name="P172"><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305"><text:s text:c="3"/>I said, "Hey no worries at all! I hope it gets easier and more fun from here!" I drove to Scott's, let Myrtle out, sat at the table and wrote on my laptop, 4:10.</text:p>
      <text:p text:style-name="P172"><text:span text:style-name="T243"/></text:p>
      <text:p text:style-name="P305">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p>
      <text:p text:style-name="P172"><text:span text:style-name="T243"/></text:p>
      <text:p text:style-name="P304">. . .</text:p>
      <text:p text:style-name="P172"><text:span text:style-name="T243"/></text:p>
      <text:p text:style-name="P305">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p>
      <text:p text:style-name="P172"><text:span text:style-name="T243"/></text:p>
      <text:p text:style-name="P176">VIII.XI</text:p>
      <text:p text:style-name="P172"><text:span text:style-name="T243"/></text:p>
      <text:p text:style-name="P305">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p>
      <text:p text:style-name="P305"><text:s text:c="3"/>Dulci said she would ask Sav and Dan to play. I asked if Wyndham was on the gig and Kev agreed he would be a better choice. I wrote on my phone at 10:47.</text:p>
      <text:p text:style-name="P172"><text:span text:style-name="T243"/></text:p>
      <text:p text:style-name="P304">. . .</text:p>
      <text:p text:style-name="P172"><text:span text:style-name="T243"/></text:p>
      <text:p text:style-name="P172"><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305"><text:s text:c="3"/>He said, "It's okay, I guess."</text:p>
      <text:p text:style-name="P305"><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p>
      <text:p text:style-name="P305"><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p>
      <text:p text:style-name="P305"><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p>
      <text:p text:style-name="P172"><text:span text:style-name="T243"/></text:p>
      <text:p text:style-name="P177">VIII.XII</text:p>
      <text:p text:style-name="P172"><text:span text:style-name="T243"/></text:p>
      <text:p text:style-name="P172"><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72"><text:span text:style-name="T243"/></text:p>
      <text:p text:style-name="P306">. . .</text:p>
      <text:p text:style-name="P172"><text:span text:style-name="T243"/></text:p>
      <text:p text:style-name="P433"><text:span text:style-name="T264">I </text:span><text:span text:style-name="T265">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66">Hannah messaged me at 10 freaking out about her passport, not knowing where it was and not wanting to make a bunch of noise looking. I told her the Hannah I knew would have put it somewhere safe; it was in her DI bag.</text:span></text:p>
      <text:p text:style-name="P307"><text:s text:c="3"/>Amy texted at 2AM, saying, “hey brother mine, let’s talk tomorrow <text:s/>if you’re able”</text:p>
      <text:p text:style-name="P307"><text:s text:c="3"/>I laid in bed twitching with songs in my brain and body. Hannah texted again at 5:30 with a picture of her waving goodbye to everyone. We talked for a while and I eventually put on Fat Dog, Talk is Cheap and the new Honeycutters album, played Wordle (BEING in four.)</text:p>
      <text:p text:style-name="P433"><text:span text:style-name="T266"/></text:p>
      <text:p text:style-name="P178">VIII.XIII</text:p>
      <text:p text:style-name="P435"><text:span text:style-name="T270"/></text:p>
      <text:p text:style-name="P308">I woke when Hannah sent a reel of a goldendoodle looking like a cloud in a stream. I realized I had finally slept, ate some grapes, wrote, 8:54.</text:p>
      <text:p text:style-name="P436"><text:span text:style-name="T270"/></text:p>
      <text:p text:style-name="P309">. . .</text:p>
      <text:p text:style-name="P436"><text:span text:style-name="T270"/></text:p>
      <text:p text:style-name="P437"><text:span text:style-name="T270">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70">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10"><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p>
      <text:p text:style-name="P310"><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p>
      <text:p text:style-name="P437"><text:span text:style-name="T270"><text:s text:c="3"/>I went inside, crafted #22 from some maroon leather, posted to Instagram, ate a bunch of grapes and started to nod off. Hannah messaged me at six, which woke me up, so I got a hop water out of the fridge, sat at the computer and wrote, 6:18. . .</text:span><text:span text:style-name="T271">I laid on the futon unsure what to watch, eat, read, listen to, not wanting to go anywhere and no longer feeling tired.</text:span></text:p>
      <text:p text:style-name="P311"><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p>
      <text:p text:style-name="P311"><text:s text:c="3"/>I watched ten minutes of the Matrix, enjoyed laying on my big bed, looked out the window, got up, sat at the computer and wrote, 9:20.</text:p>
      <text:p text:style-name="P438"><text:soft-page-break/><text:span text:style-name="T271">V</text:span><text:span text:style-name="T270">III.XIV</text:span></text:p>
      <text:p text:style-name="P438"><text:span text:style-name="T262"/></text:p>
      <text:p text:style-name="P312">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p>
      <text:p text:style-name="P312"><text:s text:c="3"/>She wrote saying she had found Laura and would send a picture when she could. I relaxed, fell back asleep, waking up and messaging intermitently until 10:30. Being on the far corner of the bed made me feel like it was 1PM.</text:p>
      <text:p text:style-name="P439"><text:span text:style-name="T262"><text:s text:c="3"/>I went downstairs, made a small coffee, drank it on the edge of the bed and decided I would go to Kota Kai after all. I ate an apple on the way, said hi to Quetzal, ordered a latte, pasted seven pages, wrote, noon. . .</text:span><text:span text:style-name="T267">I walked home, reparked the driveway, started a load of laundry, cleaned the coffee ground receptor, did the dishes, ate a banana, swept off the top porch, wrote, 1:00.</text:span></text:p>
      <text:p text:style-name="P439"><text:span text:style-name="T267">. . .</text:span><text:span text:style-name="T268">I made a coffee, messaged with Hannah, went to UJ, ate a burger w/ tots &amp; Coke, walked outside, said hey to Michel and Maria, walked home, unloaded the dryer, got a call from Cait, who desperately needed a ride into work, put the fitted sheet on my bed, drove Cait through Trump traffic, came home, set down my comforter, laid on the bed, looked at my phone and wrote, 4:41. . .</text:span><text:span text:style-name="T269">I switched the little Panasonic TV for the big JVC, watched the many previews at the start of Enemy of the State, and then watched the first five minutes.</text:span></text:p>
      <text:p text:style-name="P439"><text:span text:style-name="T269"/></text:p>
      <text:p text:style-name="P313">. . .</text:p>
      <text:p text:style-name="P439"><text:span text:style-name="T269"/></text:p>
      <text:p text:style-name="P440"><text:span text:style-name="T269">I </text:span><text:span text:style-name="T262">walked to Brew Pump, bought some hop waters, talked to Big Adam, walked down to Middlemont, set up drums. Hannah messaged me saying, “Please tell me stories about horrible times staying in people's houses when touring. This isn't that horrible but I would like to know how it could be so much worse.”</text:span></text:p>
      <text:p text:style-name="P440"><text:soft-page-break/><text:span text:style-name="T262"><text:s text:c="3"/>Me, Wyndham and Charlie played through Nefertiti, Song for My Father, Four, Night in Tunisia, Impressions, Giant Steps, and a couple others. It was very fun, but we yearned for bass and I was starting to get a sore throat. I walked home the long way, glancing over at the Pump but trucking along. I went into the house, laid on the bed and sent horrible times staying in peoples’ houses to Hannah:</text:span></text:p>
      <text:p text:style-name="P440"><text:span text:style-name="T262"/></text:p>
      <text:p text:style-name="P387">One time we got to a place and, apart from the one couch upstairs, they opened a door to a basement, said, "There's plenty of room down here!” and it was just a bald soiled mattress in the dark.</text:p>
      <text:list text:style-name="L1">
        <text:list-header>
          <text:p text:style-name="P468"><text:s text:c="3"/>One time we stayed with this guy Jersey Bob and he gave us all what he said were mild weed cookies. They were so strong, I laid in the darkness thinking the white light was taking me and the cops were gonna bust in any minute. Steve slept on a pile of shoes. When we got in the van the next morning I asked if anyone thought they were gonna die and everyone said yes, but they couldn't seem to say anything about it.</text:p>
        </text:list-header>
      </text:list>
      <text:p text:style-name="P387"><text:s text:c="3"/>One time before that, we couldn't figure out which house was Jersey Bob's and he wouldn't answer his phone so we just slept in the van on his culdesac.</text:p>
      <text:p text:style-name="P387"><text:s text:c="3"/>Do you know John Verba? One time we flooded his sister's house in Florida while she was gone for a couple hours.</text:p>
      <text:p text:style-name="P387">You sent</text:p>
      <text:p text:style-name="P387"><text:s text:c="3"/>There were multiple occasions where eight of us shared a single hotel room, like when we broke down in Canada and had to get towed to the border and walk across in a snowstorm... and then everyone started passing around a violent stomach virus</text:p>
      <text:p text:style-name="P387">You sent</text:p>
      <text:p text:style-name="P441"><text:span text:style-name="T272"><text:s text:c="3"/>Oh God, we used to sometimes stay with this New Orleans band Dirty Bourbon River Show and they lived in absolute squalor. The </text:span><text:soft-page-break/><text:span text:style-name="T272">shower was so gross they would wrap their feet in grocery bags to take one.</text:span></text:p>
      <text:p text:style-name="P387"><text:s text:c="3"/>One time we were on tour with them in Louisiana and the interstate got shut down while we were on a bridge. We just sat there all night long.</text:p>
      <text:p text:style-name="P441"><text:span text:style-name="T272"/></text:p>
      <text:p text:style-name="P179">VIII.XV</text:p>
      <text:p text:style-name="P442"><text:span text:style-name="T272"/></text:p>
      <text:p text:style-name="P442"><text:span text:style-name="T272">I noticed Hannah was messaging me at six AM but stayed asleep until nine. I wasn’t sure what to do with my day, so I started with making journal 24 out of the rhino grey, then wrote, 9:41. . .</text:span><text:span text:style-name="T273">I put all eight journals in my bag, started walking downtown, ran into an attractive unhoused person outside of Weirdo Central who sounded just like Barbie. She said she was pregnant and wanted an [inaudible].</text:span></text:p>
      <text:p text:style-name="P442"><text:span text:style-name="T273"><text:s text:c="3"/>“A </text:span><text:span text:style-name="T335">what</text:span><text:span text:style-name="T273">??” I said.</text:span></text:p>
      <text:p text:style-name="P314"><text:s text:c="3"/>She said, “A Pop-Tart——I’m really craving a Pop-Tart and a Dr. Pepper.”</text:p>
      <text:p text:style-name="P314"><text:s text:c="3"/>I said I would do that, went inside, bout a 20-ounce DP, two blueberry Pop-Tarts and a bag of Lil’ Baby All-In Rap Snacks. She was very grateful. I continued walking, saw I had a reel from Hannah, sat down outside of the Double Crown to finish my chips and write back. It was a reel of a lazy cat, which made me realize I was feeling like a lazy cat. I decided to get a 20-ounce iced latte and walk home.</text:p>
      <text:p text:style-name="P315"><text:s text:c="3"/>I went inside the house, messaged with Hannah a bit more, made a post from my Rewrite account saying I had eight journals available for $20 + shipping, put up a story for each available journal, then shared a post from my main Insty account. I sat at the computer and wrote, 12:09.</text:p>
      <text:p text:style-name="P443"><text:span text:style-name="T273">. . .</text:span><text:span text:style-name="T274">I got a text from Alyse asking if I could let Charlie out at 2:30 and agreed, plus a message from Troy about buying #21. I also sent Random Animals a message asking if I could play all their drums in hopes of walking to Eulogy. I put two journals in my bag, walked to Hendrix, let out Charlie the Dog, used the restroom, perused the fridge &amp; pantry for snacks, sat on the veranda, pasted two pages, proofread another and wrote, 2:34.</text:span></text:p>
      <text:p text:style-name="P442"><text:soft-page-break/><text:span text:style-name="T274">. . .I hung out for at least a half-hour while Chuck pretended to do important things in the yard. I eventually took her inside, used the restroom again, walked to Aldi, bought plums, ham, CheezIts, walked to The Odd. I asked about the new restaurant, but they were not open yet; they would actually be sharing the space with the regular Odd kitchen on alternating days.</text:span></text:p>
      <text:p text:style-name="P442"><text:span text:style-name="T274"><text:s text:c="3"/>I walked down to the Brew Pump, excited to see Smasheville, but they were not open til five, so I sat on the bench, ate CheezIts and thought about what to do. I forgot to mention I had eaten three plums on the walk there. I went across the street, ordered their special, Spicy Cajun Pasta w/ an RC Cola from KT, sat at the bar and wrote, 4:20. . .</text:span><text:span text:style-name="T275">I ate while talking with an unusually friendly KT and Hungover Doug, who had just driven back from Savannah.</text:span></text:p>
      <text:p text:style-name="P442"><text:span text:style-name="T275"><text:s text:c="3"/>I ran into Jessa before and after, who I had just been thinking about. She was registering people to vote. I walked home, watched two minutes of Enemy of the State and had some meaningful texts with Hannah, particuarly about appreciating each other for being willing to do the work to be good communicators. I sat at the computer and wrote, 5:52. . .</text:span><text:span text:style-name="T276">Amy came over and took a look around the house. Apparently she was vetting a friend as a possible roommate, not considering moving in, herself.</text:span></text:p>
      <text:p text:style-name="P316"><text:s text:c="3"/>I drove to FBRA, finally met Jason Ross Martin, had rehearsal with Juan, Charlie, Shane, Katie, came home, organized sold journals, printed shipping labels, laid in bed, got up and wrote, 12:47.</text:p>
      <text:p text:style-name="P442"><text:span text:style-name="T276"/></text:p>
      <text:p text:style-name="P444"><text:span text:style-name="T341">V</text:span><text:span text:style-name="T340">III.XVI</text:span></text:p>
      <text:p text:style-name="P444"><text:span text:style-name="T272"/></text:p>
      <text:p text:style-name="P444"><text:span text:style-name="T272">I woke, played Wordle (BRACE in three,) ate a plum, crafted #25 and wrote, 7:53. . .</text:span><text:span text:style-name="T277">I printed and pasted labels, 8:17. . .</text:span><text:span text:style-name="T278">I laid in bed, brushed, flossed, put on blue Lems/pants/Bruce &amp; Neville/Platt Plaid/hat, stuffed my bag with all the journals, wrote, 9:06.</text:span></text:p>
      <text:p text:style-name="P444"><text:span text:style-name="T278"/></text:p>
      <text:p text:style-name="P317">/ / /</text:p>
      <text:p text:style-name="P445"><text:span text:style-name="T278">I </text:span><text:span text:style-name="T272">added a raincoat &amp; drumsticks to my bag, left the house, met up w/ Lynn by the Suntrust, conversed with her until </text:span><text:span text:style-name="T285">we reached </text:span><text:span text:style-name="T272">12 Baskets, walked to Battle Cat, ordered an Americano, sat on the porch, chatted w/ Fletcher about his new job, Aurora’s band cancelling on the bus and </text:span><text:span text:style-name="T285">my </text:span><text:span text:style-name="T272">journals. I proof-pasted two pages and wrote, 10:04. . .I took a photo, didn’t like it, left, gave four packages to a mailman as he passed Story Parlor, snuck down into the </text:span><text:span text:style-name="T285">Cooperative Coffee</text:span><text:span text:style-name="T272"> pit, took a much better photo, posted it, wrote, 10:42.</text:span></text:p>
      <text:p text:style-name="P318">. . .I walked to Downtown Books &amp; News, found nothing useful, walked to Staples, exchanged some messages w/ Hannah, still found nothing useful, went to Malaprops and found three perfect notebooks, the teNeues 120-page small bullet journal, black. (It’s about half the size of Midori, but only $8 and readily available online, so I may end up trying it out as my personal. I could maybe even rip the cover off.)</text:p>
      <text:p text:style-name="P318"><text:s text:c="3"/>Anyway, I walked to the Vault, sat next to JB, ate a burger w/ tots and Coke, went to High Five, ordered a latte, took it to the park, let Juan know that’s what I was doing and wrote, 2:16. . .Juan thankfully said he was too tired to play Splendor and had forgotten to put it in his van, so I messaged with Hannah and enjoyed sitting in the park until someone nearby started bucket drumming. I walked down Church and sat under a tree at Central UMC, which is a much better abbreviation than I had come up with, 2:57.</text:p>
      <text:p text:style-name="P318">. . .I watched some teenagers try to paralell park, then walked to Double D’s. The line was long, but Scott &amp; Leann were hopping off the bus, said they were glad to see me as they had just had a strange exchange with someone who had called them peasants.</text:p>
      <text:p text:style-name="P318"><text:s text:c="3"/>I offered Leann a journal and she gave me $20. I ordered a latte and traded some strangers cash for Venmo while I waited. I told them about the B-Sides show, grabbed my drink, walked down to Lazoom Room, sat in a comfy chair, chatted w/ Stacey, moved over to the window and wrote, 4:22.</text:p>
      <text:p text:style-name="P446"><text:span text:style-name="T272"/></text:p>
      <text:p text:style-name="P447"><text:soft-page-break/><text:span text:style-name="T272">. . .</text:span></text:p>
      <text:p text:style-name="P446"><text:span text:style-name="T272"/></text:p>
      <text:p text:style-name="P448"><text:span text:style-name="T272">I said hello to Tony, David, sold a journal to Courtney, then Troy, conversed with Alex, walked to Eulogy, said hello to Michael and the band, went down to the green room, hung with Juan, helped Charlie load in, had a beer at Burial, sound checked, went to Little Chango with Charlie and Katie, got rained on, walked back, hung in the green room, tried to make coffee, failed, played a tight and fun set for </text:span><text:span text:style-name="T285">nearly </text:span><text:span text:style-name="T272">no</text:span><text:span text:style-name="T285">body</text:span><text:span text:style-name="T272">, watched a fair amount of Random Animals, walked down to the green room, hung with Juan, Charlie and Katie, walked back West, used the restroom </text:span><text:span text:style-name="T279">at Country Club</text:span><text:span text:style-name="T272">, got a beer with Tate and that dude, walked home, updated my journey stats on Bamboo Forest, sent Hannah a message about my camping trip and slept.</text:span></text:p>
      <text:p text:style-name="P448"><text:span text:style-name="T272"/></text:p>
      <text:p text:style-name="P180">VIII.XVII</text:p>
      <text:p text:style-name="P448"><text:span text:style-name="T272"/></text:p>
      <text:p text:style-name="P319">I woke around 7:15ish feeling nervous, thought about the ways this trip could go wrong, packed my two bags with whatever I thought essential (plaid shirt, blanket, towel, Hollister pants, toothbrush, floss, toothpaste, cup, two journals and an extra notebook, pen, USB cable, Bronner’s.</text:p>
      <text:p text:style-name="P448"><text:span text:style-name="T272"/></text:p>
      <text:p text:style-name="P319">I should take another T-shirt.</text:p>
      <text:p text:style-name="P448"><text:span text:style-name="T272"/></text:p>
      <text:p text:style-name="P320">. . .</text:p>
      <text:p text:style-name="P448"><text:span text:style-name="T272"/></text:p>
      <text:p text:style-name="P449"><text:span text:style-name="T272">I got picked up by Elisha, rode to the Cantingles, used the restroom, bought a 12 of hop water + a latte, waited outside. He came up behind me, said, “</text:span><text:span text:style-name="T334">ROSS</text:span><text:span text:style-name="T272">.” We got in his truck and drove west with our ETA an hour late. Eli </text:span><text:span text:style-name="T285">had </text:span><text:span text:style-name="T272">said he spent three days packing and was held up trying to fix a disco ball. We listened to lo-fi hip-hop beats the whole way there, but with a strong house/drum&amp;bass influence.</text:span></text:p>
      <text:p text:style-name="P449"><text:span text:style-name="T272"><text:s text:c="3"/></text:span><text:span text:style-name="T280">We arrived at Prince boat dock and started unloading his tailgate, which was entirely full. The dock was busy and the staff were unwelcoming. It was obvious we were overprepared. Gary was texting from </text:span><text:soft-page-break/><text:span text:style-name="T280">a stump. I saw Jason and said, “</text:span><text:span text:style-name="T336">Meeta Menta</text:span><text:span text:style-name="T280">,” which made him laugh. They loaded Locke’s motor canoe and departed. I laid on the dock with my head on my bag while Gary and Elisha inflated boats and staged coolers. His truck was </text:span><text:span text:style-name="T285">partly</text:span><text:span text:style-name="T280"> blocking the boat ramp, so once he went to park it, I helped inflate things. We waited for Jason and Locke to return, which ended up being around an hour later.</text:span></text:p>
      <text:p text:style-name="P449"><text:span text:style-name="T280"><text:s text:c="3"/>We loaded up their boat again, watched them depart, then set sail, Elisha on his standup paddleboard, Gary and </text:span><text:span text:style-name="T285">myself</text:span><text:span text:style-name="T280"> in the inflatable kayak. It didn’t take long for me to say, “Okay Gary, I’m having fun.” We paddled past boat houses, had a smoke break with Jason and Locke, hung around the rope swing for a while, ran into them again at the 2/3rds mark and finally approached Double Island aka Backwater Campsite 78.</text:span></text:p>
      <text:p text:style-name="P449"><text:span text:style-name="T280"><text:s text:c="3"/>We went around the back as per Locke’s instructions, beached onto some plywood and checked out camp while it started to sprinkle. I set up my tent. Locke and Jason arrived from their third and final trip </text:span><text:span text:style-name="T281">and we swiftly constructed </text:span><text:span text:style-name="T285">T</text:span><text:span text:style-name="T281">arp </text:span><text:span text:style-name="T285">City</text:span><text:span text:style-name="T281">. I took a short nap.</text:span><text:span text:style-name="T280"> </text:span><text:span text:style-name="T281">Locke and Gary took Elisha out to paddleboard ski while Ben and Noah arrived. They, Jason and I went to explore the eastern point, where we quietly watched the boaters. </text:span><text:span text:style-name="T282">I realized my legs were horribly sunburned.</text:span></text:p>
      <text:p text:style-name="P321"><text:s text:c="3"/>When they returned, gary made delicious spaghetti with the help of Jason’s sausages for the sauce. We talked about going out for sunset, but it was too late. I soon went to sleep, and there was a heavy rain.</text:p>
      <text:p text:style-name="P449"><text:span text:style-name="T281"/></text:p>
      <text:p text:style-name="P181">VIII.XVIII</text:p>
      <text:p text:style-name="P450"><text:span text:style-name="T272"/></text:p>
      <text:p text:style-name="P451"><text:span text:style-name="T272">I woke and stumbled down the hill to coffee at camp. Everyone was up but Jason. We ate bacon, eggs and toast. Locke and Noah went back to the dock to get gas and arrange something else for Noah’s early departure. I went up to the top of the hill, got service for Wordle, then, when they returned, boated around the island; I sat in the middle of </text:span><text:span text:style-name="T285">Ben’s</text:span><text:span text:style-name="T272"> canoe with Gary up front and Jason in the back.</text:span></text:p>
      <text:p text:style-name="P451"><text:soft-page-break/><text:span text:style-name="T272"><text:s text:c="3"/>We went back to camp so Ben could make Fatoush for lunch, which took a while, but was delicious. </text:span><text:span text:style-name="T283">Locke and Ben to</text:span><text:span text:style-name="T285">o</text:span><text:span text:style-name="T283">k Noah to the dock. </text:span><text:span text:style-name="T272">We eventually went back out in the same configuration for sunset and got a bit rained on, returned to camp for meat mania: steak, sausages and pretzel dogs. I caught a little nap before that, and then fell asleep hard shortly after. I woke up very thirsty at three or four AM, got two hop waters from camp, walked back to the tent in the dark, realized I badly had to </text:span><text:span text:style-name="T285">poop</text:span><text:span text:style-name="T272">, wan</text:span><text:span text:style-name="T285">d</text:span><text:span text:style-name="T272">ered up from my site a little, went off the trail and took what I think was my first ever shit on the ground.</text:span></text:p>
      <text:p text:style-name="P322"><text:s text:c="3"/>I didn’t have a light, shovel or toilet paper, and maybe even got some on my shoe. I just went to bed, feeling lighter but not particularly comfortable.</text:p>
      <text:p text:style-name="P451"><text:span text:style-name="T272"/></text:p>
      <text:p text:style-name="P182">VIII.XIX</text:p>
      <text:p text:style-name="P451"><text:span text:style-name="T340"/></text:p>
      <text:p text:style-name="P466"><text:span text:style-name="T340">Jason and I woke around the same time. We all drank coffee while Gary made breakfast burritos. We packed up camp while </text:span><text:span text:style-name="T343">he</text:span><text:span text:style-name="T340"> and Locke went to rent a pontoon. We loaded that up and it became apparent that I would be part of the rowing crew with Ben and Elisha since Locke’s car was full and Jason would only be going to Canton. </text:span></text:p>
      <text:p text:style-name="P466"><text:span text:style-name="T340"><text:s text:c="3"/>We rowed all the way there with only a short hangout/smoke near the rope swing. I navigated, which helped me feel like I </text:span><text:span text:style-name="T343">had</text:span><text:span text:style-name="T340"> contributed </text:span><text:span text:style-name="T339">something</text:span><text:span text:style-name="T340"> all weekend. We arrived at the dock, loaded Ben’s car. Elisha repacked his truck while Ben fastened the canoe to the roof. We said goodbye to Eli, started driving away.</text:span></text:p>
      <text:p text:style-name="P466"><text:span text:style-name="T340"><text:s text:c="3"/>I deleted a few first messages to Hannah. I didn’t want to seem </text:span><text:span text:style-name="T339">too</text:span><text:span text:style-name="T340"> eager to message her. I eventually said, “I'm alive and enriched! How's Germany??”</text:span></text:p>
      <text:p text:style-name="P466"><text:span text:style-name="T340"><text:s text:c="3"/>She texted back right away and distracted me greatly from talking to Ben. I forgot she was spending four days in Belgium with a friend, which seems like the best part of her trip. I wasn’t fully focused because of Ben, but I was glad to reach her </text:span><text:soft-page-break/><text:span text:style-name="T340">before she went to bed. We stopped at the Catamount Pump &amp; Go (The Wrong Way,) outside of Sylva, then snacked on chips and hummus on the way home. I took off my clothes, ordered a Dominos pizza with Italian sausage, green/banana peppers, pineapple &amp; spinach </text:span><text:span text:style-name="T342">w/ a 20-ounce Coke</text:span><text:span text:style-name="T340">, took a bath. The water burned my legs. I started writing at the computer, ate some pizza and continued until 8:13.</text:span></text:p>
      <text:p text:style-name="P466"><text:span text:style-name="T340"/></text:p>
      <text:p text:style-name="P323">. . .</text:p>
      <text:p text:style-name="P466"><text:span text:style-name="T340"/></text:p>
      <text:p text:style-name="P467"><text:span text:style-name="T340">I slept til around 3AM, </text:span><text:span text:style-name="T343">then</text:span><text:span text:style-name="T340"> decided to shake out my sheets and remake my bed, which felt amazing. I soon had a message from Hannah. We chatted til about 5AM and I gave myself an electric shave + finished my Coca Cola.</text:span></text:p>
      <text:p text:style-name="P467"><text:span text:style-name="T340"/></text:p>
      <text:p text:style-name="P183">VIII.XX</text:p>
      <text:p text:style-name="P452"><text:span text:style-name="T272"/></text:p>
      <text:p text:style-name="P452"><text:span text:style-name="T272">I woke around 930, texted with Hannah. She asked if I wanted and was able to pick her up </text:span><text:span text:style-name="T285">from</text:span><text:span text:style-name="T272"> the airport, which made me feel very </text:span><text:span text:style-name="T285">happy</text:span><text:span text:style-name="T272">. I emptied both of my bags and put my things where they belong, put my torn </text:span><text:span text:style-name="T334">Thank You, Butt</text:span><text:span text:style-name="T272"> pants over my black leggings and then my Hypos shirt so that my sunburns were fully covered, grabbed both bags + hat &amp; shoes, went downstairs, made a coffee in my to-go cup, left the house.</text:span></text:p>
      <text:p text:style-name="P452"><text:span text:style-name="T272"><text:s text:c="3"/>I walked to Aldi, bought plums, grapes, bananas, then went to Izzy’s for a latte. Dad texted his Worlde score, so I sat at the bar and played while sipping my overflowing latte. SJ came in and we talked for a minute. </text:span><text:span text:style-name="T286">She had heard the camping trip was happening via Anelise.</text:span><text:span text:style-name="T272"> I then walked to the Brew Pump, went toward the cooler and heard the lady who had called the cops on me say, “Hey, how’s it goin’, </text:span><text:span text:style-name="T334">Non-Alcoholic</text:span><text:span text:style-name="T272">?</text:span><text:span text:style-name="T334">”</text:span></text:p>
      <text:p text:style-name="P452"><text:span text:style-name="T334"><text:s text:c="3"/></text:span><text:span text:style-name="T272">I bought some hop waters, walked to Vance Crescent and remembered I needed coffee beans, so I turned around, walked to Kota Kai and bought a big ba</text:span><text:span text:style-name="T286">g</text:span><text:span text:style-name="T272"> of Black Widow from Josh, had him add a couple pumps of drip to my latte, walked home down brevard, took a poop, texted the camping thread saying, “I’m </text:span><text:soft-page-break/><text:span text:style-name="T272">on the toilet, Darwin,” got naked, laid on the bed and thought about whether I should play WoW all week in order to level my druid up one rank in PVP (to 11?,) then wrote, 12:16. . .</text:span><text:span text:style-name="T284">I placed an order for three blank and three ruled Midori notebooks ($50,) 12:32. . .</text:span><text:span text:style-name="T286">I took a bath, shaved, made journal #26 from ruby red, proofread on the computer and wrote, 1:30. . .</text:span><text:span text:style-name="T287">I printed five pages, grabbed a banana, went out to the back porch with the intention of proof-pasting but only took a photo/posted. I went into QMK and changed my tapping term in hopes of being able to shift appropriately while still being able to use the same key for casting roots.</text:span></text:p>
      <text:p text:style-name="P452"><text:span text:style-name="T287"><text:s text:c="3"/>I </text:span><text:span text:style-name="T288">changed the tapping term to 200, then 300, then 100. I eventually realized I needed very different tapping terms for space bar vs shift, so I looked up how to set them differently and was pleased with the results. The only problem I see so far is that sometimes I hit shift to prepare to capitalize something and then change my mind, so perhaps it should be pgdn instead of up. </text:span><text:span text:style-name="T289">I did that and got rid of the separate time code for space, 2:41. . .</text:span><text:span text:style-name="T290">I proof-pasted and decided I would indeed try to play WoW again, </text:span><text:span text:style-name="T291">3:14.</text:span></text:p>
      <text:p text:style-name="P452"><text:span text:style-name="T291"/></text:p>
      <text:p text:style-name="P324">. . .</text:p>
      <text:p text:style-name="P452"><text:span text:style-name="T291"/></text:p>
      <text:p text:style-name="P453"><text:span text:style-name="T291">I </text:span><text:span text:style-name="T272">played WoW, got a reel from Hannah, messaged with her until she went to bed, walked up to Ingles, bought Canadian Bacon, CheezIts, arugula, toilet paper, came home, played WoW until I had about 60,000 honor, called it quits, wrote, 10:07.</text:span></text:p>
      <text:p text:style-name="P453"><text:span text:style-name="T272"/></text:p>
      <text:p text:style-name="P184">VIII.XXI</text:p>
      <text:p text:style-name="P454"><text:span text:style-name="T272"/></text:p>
      <text:p text:style-name="P455"><text:span text:style-name="T272">I woke around 4:30 and played two AVs + Wordle (MULCH in four,) then wrote, 5:25. . .</text:span><text:span text:style-name="T292">I slept for a couple hours and started to have progressively weirder and more realistic dreams. I woke up and decided that was enough, took my cup downtstairs, turned on the coffee maker, came back up, picked out a cut of leather, cleaned clothes off my floor, made the bed, sat at the computer, wrote, 8:59. . .</text:span><text:span text:style-name="T293">I </text:span><text:soft-page-break/><text:span text:style-name="T293">poured a cup of coffee, came upstairs, crafted #27 from the cut that looks like espresso foam, 9:25.</text:span></text:p>
      <text:p text:style-name="P455"><text:span text:style-name="T293">. . .</text:span><text:span text:style-name="T294">I went downstairs, took a photo on the little round table, emptied the coffee grounds, made another cup, proofpasted one page, 9:47. . .</text:span><text:span text:style-name="T295">I played lots of AV including one that must have been two hours long. Hannah messaged me with a selfie and about her travels, so I wrote back, got a coffee, played a short one, started sending crazy filter selfies and decided to take a break from WoW, 12:30.</text:span></text:p>
      <text:p text:style-name="P454"><text:span text:style-name="T295">. . .</text:span><text:span text:style-name="T296">I spent a while looking at social media like a bad boy, 1:08. . .</text:span><text:span text:style-name="T297">I took a nice bath and shaved against the grain, 1:33. . .</text:span><text:span text:style-name="T298">I played an AV, started some peas n’oodles, 2:00. . .</text:span><text:span text:style-name="T299">I ate noodles, played a bunch, messaged with Hannah, 4:24. . .</text:span><text:span text:style-name="T300">I cleaned out the tub, made another coffee, took another bath, played more AV, moved my small TV to the top of the dresser, watched part of Something About Mary, hated it, put on some Attenborough and continued AVing until 8:12. I told Ancient I would run ZG with them and was excited to see Decalf in the raid, but realized I wasn’t prepared for that social dynamic and didn’t want to give up on PVP yet.</text:span></text:p>
      <text:p text:style-name="P454"><text:span text:style-name="T300">. . .</text:span><text:span text:style-name="T301">I laid in bed in the dark for a while, somehow looked at social media, decided to make a bagel, 10:12. . .</text:span><text:span text:style-name="T302">I </text:span><text:span text:style-name="T303">made and ate a delicious bagel, smoked, </text:span><text:span text:style-name="T302">lost a few AV, 11:39.</text:span></text:p>
      <text:p text:style-name="P454"><text:span text:style-name="T302"/></text:p>
      <text:p text:style-name="P456"><text:span text:style-name="T344">V</text:span><text:span text:style-name="T340">III.XXII</text:span></text:p>
      <text:p text:style-name="P457"><text:span text:style-name="T272"/></text:p>
      <text:p text:style-name="P457"><text:span text:style-name="T272">I had a frustrating dream playing a gig where our cars and gear got stolen, woke, cut up some maroon leather, poked holes, went downstairs, made coffee, drank it in bed while playing Wordle (BRUTE in four) and researching facts about Nottingham, sent Hannah a message saying, “Omg say hi to Robinhood for me,” weighed down the leather with the Honeycrisp in hopes of flattening it out, went down for another cup of coffee, came back and wrote, 9:17. . .</text:span><text:span text:style-name="T304">I pasted the label, stitched up the journal, took it to the front porch, took a photo and shared it with Cane on the Brazos as its song.</text:span></text:p>
      <text:p text:style-name="P457"><text:soft-page-break/><text:span text:style-name="T304">. . .</text:span><text:span text:style-name="T305">I did three more AV while drinking a third coffee, hit my honor cap of 175K, teleported to Moonglade, started flying to Orgrimmar and wondered what to do next, either in real life or Azeroth. . .</text:span><text:span text:style-name="T306">I looked around the Hall of Champions, checked my bank, remembered about Mooncloth, teleported to Moonglade, made a piece, then a bag, flew back to Org, put the Runecloth bag I had replaced on the AH, 12:11.</text:span></text:p>
      <text:p text:style-name="P457"><text:span text:style-name="T306">. . .</text:span><text:span text:style-name="T307">I laid in bed bored for a while, made two bagels, stood on the Org mailbox and eventually got a DM from Nochill, who had seen me in AV and assumed I was Hawaiian. They invited me to join Loot the Dog, and I warned about my schedule; they said it was no big deal, so I accepted, thus joining the best guild on the server, 1:54. . .</text:span><text:span text:style-name="T308">I stood around Org, laid in bed, ate a plum + grapes, put on my shorts, hypos shirt, hat &amp; backpack, 2:39.</text:span></text:p>
      <text:p text:style-name="P457"><text:span text:style-name="T308">. . .</text:span><text:span text:style-name="T309">I put on my shoes, walked up Brevard, noticing a message from Hannah along the way; she was nervous about her first </text:span><text:span text:style-name="T337">real</text:span><text:span text:style-name="T309"> show of the tour. I said she would do great and talked about my itchy legs, walked to Ingles, where I bought CheezIts, floss, paste and Hop Slams, walked home, put away my groceries and sat at the computer, 3:23. . .</text:span><text:span text:style-name="T310">I stood on the Org bank, ate CheezIts, drank hop water, made coffee, took a bath, 4:19.</text:span></text:p>
      <text:p text:style-name="P457"><text:span text:style-name="T310">. . .</text:span><text:span text:style-name="T311">I got verified on </text:span><text:span text:style-name="T315">LTD </text:span><text:span text:style-name="T311">Discord, chatted with Hannah, signed up for raids (ZG, MC, AQ20, </text:span><text:span text:style-name="T315">Ony,</text:span><text:span text:style-name="T311">) installed addons, 5:47. . .</text:span><text:span text:style-name="T312">I made two bagels, stood around Org, went to STV, hung around the entrance to ZG, then ran my first raid with LTD, the fastest and smoothest ZG has ever been, 10:08. </text:span><text:span text:style-name="T313">. .I went and checked out ZG island, got a new belt, pined over </text:span><text:span text:style-name="T315">the</text:span><text:span text:style-name="T313"> chest</text:span><text:span text:style-name="T315">piece</text:span><text:span text:style-name="T313"> and turned in some quests for rep. I took the zep back to Org, put things in the bank, 10:56.</text:span></text:p>
      <text:p text:style-name="P457"><text:span text:style-name="T313">. . .</text:span><text:span text:style-name="T314">I laid in bed for a while, </text:span><text:span text:style-name="T315">decided to get</text:span><text:span text:style-name="T314"> back on WoW </text:span><text:span text:style-name="T315">to go fishing</text:span><text:span text:style-name="T314">, went to Moonglade, made two casts, got invited to and ran LTD LBRS with a chance of the rejuv idol dropping, went back to Org, disenchanted and sold a bunch of things from the run and from the bank, wrote 12:58.</text:span></text:p>
      <text:p text:style-name="P458"><text:soft-page-break/><text:span text:style-name="T345">V</text:span><text:span text:style-name="T340">III.XXIII</text:span></text:p>
      <text:p text:style-name="P459"><text:span text:style-name="T272"/></text:p>
      <text:p text:style-name="P459"><text:span text:style-name="T272">I woke from vivid but pleasant-enough dreams, played Wordle (LEECH in five,) picked out a rugged cut of leather, made as few cuts as I could, marked the hole placements, washed my mouth with hop water, made the bed, tidied my room, went downstairs, made a coffee, came back, poked holes, strung up #29, went to the back yard, took a photo, posted, made another coffee, came upstairs, wrote, 10:44, </text:span><text:span text:style-name="T316">proofpasted a page.</text:span></text:p>
      <text:p text:style-name="P459"><text:span text:style-name="T316">. . .</text:span><text:span text:style-name="T317">I played a few AV, a WSG, watched some Pulp Fiction, drank a third coffee, ate a banana, sold #29 to Sunny, put on my shorts, hypos shirt, hat, 2:34. . .</text:span><text:span text:style-name="T318">I walked up Brevard and Haywood, running into Steve outside of Drop of Sun. “What’s up, playboy?” I said.</text:span></text:p>
      <text:p text:style-name="P325"><text:s text:c="3"/>He was getting out of his car to go tune their piano. We chatted for a while about practicing, his lazy eye, journals, fatherhood. I carried on down Haywood to the post office. I was getting worried that Hannah had liked my last three messages without responding to anything. I checked her Facebook status, saw she was online and sent a message hoping she had had a comfy stay, would have a good gig and facts about my day.</text:p>
      <text:p text:style-name="P325"><text:s text:c="3"/>She responded warmly and we talked for a few minutes while I sat under a shady tree. She was lonely, overwhelmed, getting a sore throat. I told her I missed her and was among many people who believed in her and were excited to see her, gave my advice about carving out one’s own time. She said she missed me too and got on stage.</text:p>
      <text:p text:style-name="P459"><text:span text:style-name="T318"><text:s text:c="3"/>I bought mini grapes, plums, mini bagels, CheezIts, turkey, went to the market, didn’t see anything I wanted, went into Kota Kai and got a $7 beverage with cold brew, Cherry Coke, vanilla syrup, half &amp; half + a cherry/cherry juice. I walked home, put away my groceries, ate a plum + some CheezIts, wrote, 4:16. . .</text:span><text:span text:style-name="T319">I made noodles, did a </text:span><text:span text:style-name="T338">bunch</text:span><text:span text:style-name="T319"> of AV, took a break, 7:52. . .</text:span><text:span text:style-name="T320">I took a bath, shaved, 8:14.</text:span></text:p>
      <text:p text:style-name="P459"><text:span text:style-name="T320">. . .</text:span><text:span text:style-name="T321">I did an MC bindings run, ported to Thunderbluff, then won a bunch of AV, 11:40.</text:span></text:p>
      <text:p text:style-name="P460"><text:soft-page-break/><text:span text:style-name="T346">V</text:span><text:span text:style-name="T340">III.XXIV</text:span></text:p>
      <text:p text:style-name="P460"><text:span text:style-name="T272"/></text:p>
      <text:p text:style-name="P460"><text:span text:style-name="T272">Hannah messaged me around six AM saying she was doing some good people watching in London. I played Wordle (FILET in four,) made some coffee, picked out some leather, crafted #30, turned around, took a photo on the ottoman, posted, wrote, 8:10. . .</text:span><text:span text:style-name="T322">I played a WSG, realized my gig was actually in Banner Elk, won a bunch of AV, 11:42. . .</text:span><text:span text:style-name="T323">I took a bath, shaved, laid on the bed, made two bagels, touched myself, went out and inspected the truck for signs that I should cancel on Taylor.</text:span></text:p>
      <text:p text:style-name="P326"><text:s text:c="3"/>Lo and behold, the sticker on the plate said the registration had lapsed in May. I looked in the glove compartment and couldn’t find any remotely up-to-date paperwork, so I went inside and texted him:</text:p>
      <text:p text:style-name="P326"><text:s text:c="3"/>“Hey man I’ve been feeling wonky all day and just failed at taking a COVID test. I hate to back out last minute and hope it doesn’t cause you any stress with the venue but there’s no way I can make it. I’m sure you will sound good as a duo and hope they pay you for my share too!”</text:p>
      <text:p text:style-name="P326"><text:s text:c="3"/>I felt a lot better knowing I was going to not be taking so many risks for a $200 eight-hour day with almost four hours of driving, not to mention that I’ll get more PVP done and possibly make it into BWL.</text:p>
      <text:p text:style-name="P460"><text:span text:style-name="T323"/></text:p>
      <text:p text:style-name="P327">. . .</text:p>
      <text:p text:style-name="P460"><text:span text:style-name="T323"/></text:p>
      <text:p text:style-name="P461"><text:span text:style-name="T272">I played more AV, got a copy of The Emerald Dream from the guild,</text:span><text:span text:style-name="T323"> </text:span><text:span text:style-name="T272">hit my second cap, went to Dire Maul, realized I needed a key to get in, entered as a ghost, realized I still needed a key to get to the library, asked guild chat if anyone could help. Noskill was parked nearby and escorted me. I ported to Kargath as a Strat Live orb run was forming, did that with only one drop total. I went </text:span><text:span text:style-name="T324">Blackrock Mountain, realized I was already attuned for BWL, ported to Moonglade, started to fish but realized Nightfin is more common after midnight, flew </text:span><text:span text:style-name="T272">to Org, made a sandwich and have mostly been spacing out, 7:5</text:span><text:span text:style-name="T324">3</text:span><text:span text:style-name="T272">.</text:span></text:p>
      <text:p text:style-name="P461"><text:soft-page-break/><text:span text:style-name="T272">. . .</text:span><text:span text:style-name="T325">I went to Blackrock Mountain, laid in bed for a minute, decided I’d reboot my computer, 8:38. . .I </text:span><text:span text:style-name="T326">ran BWL, won Stormrage bracers and chest, ported to Moonglade, thought I might do some fishing but laid in bed instead. It was around midnight and I was very tired.</text:span></text:p>
      <text:p text:style-name="P461"><text:span text:style-name="T326"/></text:p>
      <text:p text:style-name="P469">VIII.XXV</text:p>
      <text:p text:style-name="P463"><text:span text:style-name="T272"/></text:p>
      <text:p text:style-name="P471">I had had very realistic dreams, memorably, the feeling of stepping on a pebble. I woke, played Wordle (SKATE in four,) ate a plum, flossed, decided on the rhino grey, tried to flatten it out, made a cup of coffee, did cuts, poked holes, wrote, 9:34.</text:p>
      <text:p text:style-name="P462"><text:span text:style-name="T272">. . .</text:span><text:span text:style-name="T327">I printed a label, ran the elastic, crafted #31 at 9:44. . .</text:span><text:span text:style-name="T328">I went downstairs, took a photo, posted, made another coffee, wrote, 10:01. . .</text:span><text:span text:style-name="T329">I played a bunch of AV, enchanted a thorium bar, flew to Thunderbluff, played one more then flew to Silithus, </text:span><text:span text:style-name="T330">2:05.</text:span></text:p>
      <text:p text:style-name="P462"><text:span text:style-name="T330"/></text:p>
      <text:p text:style-name="P472">. . .</text:p>
      <text:p text:style-name="P462"><text:span text:style-name="T330"/></text:p>
      <text:p text:style-name="P464"><text:span text:style-name="T330">I </text:span><text:span text:style-name="T272">ran AQ20, ported to Org, took the zepplin to Gromgol, ran ZG, hearthed to Kargath, made some dinner, ported to Moonglade, flew to Winterspring, did some banking, flew to Silithus, hearthed back to Kargath, ran UBRS, ported to Org, flew to Dustwallow, ran Ony, wiped once, then ran AV until my next milestone had been met; Hannah started messaging me around 1AM and I was grateful to listen to her talk about what was keeping her awake.</text:span></text:p>
      <text:p text:style-name="P464"><text:span text:style-name="T272"/></text:p>
      <text:p text:style-name="P470">VIII.XXVI</text:p>
      <text:p text:style-name="P465"><text:span text:style-name="T272"/></text:p>
      <text:p text:style-name="P465"><text:span text:style-name="T272">I woke up feeling a bit panicy about my life, probably because my top contender of plans for the day is to play AV for 15 hours. I played Wordle (STAKE in four,) put on PJs, made my bed, cut up some black leather, poked holes in it, 10:58. . .</text:span><text:span text:style-name="T331">I printed, stiched and tied </text:span><text:span text:style-name="T332">#32 at</text:span><text:span text:style-name="T331"> 11:04.</text:span></text:p>
      <text:p text:style-name="P465"><text:span text:style-name="T331">. . .</text:span><text:span text:style-name="T333">I played ten hours of AV and hit my 80K honor goal, drinking weaker and weaker coffees as I went, </text:span><text:soft-page-break/><text:span text:style-name="T333">eating grapes and eventually ramen. I ported to Moonglade, hopped a flight to Orgrimmar, put the game in windowed mode and wrote in my journal, 9:30. I also had a very good talk with Hannah in which I got to say the flirty thing I wanted and she even matched some of that energy.</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2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8-26T21:31:20.284867533</dc:date>
    <meta:editing-duration>P37DT14H46M44S</meta:editing-duration>
    <meta:editing-cycles>543</meta:editing-cycles>
    <meta:generator>LibreOffice/24.2.5.2$MacOSX_X86_64 LibreOffice_project/bffef4ea93e59bebbeaf7f431bb02b1a39ee8a59</meta:generator>
    <meta:print-date>2024-08-24T08:11:00.399357973</meta:print-date>
    <meta:document-statistic meta:table-count="0" meta:image-count="0" meta:object-count="0" meta:page-count="128" meta:paragraph-count="1053" meta:word-count="39147" meta:character-count="205632" meta:non-whitespace-character-count="166053"/>
  </office:meta>
</office:document-meta>
</file>